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ObjectReplacements/Object 37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37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72/settings.xml" manifest:media-type="text/xml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content.xml" manifest:media-type="text/xml"/>
  <manifest:file-entry manifest:full-path="Object 377/settings.xml" manifest:media-type="text/xml"/>
  <manifest:file-entry manifest:full-path="Object 377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62/settings.xml" manifest:media-type="text/xml"/>
  <manifest:file-entry manifest:full-path="Object 362/content.xml" manifest:media-type="text/xml"/>
  <manifest:file-entry manifest:full-path="Object 362/Configurations2/" manifest:media-type="application/vnd.sun.xml.ui.configuration"/>
  <manifest:file-entry manifest:full-path="Object 362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368/settings.xml" manifest:media-type="text/xml"/>
  <manifest:file-entry manifest:full-path="Object 368/content.xml" manifest:media-type="text/xml"/>
  <manifest:file-entry manifest:full-path="Object 368/Configurations2/" manifest:media-type="application/vnd.sun.xml.ui.configuration"/>
  <manifest:file-entry manifest:full-path="Object 368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Noto Sans KR2" svg:font-family="'Noto Sans KR'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800000" draw:marker-start-width="0.28cm" draw:marker-end-width="0.28cm" draw:fill="non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2" style:family="graphic" style:parent-style-name="standard">
      <style:graphic-properties draw:stroke="solid" svg:stroke-width="0.053cm" svg:stroke-color="#ff4500" draw:marker-start-width="0.28cm" draw:marker-end-width="0.28cm" draw:fill="non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3" style:family="graphic" style:parent-style-name="standard">
      <style:graphic-properties draw:fill="gradient" draw:fill-gradient-name="Gradient_20_11" draw:opacity="60%" draw:textarea-horizontal-align="justify" draw:textarea-vertical-align="middle" draw:auto-grow-height="false" fo:min-height="2.75cm" fo:min-width="4.5cm"/>
    </style:style>
    <style:style style:name="gr4" style:family="graphic" style:parent-style-name="standard">
      <style:graphic-properties draw:stroke="solid" svg:stroke-width="0.053cm" svg:stroke-color="#7fffd4" draw:marker-start-width="0.28cm" draw:marker-end-width="0.28cm" draw:fill="non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5" style:family="graphic" style:parent-style-name="standard">
      <style:graphic-properties draw:stroke="solid" svg:stroke-width="0.053cm" svg:stroke-color="#000000" draw:marker-start-width="0.28cm" draw:marker-end-width="0.28cm" draw:fill="solid" draw:fill-color="#1e90ff" draw:opacity="32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6" style:family="graphic" style:parent-style-name="standard">
      <style:graphic-properties draw:stroke="solid" svg:stroke-width="0.053cm" svg:stroke-color="#000000" draw:marker-start-width="0.28cm" draw:marker-end-width="0.28cm" draw:fill="solid" draw:fill-color="#ff1493" draw:opacity="6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7" style:family="graphic" style:parent-style-name="standard">
      <style:graphic-properties draw:stroke="solid" svg:stroke-width="0.053cm" svg:stroke-color="#000000" draw:marker-start-width="0.28cm" draw:marker-end-width="0.28cm" draw:fill="solid" draw:fill-color="#ff1493" draw:opacity="32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8" style:family="graphic" style:parent-style-name="standard">
      <style:graphic-properties draw:stroke="solid" svg:stroke-width="0.053cm" svg:stroke-color="#000000" draw:marker-start-width="0.28cm" draw:marker-end-width="0.28cm" draw:fill="solid" draw:fill-color="#1e90ff" draw:opacity="6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9" style:family="graphic" style:parent-style-name="standard">
      <style:graphic-properties draw:stroke="solid" svg:stroke-width="0.053cm" svg:stroke-color="#000000" draw:marker-start-width="0.28cm" draw:marker-end-width="0.28cm" draw:fill="solid" draw:fill-color="#1e90ff" draw:opacity="7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0" style:family="graphic" style:parent-style-name="standard">
      <style:graphic-properties draw:stroke="solid" svg:stroke-width="0.053cm" svg:stroke-color="#000000" draw:marker-start-width="0.28cm" draw:marker-end-width="0.28cm" draw:fill="solid" draw:fill-color="#ff1493" draw:opacity="7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1" style:family="graphic" style:parent-style-name="standard">
      <style:graphic-properties draw:stroke="solid" svg:stroke-width="0.053cm" svg:stroke-color="#ff0000" draw:marker-start-width="0.28cm" draw:marker-end-width="0.28cm" draw:fill="non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2" style:family="graphic" style:parent-style-name="standard">
      <style:graphic-properties draw:stroke="none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0.663cm" fo:min-width="0.423cm" fo:padding-top="0.169cm" fo:padding-bottom="0.169cm" fo:padding-left="0.289cm" fo:padding-right="0.289cm" fo:wrap-option="wrap" draw:shadow="hidden" draw:shadow-offset-x="0.071cm" draw:shadow-offset-y="0.071cm" draw:shadow-color="#808080" draw:shadow-opacity="100%"/>
      <style:paragraph-properties style:writing-mode="lr-tb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="solid" draw:fill-color="#729fcf" loext:fill-use-slide-background="fals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4" style:family="graphic" style:parent-style-name="standard">
      <style:graphic-properties draw:stroke="solid" svg:stroke-width="0.053cm" svg:stroke-color="#000000" draw:marker-start-width="0.28cm" draw:marker-end-width="0.28cm" draw:fill="solid" draw:fill-color="#daa520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5" style:family="graphic" style:parent-style-name="standard">
      <style:graphic-properties draw:stroke="solid" svg:stroke-width="0.053cm" svg:stroke-color="#000000" draw:marker-start-width="0.28cm" draw:marker-end-width="0.28cm" draw:fill="solid" draw:fill-color="#ee82e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6" style:family="graphic" style:parent-style-name="standard">
      <style:graphic-properties draw:stroke="solid" svg:stroke-width="0.053cm" svg:stroke-color="#000000" draw:marker-start-width="0.28cm" draw:marker-end-width="0.28cm" draw:fill="solid" draw:fill-color="#cd5c5c" loext:fill-use-slide-background="fals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7" style:family="graphic" style:parent-style-name="standard">
      <style:graphic-properties draw:stroke="solid" svg:stroke-width="0.053cm" svg:stroke-color="#000000" draw:marker-start-width="0.28cm" draw:marker-end-width="0.28cm" draw:fill="solid" draw:fill-color="#8fbc8f" loext:fill-use-slide-background="fals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8" style:family="graphic" style:parent-style-name="standard">
      <style:graphic-properties draw:stroke="none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0.163cm" fo:min-width="0cm" fo:padding-top="0.169cm" fo:padding-bottom="0.169cm" fo:padding-left="0.289cm" fo:padding-right="0.289cm" fo:wrap-option="wrap" draw:shadow="hidden" draw:shadow-offset-x="0.071cm" draw:shadow-offset-y="0.071cm" draw:shadow-color="#808080" draw:shadow-opacity="100%"/>
      <style:paragraph-properties style:writing-mode="lr-tb"/>
    </style:style>
    <style:style style:name="gr19" style:family="graphic" style:parent-style-name="standard">
      <style:graphic-properties draw:stroke="solid" svg:stroke-width="0.053cm" svg:stroke-color="#000000" draw:marker-start-width="0.28cm" draw:marker-end-width="0.28cm" draw:fill="solid" draw:fill-color="#bdb76b" loext:fill-use-slide-background="fals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20" style:family="graphic" style:parent-style-name="standard">
      <style:graphic-properties draw:stroke="solid" svg:stroke-width="0.053cm" svg:stroke-color="#000000" draw:marker-start-width="0.28cm" draw:marker-end-width="0.28cm" draw:fill="solid" draw:fill-color="#a9a9a9" loext:fill-use-slide-background="fals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21" style:family="graphic" style:parent-style-name="standard">
      <style:graphic-properties draw:stroke="solid" svg:stroke-width="0.053cm" svg:stroke-color="#000000" draw:marker-start-width="0.28cm" draw:marker-end-width="0.28cm" draw:fill="solid" draw:fill-color="#4169e1" loext:fill-use-slide-background="fals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22" style:family="graphic" style:parent-style-name="standard">
      <style:graphic-properties draw:stroke="none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0.664cm" fo:min-width="0.423cm" fo:padding-top="0.169cm" fo:padding-bottom="0.169cm" fo:padding-left="0.289cm" fo:padding-right="0.289cm" fo:wrap-option="wrap" draw:shadow="hidden" draw:shadow-offset-x="0.071cm" draw:shadow-offset-y="0.071cm" draw:shadow-color="#808080" draw:shadow-opacity="100%"/>
      <style:paragraph-properties style:writing-mode="lr-tb"/>
    </style:style>
    <style:style style:name="gr23" style:family="graphic" style:parent-style-name="objectwithoutfill">
      <style:graphic-properties svg:stroke-width="0.081cm" svg:stroke-color="#000000" draw:marker-start-width="0.321cm" draw:marker-end="화살촉_20_5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9cm" fo:min-width="0cm"/>
      <style:paragraph-properties style:writing-mode="lr-tb"/>
    </style:style>
    <style:style style:name="gr26" style:family="graphic" style:parent-style-name="standard">
      <style:graphic-properties draw:stroke="solid" svg:stroke-width="0.053cm" svg:stroke-color="#00008b" draw:marker-start-width="0.28cm" draw:marker-end-width="0.28cm" draw:fill="solid" draw:fill-color="#e0ffff" draw:opacity="91%" draw:textarea-horizontal-align="justify" draw:textarea-vertical-align="middle" draw:auto-grow-height="false" fo:min-height="0.196cm" fo:min-width="0cm" fo:padding-top="0.152cm" fo:padding-bottom="0.152cm" fo:padding-left="0.277cm" fo:padding-right="0.277cm"/>
    </style:style>
    <style:style style:name="gr27" style:family="graphic" style:parent-style-name="standard">
      <style:graphic-properties draw:stroke="solid" svg:stroke-width="0.053cm" svg:stroke-color="#00008b" draw:marker-start-width="0.28cm" draw:marker-end-width="0.28cm" draw:fill="solid" draw:fill-color="#1e90ff" draw:opacity="70%" draw:textarea-horizontal-align="justify" draw:textarea-vertical-align="middle" draw:auto-grow-height="false" fo:min-height="0.196cm" fo:min-width="0cm" fo:padding-top="0.152cm" fo:padding-bottom="0.152cm" fo:padding-left="0.277cm" fo:padding-right="0.277cm"/>
    </style:style>
    <style:style style:name="gr28" style:family="graphic" style:parent-style-name="standard">
      <style:graphic-properties draw:stroke="solid" svg:stroke-width="0.053cm" svg:stroke-color="#00008b" draw:marker-start-width="0.28cm" draw:marker-end-width="0.28cm" draw:fill="solid" draw:fill-color="#1e90ff" draw:opacity="60%" draw:textarea-horizontal-align="justify" draw:textarea-vertical-align="middle" draw:auto-grow-height="false" fo:min-height="0.196cm" fo:min-width="0cm" fo:padding-top="0.152cm" fo:padding-bottom="0.152cm" fo:padding-left="0.277cm" fo:padding-right="0.277cm"/>
    </style:style>
    <style:style style:name="gr29" style:family="graphic" style:parent-style-name="standard">
      <style:graphic-properties draw:stroke="solid" svg:stroke-width="0.053cm" svg:stroke-color="#00008b" draw:marker-start-width="0.28cm" draw:marker-end-width="0.28cm" draw:fill="solid" draw:fill-color="#1e90ff" draw:opacity="32%" draw:textarea-horizontal-align="justify" draw:textarea-vertical-align="middle" draw:auto-grow-height="false" fo:min-height="0.196cm" fo:min-width="0cm" fo:padding-top="0.152cm" fo:padding-bottom="0.152cm" fo:padding-left="0.277cm" fo:padding-right="0.277cm"/>
    </style:style>
    <style:style style:name="gr30" style:family="graphic" style:parent-style-name="standard">
      <style:graphic-properties draw:stroke="solid" svg:stroke-width="0.053cm" svg:stroke-color="#00008b" draw:marker-start-width="0.28cm" draw:marker-end-width="0.28cm" draw:fill="solid" draw:fill-color="#e0ffff" draw:opacity="91%" draw:textarea-horizontal-align="justify" draw:textarea-vertical-align="middle" draw:auto-grow-height="false" fo:min-height="0.206cm" fo:min-width="0cm" fo:padding-top="0.152cm" fo:padding-bottom="0.152cm" fo:padding-left="0.277cm" fo:padding-right="0.277cm"/>
    </style:style>
    <style:style style:name="gr31" style:family="graphic" style:parent-style-name="standard">
      <style:graphic-properties draw:stroke="solid" svg:stroke-width="0.053cm" svg:stroke-color="#800000" draw:marker-start-width="0.28cm" draw:marker-end-width="0.28cm" draw:fill="none" draw:textarea-horizontal-align="justify" draw:textarea-vertical-align="middle" draw:auto-grow-height="false" fo:min-height="0.191cm" fo:min-width="0cm" fo:padding-top="0.152cm" fo:padding-bottom="0.152cm" fo:padding-left="0.277cm" fo:padding-right="0.277cm"/>
    </style:style>
    <style:style style:name="gr32" style:family="graphic" style:parent-style-name="standard">
      <style:graphic-properties draw:stroke="solid" svg:stroke-width="0.053cm" svg:stroke-color="#800000" draw:marker-start-width="0.28cm" draw:marker-end-width="0.28cm" draw:fill="none" draw:textarea-horizontal-align="justify" draw:textarea-vertical-align="middle" draw:auto-grow-height="false" fo:min-height="0.193cm" fo:min-width="0cm" fo:padding-top="0.152cm" fo:padding-bottom="0.152cm" fo:padding-left="0.277cm" fo:padding-right="0.277cm"/>
    </style:style>
    <style:style style:name="gr33" style:family="graphic" style:parent-style-name="standard">
      <style:graphic-properties draw:stroke="solid" svg:stroke-width="0.053cm" svg:stroke-color="#800000" draw:marker-start-width="0.28cm" draw:marker-end-width="0.28cm" draw:fill="none" draw:textarea-horizontal-align="justify" draw:textarea-vertical-align="middle" draw:auto-grow-height="false" fo:min-height="0.194cm" fo:min-width="0cm" fo:padding-top="0.152cm" fo:padding-bottom="0.152cm" fo:padding-left="0.277cm" fo:padding-right="0.277cm"/>
    </style:style>
    <style:style style:name="gr34" style:family="graphic" style:parent-style-name="standard">
      <style:graphic-properties draw:stroke="solid" svg:stroke-width="0.053cm" svg:stroke-color="#800000" draw:marker-start-width="0.28cm" draw:marker-end-width="0.28cm" draw:fill="none" draw:textarea-horizontal-align="justify" draw:textarea-vertical-align="middle" draw:auto-grow-height="false" fo:min-height="0.201cm" fo:min-width="0cm" fo:padding-top="0.152cm" fo:padding-bottom="0.152cm" fo:padding-left="0.277cm" fo:padding-right="0.277cm"/>
    </style:style>
    <style:style style:name="gr35" style:family="graphic" style:parent-style-name="standard">
      <style:graphic-properties draw:stroke="solid" svg:stroke-width="0.053cm" svg:stroke-color="#7fffd4" draw:marker-start-width="0.28cm" draw:marker-end-width="0.28cm" draw:fill="solid" draw:fill-color="#808080" draw:textarea-horizontal-align="justify" draw:textarea-vertical-align="middle" draw:auto-grow-height="false" fo:min-height="0.194cm" fo:min-width="0cm" fo:padding-top="0.152cm" fo:padding-bottom="0.152cm" fo:padding-left="0.277cm" fo:padding-right="0.277cm"/>
    </style:style>
    <style:style style:name="gr36" style:family="graphic" style:parent-style-name="standard">
      <style:graphic-properties draw:stroke="solid" svg:stroke-width="0.053cm" svg:stroke-color="#7fffd4" draw:marker-start-width="0.28cm" draw:marker-end-width="0.28cm" draw:fill="solid" draw:fill-color="#808080" draw:textarea-horizontal-align="justify" draw:textarea-vertical-align="middle" draw:auto-grow-height="false" fo:min-height="0.191cm" fo:min-width="0cm" fo:padding-top="0.152cm" fo:padding-bottom="0.152cm" fo:padding-left="0.277cm" fo:padding-right="0.277cm"/>
    </style:style>
    <style:style style:name="gr37" style:family="graphic" style:parent-style-name="standard">
      <style:graphic-properties draw:stroke="solid" svg:stroke-width="0.053cm" svg:stroke-color="#7fffd4" draw:marker-start-width="0.28cm" draw:marker-end-width="0.28cm" draw:fill="solid" draw:fill-color="#808080" draw:textarea-horizontal-align="justify" draw:textarea-vertical-align="middle" draw:auto-grow-height="false" fo:min-height="0.193cm" fo:min-width="0cm" fo:padding-top="0.152cm" fo:padding-bottom="0.152cm" fo:padding-left="0.277cm" fo:padding-right="0.277cm"/>
    </style:style>
    <style:style style:name="gr38" style:family="graphic" style:parent-style-name="standard">
      <style:graphic-properties draw:stroke="solid" svg:stroke-width="0.053cm" svg:stroke-color="#ff0000" draw:marker-start-width="0.28cm" draw:marker-end-width="0.28cm" draw:fill="none" draw:textarea-horizontal-align="justify" draw:textarea-vertical-align="middle" draw:auto-grow-height="false" fo:min-height="0.201cm" fo:min-width="0cm" fo:padding-top="0.152cm" fo:padding-bottom="0.152cm" fo:padding-left="0.277cm" fo:padding-right="0.277cm"/>
    </style:style>
    <style:style style:name="gr39" style:family="graphic" style:parent-style-name="standard">
      <style:graphic-properties draw:stroke="solid" svg:stroke-width="0.053cm" svg:stroke-color="#00008b" draw:marker-start-width="0.28cm" draw:marker-end-width="0.28cm" draw:fill="solid" draw:fill-color="#ff1493" draw:opacity="70%" draw:textarea-horizontal-align="justify" draw:textarea-vertical-align="middle" draw:auto-grow-height="false" fo:min-height="0.196cm" fo:min-width="0cm" fo:padding-top="0.152cm" fo:padding-bottom="0.152cm" fo:padding-left="0.277cm" fo:padding-right="0.277cm"/>
    </style:style>
    <style:style style:name="gr40" style:family="graphic" style:parent-style-name="standard">
      <style:graphic-properties draw:stroke="solid" svg:stroke-width="0.053cm" svg:stroke-color="#00008b" draw:marker-start-width="0.28cm" draw:marker-end-width="0.28cm" draw:fill="solid" draw:fill-color="#ff1493" draw:opacity="60%" draw:textarea-horizontal-align="justify" draw:textarea-vertical-align="middle" draw:auto-grow-height="false" fo:min-height="0.196cm" fo:min-width="0cm" fo:padding-top="0.152cm" fo:padding-bottom="0.152cm" fo:padding-left="0.277cm" fo:padding-right="0.277cm"/>
    </style:style>
    <style:style style:name="gr41" style:family="graphic" style:parent-style-name="standard">
      <style:graphic-properties draw:stroke="solid" svg:stroke-width="0.053cm" svg:stroke-color="#00008b" draw:marker-start-width="0.28cm" draw:marker-end-width="0.28cm" draw:fill="solid" draw:fill-color="#ff1493" draw:opacity="32%" draw:textarea-horizontal-align="justify" draw:textarea-vertical-align="middle" draw:auto-grow-height="false" fo:min-height="0.196cm" fo:min-width="0cm" fo:padding-top="0.152cm" fo:padding-bottom="0.152cm" fo:padding-left="0.277cm" fo:padding-right="0.277cm"/>
    </style:style>
    <style:style style:name="gr42" style:family="graphic" style:parent-style-name="standard">
      <style:graphic-properties draw:stroke="solid" svg:stroke-width="0.053cm" svg:stroke-color="#000000" draw:marker-start-width="0.28cm" draw:marker-end-width="0.28cm" draw:fill="solid" draw:fill-color="#1e90ff" draw:opacity="70%" draw:textarea-horizontal-align="justify" draw:textarea-vertical-align="middle" draw:auto-grow-height="false" fo:min-height="0.196cm" fo:min-width="0cm" fo:padding-top="0.152cm" fo:padding-bottom="0.152cm" fo:padding-left="0.277cm" fo:padding-right="0.277cm"/>
    </style:style>
    <style:style style:name="gr43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4" style:family="graphic" style:parent-style-name="standard">
      <style:graphic-properties draw:stroke="none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0.263cm" fo:min-width="0.023cm" fo:padding-top="0.169cm" fo:padding-bottom="0.169cm" fo:padding-left="0.289cm" fo:padding-right="0.289cm" fo:wrap-option="wrap" draw:shadow="hidden" draw:shadow-offset-x="0.071cm" draw:shadow-offset-y="0.071cm" draw:shadow-color="#808080" draw:shadow-opacity="100%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svg:stroke-width="0.081cm" draw:marker-start-width="0.321cm" draw:marker-end="화살촉_20_4" draw:marker-end-width="0.321cm" draw:textarea-vertical-align="middle" fo:padding-top="0.165cm" fo:padding-bottom="0.165cm" fo:padding-left="0.29cm" fo:padding-right="0.29cm"/>
    </style:style>
    <style:style style:name="gr47" style:family="graphic" style:parent-style-name="standard">
      <style:graphic-properties draw:fill-color="#000000" draw:opacity="36%" draw:textarea-horizontal-align="justify" draw:textarea-vertical-align="middle" draw:auto-grow-height="false" fo:min-height="13.75cm" fo:min-width="2cm"/>
    </style:style>
    <style:style style:name="gr48" style:family="graphic" style:parent-style-name="standard">
      <style:graphic-properties draw:fill-color="#cd853f" draw:opacity="46%" draw:textarea-horizontal-align="justify" draw:textarea-vertical-align="middle" draw:auto-grow-height="false" fo:min-height="1.25cm" fo:min-width="8.5cm"/>
    </style:style>
    <style:style style:name="gr49" style:family="graphic" style:parent-style-name="standard">
      <style:graphic-properties draw:opacity="29%" draw:textarea-horizontal-align="justify" draw:textarea-vertical-align="middle" draw:auto-grow-height="false" fo:min-height="7.25cm" fo:min-width="10.75cm"/>
    </style:style>
    <style:style style:name="gr50" style:family="graphic" style:parent-style-name="standard">
      <style:graphic-properties draw:fill="gradient" draw:fill-gradient-name="Gradient_20_11" draw:opacity="60%" draw:textarea-horizontal-align="justify" draw:textarea-vertical-align="middle" draw:auto-grow-height="false" fo:min-height="6.75cm" fo:min-width="6.5cm"/>
    </style:style>
    <style:style style:name="gr51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52" style:family="graphic" style:parent-style-name="standard">
      <style:graphic-properties draw:stroke="none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1.163cm" fo:min-width="0.923cm" fo:padding-top="0.169cm" fo:padding-bottom="0.169cm" fo:padding-left="0.289cm" fo:padding-right="0.289cm" fo:wrap-option="wrap" draw:shadow="hidden" draw:shadow-offset-x="0.071cm" draw:shadow-offset-y="0.071cm" draw:shadow-color="#808080" draw:shadow-opacity="100%"/>
      <style:paragraph-properties style:writing-mode="lr-tb"/>
    </style:style>
    <style:style style:name="gr53" style:family="graphic" style:parent-style-name="색과_20_선이_20_없는_20_개체">
      <style:graphic-properties draw:textarea-horizontal-align="center" draw:textarea-vertical-align="middle" draw:ole-draw-aspect="1" style:protect="size"/>
    </style:style>
    <style:style style:name="gr54" style:family="graphic" style:parent-style-name="standard">
      <style:graphic-properties draw:stroke="none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0.263cm" fo:min-width="0.173cm" fo:padding-top="0.169cm" fo:padding-bottom="0.169cm" fo:padding-left="0.289cm" fo:padding-right="0.289cm" fo:wrap-option="wrap" draw:shadow="hidden" draw:shadow-offset-x="0.071cm" draw:shadow-offset-y="0.071cm" draw:shadow-color="#808080" draw:shadow-opacity="100%"/>
      <style:paragraph-properties style:writing-mode="lr-tb"/>
    </style:style>
    <style:style style:name="gr55" style:family="graphic" style:parent-style-name="standard">
      <style:graphic-properties draw:stroke="solid" svg:stroke-width="0.053cm" svg:stroke-color="#000000" draw:marker-start-width="0.28cm" draw:marker-end-width="0.28cm" draw:fill="solid" draw:fill-color="#dc143c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56" style:family="graphic" style:parent-style-name="standard">
      <style:graphic-properties draw:stroke="solid" svg:stroke-width="0.053cm" svg:stroke-color="#000000" draw:marker-start-width="0.28cm" draw:marker-end-width="0.28cm" draw:fill="solid" draw:fill-color="#729fcf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57" style:family="graphic" style:parent-style-name="standard">
      <style:graphic-properties draw:stroke="solid" svg:stroke-width="0.053cm" svg:stroke-color="#000000" draw:marker-start-width="0.28cm" draw:marker-end-width="0.28cm" draw:fill="solid" draw:fill-color="#008000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58" style:family="graphic" style:parent-style-name="standard">
      <style:graphic-properties draw:stroke="solid" svg:stroke-width="0.053cm" svg:stroke-color="#000000" draw:marker-start-width="0.28cm" draw:marker-end-width="0.28cm" draw:fill="solid" draw:fill-color="#9400d3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59" style:family="graphic" style:parent-style-name="objectwithoutfill">
      <style:graphic-properties svg:stroke-width="0.081cm" svg:stroke-color="#dc143c" draw:marker-start-width="0.321cm" draw:marker-end="화살촉_20_1" draw:marker-end-width="0.421cm" draw:fill="none" draw:textarea-vertical-align="middle" fo:padding-top="0.165cm" fo:padding-bottom="0.165cm" fo:padding-left="0.29cm" fo:padding-right="0.29cm"/>
    </style:style>
    <style:style style:name="gr60" style:family="graphic" style:parent-style-name="objectwithoutfill">
      <style:graphic-properties svg:stroke-width="0.081cm" draw:marker-start-width="0.321cm" draw:marker-end="화살촉_20_1" draw:marker-end-width="0.421cm" draw:fill="none" draw:textarea-vertical-align="middle" fo:padding-top="0.165cm" fo:padding-bottom="0.165cm" fo:padding-left="0.29cm" fo:padding-right="0.29cm"/>
    </style:style>
    <style:style style:name="gr61" style:family="graphic" style:parent-style-name="objectwithoutfill">
      <style:graphic-properties svg:stroke-width="0.081cm" svg:stroke-color="#008000" draw:marker-start-width="0.321cm" draw:marker-end="화살촉_20_1" draw:marker-end-width="0.421cm" draw:fill="none" draw:textarea-vertical-align="middle" fo:padding-top="0.165cm" fo:padding-bottom="0.165cm" fo:padding-left="0.29cm" fo:padding-right="0.29cm"/>
    </style:style>
    <style:style style:name="gr62" style:family="graphic" style:parent-style-name="objectwithoutfill">
      <style:graphic-properties svg:stroke-width="0.081cm" svg:stroke-color="#9400d3" draw:marker-start-width="0.321cm" draw:marker-end="화살촉_20_1" draw:marker-end-width="0.421cm" draw:fill="none" draw:textarea-vertical-align="middle" fo:padding-top="0.165cm" fo:padding-bottom="0.165cm" fo:padding-left="0.29cm" fo:padding-right="0.29cm"/>
    </style:style>
    <style:style style:name="gr63" style:family="graphic" style:parent-style-name="standard">
      <style:graphic-properties draw:stroke="solid" svg:stroke-width="0.053cm" svg:stroke-color="#8b0000" draw:marker-start-width="0.28cm" draw:marker-end-width="0.28cm" draw:fill="non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64" style:family="graphic" style:parent-style-name="standard">
      <style:graphic-properties draw:stroke="solid" svg:stroke-width="0.053cm" svg:stroke-color="#008000" draw:marker-start-width="0.28cm" draw:marker-end-width="0.28cm" draw:fill="non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65" style:family="graphic" style:parent-style-name="standard">
      <style:graphic-properties draw:stroke="solid" svg:stroke-width="0.053cm" svg:stroke-color="#9400d3" draw:marker-start-width="0.28cm" draw:marker-end-width="0.28cm" draw:fill="non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66" style:family="graphic" style:parent-style-name="standard">
      <style:graphic-properties draw:stroke="solid" svg:stroke-width="0.053cm" svg:stroke-color="#9400d3" draw:marker-start-width="0.28cm" draw:marker-end-width="0.28cm" draw:fill="solid" draw:fill-color="#9400d3" draw:opacity="30%" draw:textarea-horizontal-align="justify" draw:textarea-vertical-align="middle" draw:auto-grow-height="false" fo:min-height="3.696cm" fo:min-width="3.446cm" fo:padding-top="0.152cm" fo:padding-bottom="0.152cm" fo:padding-left="0.277cm" fo:padding-right="0.277cm"/>
    </style:style>
    <style:style style:name="gr67" style:family="graphic" style:parent-style-name="standard">
      <style:graphic-properties draw:stroke="solid" svg:stroke-width="0.053cm" svg:stroke-color="#000000" draw:marker-start-width="0.28cm" draw:marker-end-width="0.28cm" draw:fill="solid" draw:fill-color="#c0c0c0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68" style:family="graphic" style:parent-style-name="standard">
      <style:graphic-properties draw:stroke="solid" svg:stroke-width="0.053cm" svg:stroke-color="#8b0000" draw:marker-start-width="0.28cm" draw:marker-end-width="0.28cm" draw:fill="solid" draw:fill-color="#cd5c5c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69" style:family="graphic" style:parent-style-name="standard">
      <style:graphic-properties draw:stroke="solid" svg:stroke-width="0.053cm" svg:stroke-color="#008000" draw:marker-start-width="0.28cm" draw:marker-end-width="0.28cm" draw:fill="solid" draw:fill-color="#9acd32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70" style:family="graphic" style:parent-style-name="standard">
      <style:graphic-properties draw:stroke="solid" svg:stroke-width="0.053cm" svg:stroke-color="#9400d3" draw:marker-start-width="0.28cm" draw:marker-end-width="0.28cm" draw:fill="solid" draw:fill-color="#ee82e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71" style:family="graphic" style:parent-style-name="objectwithoutfill">
      <style:graphic-properties svg:stroke-width="0.081cm" draw:marker-start-width="0.321cm" draw:marker-end="화살촉_20_2" draw:marker-end-width="0.421cm" draw:fill="none" draw:textarea-vertical-align="middle" fo:padding-top="0.165cm" fo:padding-bottom="0.165cm" fo:padding-left="0.29cm" fo:padding-right="0.29cm"/>
    </style:style>
    <style:style style:name="gr72" style:family="graphic" style:parent-style-name="색과_20_선이_20_없는_20_개체">
      <style:graphic-properties svg:stroke-color="#000000" draw:textarea-horizontal-align="center" draw:textarea-vertical-align="middle" draw:ole-draw-aspect="1" style:protect="size"/>
    </style:style>
    <style:style style:name="gr73" style:family="graphic" style:parent-style-name="색과_20_선이_20_없는_20_개체">
      <style:graphic-properties svg:stroke-color="#8b0000" draw:textarea-horizontal-align="center" draw:textarea-vertical-align="middle" draw:ole-draw-aspect="1" style:protect="size"/>
    </style:style>
    <style:style style:name="gr74" style:family="graphic" style:parent-style-name="색과_20_선이_20_없는_20_개체">
      <style:graphic-properties svg:stroke-color="#008000" draw:textarea-horizontal-align="center" draw:textarea-vertical-align="middle" draw:ole-draw-aspect="1" style:protect="size"/>
    </style:style>
    <style:style style:name="gr75" style:family="graphic" style:parent-style-name="색과_20_선이_20_없는_20_개체">
      <style:graphic-properties svg:stroke-color="#9400d3" draw:textarea-horizontal-align="center" draw:textarea-vertical-align="middle" draw:ole-draw-aspect="1" style:protect="size"/>
    </style:style>
    <style:style style:name="gr76" style:family="graphic" style:parent-style-name="objectwithoutfill">
      <style:graphic-properties svg:stroke-width="0.081cm" draw:marker-start-width="0.321cm" draw:marker-end="화살촉_20_3" draw:marker-end-width="0.421cm" draw:fill="none" draw:textarea-vertical-align="middle" fo:padding-top="0.165cm" fo:padding-bottom="0.165cm" fo:padding-left="0.29cm" fo:padding-right="0.29cm"/>
    </style:style>
    <style:style style:name="gr77" style:family="graphic" style:parent-style-name="standard">
      <style:graphic-properties draw:stroke="solid" svg:stroke-width="0.053cm" svg:stroke-color="#000000" draw:marker-start-width="0.28cm" draw:marker-end-width="0.28cm" draw:fill="solid" draw:fill-color="#a9a9a9" draw:opacity="60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78" style:family="graphic" style:parent-style-name="색과_20_선이_20_없는_20_개체">
      <style:graphic-properties svg:stroke-color="#000000" draw:fill="none" draw:fill-color="#c0c0c0" loext:fill-use-slide-background="false" draw:textarea-horizontal-align="center" draw:textarea-vertical-align="middle" draw:ole-draw-aspect="1" style:protect="size"/>
    </style:style>
    <style:style style:name="gr79" style:family="graphic" style:parent-style-name="standard">
      <style:graphic-properties draw:stroke="solid" svg:stroke-width="0.053cm" svg:stroke-color="#000000" draw:marker-start-width="0.28cm" draw:marker-end-width="0.28cm" draw:fill="solid" draw:fill-color="#a9a9a9" draw:opacity="45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80" style:family="graphic" style:parent-style-name="standard">
      <style:graphic-properties draw:stroke="solid" svg:stroke-width="0.053cm" svg:stroke-color="#000000" draw:marker-start-width="0.28cm" draw:marker-end-width="0.28cm" draw:fill="solid" draw:fill-color="#a9a9a9" draw:opacity="30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81" style:family="graphic" style:parent-style-name="standard">
      <style:graphic-properties draw:stroke="solid" svg:stroke-width="0.053cm" svg:stroke-color="#000000" draw:marker-start-width="0.28cm" draw:marker-end-width="0.28cm" draw:fill="solid" draw:fill-color="#db7093" draw:opacity="60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82" style:family="graphic" style:parent-style-name="standard">
      <style:graphic-properties draw:stroke="solid" svg:stroke-width="0.053cm" svg:stroke-color="#000000" draw:marker-start-width="0.28cm" draw:marker-end-width="0.28cm" draw:fill="solid" draw:fill-color="#db7093" draw:opacity="45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83" style:family="graphic" style:parent-style-name="standard">
      <style:graphic-properties draw:stroke="solid" svg:stroke-width="0.053cm" svg:stroke-color="#000000" draw:marker-start-width="0.28cm" draw:marker-end-width="0.28cm" draw:fill="solid" draw:fill-color="#db7093" draw:opacity="30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84" style:family="graphic" style:parent-style-name="standard">
      <style:graphic-properties draw:stroke="solid" svg:stroke-width="0.053cm" svg:stroke-color="#000000" draw:marker-start-width="0.28cm" draw:marker-end-width="0.28cm" draw:fill="solid" draw:fill-color="#a0522d" draw:opacity="60%" draw:opacity-name="" draw:textarea-horizontal-align="justify" draw:textarea-vertical-align="middle" draw:auto-grow-height="false" fo:min-height="0.698cm" fo:min-width="0.446cm" fo:padding-top="0.152cm" fo:padding-bottom="0.152cm" fo:padding-left="0.277cm" fo:padding-right="0.277cm"/>
    </style:style>
    <style:style style:name="gr85" style:family="graphic" style:parent-style-name="standard">
      <style:graphic-properties draw:stroke="solid" svg:stroke-width="0.053cm" svg:stroke-color="#000000" draw:marker-start-width="0.28cm" draw:marker-end-width="0.28cm" draw:fill="solid" draw:fill-color="#a0522d" draw:opacity="45%" draw:textarea-horizontal-align="justify" draw:textarea-vertical-align="middle" draw:auto-grow-height="false" fo:min-height="0.698cm" fo:min-width="0.446cm" fo:padding-top="0.152cm" fo:padding-bottom="0.152cm" fo:padding-left="0.277cm" fo:padding-right="0.277cm"/>
    </style:style>
    <style:style style:name="gr86" style:family="graphic" style:parent-style-name="standard">
      <style:graphic-properties draw:stroke="solid" svg:stroke-width="0.053cm" svg:stroke-color="#000000" draw:marker-start-width="0.28cm" draw:marker-end-width="0.28cm" draw:fill="solid" draw:fill-color="#a0522d" draw:opacity="30%" draw:opacity-name="" draw:textarea-horizontal-align="justify" draw:textarea-vertical-align="middle" draw:auto-grow-height="false" fo:min-height="0.698cm" fo:min-width="0.446cm" fo:padding-top="0.152cm" fo:padding-bottom="0.152cm" fo:padding-left="0.277cm" fo:padding-right="0.277cm"/>
    </style:style>
    <style:style style:name="gr87" style:family="graphic" style:parent-style-name="standard">
      <style:graphic-properties draw:stroke="solid" svg:stroke-width="0.053cm" svg:stroke-color="#000000" draw:marker-start-width="0.28cm" draw:marker-end-width="0.28cm" draw:fill="solid" draw:fill-color="#4682b4" draw:opacity="60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88" style:family="graphic" style:parent-style-name="standard">
      <style:graphic-properties draw:stroke="solid" svg:stroke-width="0.053cm" svg:stroke-color="#000000" draw:marker-start-width="0.28cm" draw:marker-end-width="0.28cm" draw:fill="solid" draw:fill-color="#4682b4" draw:opacity="45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89" style:family="graphic" style:parent-style-name="standard">
      <style:graphic-properties draw:stroke="solid" svg:stroke-width="0.053cm" svg:stroke-color="#000000" draw:marker-start-width="0.28cm" draw:marker-end-width="0.28cm" draw:fill="solid" draw:fill-color="#4682b4" draw:opacity="30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90" style:family="graphic" style:parent-style-name="standard">
      <style:graphic-properties draw:stroke="solid" svg:stroke-width="0.053cm" svg:stroke-color="#000000" draw:marker-start-width="0.28cm" draw:marker-end-width="0.28cm" draw:fill="solid" draw:fill-color="#a9a9a9" draw:opacity="75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91" style:family="graphic" style:parent-style-name="standard">
      <style:graphic-properties draw:stroke="solid" svg:stroke-width="0.053cm" svg:stroke-color="#000000" draw:marker-start-width="0.28cm" draw:marker-end-width="0.28cm" draw:fill="solid" draw:fill-color="#a9a9a9" draw:opacity="90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92" style:family="graphic" style:parent-style-name="standard">
      <style:graphic-properties draw:stroke="solid" svg:stroke-width="0.053cm" svg:stroke-color="#000000" draw:marker-start-width="0.28cm" draw:marker-end-width="0.28cm" draw:fill="solid" draw:fill-color="#a9a9a9" draw:opacity="100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93" style:family="graphic" style:parent-style-name="standard">
      <style:graphic-properties draw:stroke="solid" svg:stroke-width="0.053cm" svg:stroke-color="#000000" draw:marker-start-width="0.28cm" draw:marker-end-width="0.28cm" draw:fill="solid" draw:fill-color="#808080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94" style:family="graphic" style:parent-style-name="standard">
      <style:graphic-properties draw:stroke="solid" svg:stroke-width="0.053cm" svg:stroke-color="#000000" draw:marker-start-width="0.28cm" draw:marker-end-width="0.28cm" draw:fill="solid" draw:fill-color="#cd5c5c" draw:opacity="75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95" style:family="graphic" style:parent-style-name="standard">
      <style:graphic-properties draw:stroke="solid" svg:stroke-width="0.053cm" svg:stroke-color="#000000" draw:marker-start-width="0.28cm" draw:marker-end-width="0.28cm" draw:fill="solid" draw:fill-color="#cd5c5c" draw:opacity="90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96" style:family="graphic" style:parent-style-name="standard">
      <style:graphic-properties draw:stroke="solid" svg:stroke-width="0.053cm" svg:stroke-color="#000000" draw:marker-start-width="0.28cm" draw:marker-end-width="0.28cm" draw:fill="solid" draw:fill-color="#cd5c5c" draw:opacity="100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97" style:family="graphic" style:parent-style-name="standard">
      <style:graphic-properties draw:stroke="solid" svg:stroke-width="0.053cm" svg:stroke-color="#000000" draw:marker-start-width="0.28cm" draw:marker-end-width="0.28cm" draw:fill="solid" draw:fill-color="#9acd32" draw:opacity="75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98" style:family="graphic" style:parent-style-name="standard">
      <style:graphic-properties draw:stroke="solid" svg:stroke-width="0.053cm" svg:stroke-color="#000000" draw:marker-start-width="0.28cm" draw:marker-end-width="0.28cm" draw:fill="solid" draw:fill-color="#9acd32" draw:opacity="90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99" style:family="graphic" style:parent-style-name="standard">
      <style:graphic-properties draw:stroke="solid" svg:stroke-width="0.053cm" svg:stroke-color="#000000" draw:marker-start-width="0.28cm" draw:marker-end-width="0.28cm" draw:fill="solid" draw:fill-color="#9acd32" draw:opacity="100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00" style:family="graphic" style:parent-style-name="standard">
      <style:graphic-properties draw:stroke="solid" svg:stroke-width="0.053cm" svg:stroke-color="#000000" draw:marker-start-width="0.28cm" draw:marker-end-width="0.28cm" draw:fill="solid" draw:fill-color="#6b8e23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01" style:family="graphic" style:parent-style-name="standard">
      <style:graphic-properties draw:stroke="solid" svg:stroke-width="0.053cm" svg:stroke-color="#000000" draw:marker-start-width="0.28cm" draw:marker-end-width="0.28cm" draw:fill="solid" draw:fill-color="#ee82ee" draw:opacity="75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02" style:family="graphic" style:parent-style-name="standard">
      <style:graphic-properties draw:stroke="solid" svg:stroke-width="0.053cm" svg:stroke-color="#000000" draw:marker-start-width="0.28cm" draw:marker-end-width="0.28cm" draw:fill="solid" draw:fill-color="#ee82ee" draw:opacity="90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03" style:family="graphic" style:parent-style-name="standard">
      <style:graphic-properties draw:stroke="solid" svg:stroke-width="0.053cm" svg:stroke-color="#000000" draw:marker-start-width="0.28cm" draw:marker-end-width="0.28cm" draw:fill="solid" draw:fill-color="#ee82ee" draw:opacity="100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04" style:family="graphic" style:parent-style-name="standard">
      <style:graphic-properties draw:stroke="solid" svg:stroke-width="0.053cm" svg:stroke-color="#000000" draw:marker-start-width="0.28cm" draw:marker-end-width="0.28cm" draw:fill="solid" draw:fill-color="#da70d6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05" style:family="graphic" style:parent-style-name="standard">
      <style:graphic-properties draw:stroke="solid" svg:stroke-width="0.053cm" svg:stroke-color="#000000" draw:marker-start-width="0.28cm" draw:marker-end-width="0.28cm" draw:fill="solid" draw:fill-color="#db7093" draw:opacity="75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06" style:family="graphic" style:parent-style-name="standard">
      <style:graphic-properties draw:stroke="solid" svg:stroke-width="0.053cm" svg:stroke-color="#000000" draw:marker-start-width="0.28cm" draw:marker-end-width="0.28cm" draw:fill="solid" draw:fill-color="#db7093" draw:opacity="90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07" style:family="graphic" style:parent-style-name="standard">
      <style:graphic-properties draw:stroke="solid" svg:stroke-width="0.053cm" svg:stroke-color="#000000" draw:marker-start-width="0.28cm" draw:marker-end-width="0.28cm" draw:fill="solid" draw:fill-color="#db7093" draw:opacity="100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08" style:family="graphic" style:parent-style-name="standard">
      <style:graphic-properties draw:stroke="solid" svg:stroke-width="0.053cm" svg:stroke-color="#000000" draw:marker-start-width="0.28cm" draw:marker-end-width="0.28cm" draw:fill="solid" draw:fill-color="#c71585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09" style:family="graphic" style:parent-style-name="standard">
      <style:graphic-properties draw:stroke="solid" svg:stroke-width="0.053cm" svg:stroke-color="#000000" draw:marker-start-width="0.28cm" draw:marker-end-width="0.28cm" draw:fill="solid" draw:fill-color="#a0522d" draw:opacity="75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10" style:family="graphic" style:parent-style-name="standard">
      <style:graphic-properties draw:stroke="solid" svg:stroke-width="0.053cm" svg:stroke-color="#000000" draw:marker-start-width="0.28cm" draw:marker-end-width="0.28cm" draw:fill="solid" draw:fill-color="#a0522d" draw:opacity="90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11" style:family="graphic" style:parent-style-name="standard">
      <style:graphic-properties draw:stroke="solid" svg:stroke-width="0.053cm" svg:stroke-color="#000000" draw:marker-start-width="0.28cm" draw:marker-end-width="0.28cm" draw:fill="solid" draw:fill-color="#a0522d" draw:opacity="100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12" style:family="graphic" style:parent-style-name="standard">
      <style:graphic-properties draw:stroke="solid" svg:stroke-width="0.053cm" svg:stroke-color="#000000" draw:marker-start-width="0.28cm" draw:marker-end-width="0.28cm" draw:fill="solid" draw:fill-color="#8b4513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13" style:family="graphic" style:parent-style-name="standard">
      <style:graphic-properties draw:stroke="solid" svg:stroke-width="0.053cm" svg:stroke-color="#000000" draw:marker-start-width="0.28cm" draw:marker-end-width="0.28cm" draw:fill="solid" draw:fill-color="#cd5c5c" draw:opacity="60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14" style:family="graphic" style:parent-style-name="standard">
      <style:graphic-properties draw:stroke="solid" svg:stroke-width="0.053cm" svg:stroke-color="#000000" draw:marker-start-width="0.28cm" draw:marker-end-width="0.28cm" draw:fill="solid" draw:fill-color="#cd5c5c" draw:opacity="45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15" style:family="graphic" style:parent-style-name="standard">
      <style:graphic-properties draw:stroke="solid" svg:stroke-width="0.053cm" svg:stroke-color="#000000" draw:marker-start-width="0.28cm" draw:marker-end-width="0.28cm" draw:fill="solid" draw:fill-color="#cd5c5c" draw:opacity="30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16" style:family="graphic" style:parent-style-name="standard">
      <style:graphic-properties draw:stroke="solid" svg:stroke-width="0.053cm" svg:stroke-color="#000000" draw:marker-start-width="0.28cm" draw:marker-end-width="0.28cm" draw:fill="solid" draw:fill-color="#9acd32" draw:opacity="60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17" style:family="graphic" style:parent-style-name="standard">
      <style:graphic-properties draw:stroke="solid" svg:stroke-width="0.053cm" svg:stroke-color="#000000" draw:marker-start-width="0.28cm" draw:marker-end-width="0.28cm" draw:fill="solid" draw:fill-color="#9acd32" draw:opacity="45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18" style:family="graphic" style:parent-style-name="standard">
      <style:graphic-properties draw:stroke="solid" svg:stroke-width="0.053cm" svg:stroke-color="#000000" draw:marker-start-width="0.28cm" draw:marker-end-width="0.28cm" draw:fill="solid" draw:fill-color="#9acd32" draw:opacity="30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19" style:family="graphic" style:parent-style-name="standard">
      <style:graphic-properties draw:stroke="solid" svg:stroke-width="0.053cm" svg:stroke-color="#000000" draw:marker-start-width="0.28cm" draw:marker-end-width="0.28cm" draw:fill="solid" draw:fill-color="#ee82ee" draw:opacity="60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20" style:family="graphic" style:parent-style-name="standard">
      <style:graphic-properties draw:stroke="solid" svg:stroke-width="0.053cm" svg:stroke-color="#000000" draw:marker-start-width="0.28cm" draw:marker-end-width="0.28cm" draw:fill="solid" draw:fill-color="#ee82ee" draw:opacity="45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21" style:family="graphic" style:parent-style-name="standard">
      <style:graphic-properties draw:stroke="solid" svg:stroke-width="0.053cm" svg:stroke-color="#000000" draw:marker-start-width="0.28cm" draw:marker-end-width="0.28cm" draw:fill="solid" draw:fill-color="#ee82ee" draw:opacity="30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22" style:family="graphic" style:parent-style-name="standard">
      <style:graphic-properties draw:stroke="solid" svg:stroke-width="0.053cm" svg:stroke-color="#000000" draw:marker-start-width="0.28cm" draw:marker-end-width="0.28cm" draw:fill="solid" draw:fill-color="#4682b4" draw:opacity="75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23" style:family="graphic" style:parent-style-name="standard">
      <style:graphic-properties draw:stroke="solid" svg:stroke-width="0.053cm" svg:stroke-color="#000000" draw:marker-start-width="0.28cm" draw:marker-end-width="0.28cm" draw:fill="solid" draw:fill-color="#4682b4" draw:opacity="90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24" style:family="graphic" style:parent-style-name="standard">
      <style:graphic-properties draw:stroke="solid" svg:stroke-width="0.053cm" svg:stroke-color="#000000" draw:marker-start-width="0.28cm" draw:marker-end-width="0.28cm" draw:fill="solid" draw:fill-color="#4682b4" draw:opacity="100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25" style:family="graphic" style:parent-style-name="standard">
      <style:graphic-properties draw:stroke="solid" svg:stroke-width="0.053cm" svg:stroke-color="#000000" draw:marker-start-width="0.28cm" draw:marker-end-width="0.28cm" draw:fill="solid" draw:fill-color="#4169e1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26" style:family="graphic" style:parent-style-name="standard">
      <style:graphic-properties draw:stroke="solid" svg:stroke-width="0.053cm" svg:stroke-color="#000000" draw:marker-start-width="0.28cm" draw:marker-end-width="0.28cm" draw:fill="solid" draw:fill-color="#a0522d" draw:opacity="60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27" style:family="graphic" style:parent-style-name="standard">
      <style:graphic-properties draw:stroke="solid" svg:stroke-width="0.053cm" svg:stroke-color="#000000" draw:marker-start-width="0.28cm" draw:marker-end-width="0.28cm" draw:fill="solid" draw:fill-color="#a0522d" draw:opacity="45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28" style:family="graphic" style:parent-style-name="standard">
      <style:graphic-properties draw:stroke="solid" svg:stroke-width="0.053cm" svg:stroke-color="#000000" draw:marker-start-width="0.28cm" draw:marker-end-width="0.28cm" draw:fill="solid" draw:fill-color="#a0522d" draw:opacity="30%" draw:opacity-name="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gradient-name="Gradient_20_11" draw:opacity="60%"/>
      <style:paragraph-properties fo:text-align="center"/>
    </style:style>
    <style:style style:name="P3" style:family="paragraph">
      <loext:graphic-properties draw:fill="solid" draw:fill-color="#1e90ff" draw:opacity="32%"/>
      <style:paragraph-properties fo:text-align="center"/>
    </style:style>
    <style:style style:name="P4" style:family="paragraph">
      <loext:graphic-properties draw:fill="solid" draw:fill-color="#ff1493" draw:opacity="60%"/>
      <style:paragraph-properties fo:text-align="center"/>
    </style:style>
    <style:style style:name="P5" style:family="paragraph">
      <loext:graphic-properties draw:fill="solid" draw:fill-color="#ff1493" draw:opacity="32%"/>
      <style:paragraph-properties fo:text-align="center"/>
    </style:style>
    <style:style style:name="P6" style:family="paragraph">
      <loext:graphic-properties draw:fill="solid" draw:fill-color="#1e90ff" draw:opacity="60%"/>
      <style:paragraph-properties fo:text-align="center"/>
    </style:style>
    <style:style style:name="P7" style:family="paragraph">
      <loext:graphic-properties draw:fill="solid" draw:fill-color="#1e90ff" draw:opacity="70%"/>
      <style:paragraph-properties fo:text-align="center"/>
    </style:style>
    <style:style style:name="P8" style:family="paragraph">
      <loext:graphic-properties draw:fill="solid" draw:fill-color="#ff1493" draw:opacity="70%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solid" draw:fill-color="#000000" draw:secondary-fill-color="#d4ea6b" draw:opacity="9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="solid" draw:fill-color="#729fcf"/>
      <style:paragraph-properties fo:text-align="center"/>
    </style:style>
    <style:style style:name="P12" style:family="paragraph">
      <loext:graphic-properties draw:fill="solid" draw:fill-color="#daa520"/>
      <style:paragraph-properties fo:text-align="center"/>
    </style:style>
    <style:style style:name="P13" style:family="paragraph">
      <loext:graphic-properties draw:fill="solid" draw:fill-color="#ee82ee"/>
      <style:paragraph-properties fo:text-align="center"/>
    </style:style>
    <style:style style:name="P14" style:family="paragraph">
      <loext:graphic-properties draw:fill="solid" draw:fill-color="#cd5c5c"/>
      <style:paragraph-properties fo:text-align="center"/>
    </style:style>
    <style:style style:name="P15" style:family="paragraph">
      <loext:graphic-properties draw:fill="solid" draw:fill-color="#8fbc8f"/>
      <style:paragraph-properties fo:text-align="center"/>
    </style:style>
    <style:style style:name="P16" style:family="paragraph">
      <loext:graphic-properties draw:fill="solid" draw:fill-color="#bdb76b"/>
      <style:paragraph-properties fo:text-align="center"/>
    </style:style>
    <style:style style:name="P17" style:family="paragraph">
      <loext:graphic-properties draw:fill="solid" draw:fill-color="#a9a9a9"/>
      <style:paragraph-properties fo:text-align="center"/>
    </style:style>
    <style:style style:name="P18" style:family="paragraph">
      <loext:graphic-properties draw:fill="solid" draw:fill-color="#4169e1"/>
      <style:paragraph-properties fo:text-align="center"/>
    </style:style>
    <style:style style:name="P19" style:family="paragraph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="none" draw:fill-color="#ffffff"/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P21" style:family="paragraph">
      <loext:graphic-properties draw:fill="solid" draw:fill-color="#e0ffff" draw:opacity="91%"/>
      <style:paragraph-properties fo:text-align="center"/>
    </style:style>
    <style:style style:name="P22" style:family="paragraph">
      <loext:graphic-properties draw:fill="solid" draw:fill-color="#808080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loext:graphic-properties draw:fill-color="#000000" draw:opacity="36%"/>
      <style:paragraph-properties fo:text-align="center"/>
    </style:style>
    <style:style style:name="P25" style:family="paragraph">
      <loext:graphic-properties draw:fill-color="#cd853f" draw:opacity="46%"/>
      <style:paragraph-properties fo:text-align="center"/>
    </style:style>
    <style:style style:name="P26" style:family="paragraph">
      <loext:graphic-properties draw:opacity="29%"/>
      <style:paragraph-properties fo:text-align="center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Times New Roman" fo:font-size="24pt" fo:font-style="italic" fo:text-shadow="none" style:text-underline-style="none" fo:font-weight="normal" style:letter-kerning="true" style:font-name-asian="MS Gothic" style:font-size-asian="24pt" style:font-style-asian="italic" style:font-weight-asian="bold" style:font-name-complex="Tahoma1" style:font-size-complex="24pt" style:font-style-complex="italic" style:font-weight-complex="bold" style:text-emphasize="none" style:font-relief="none" style:text-overline-style="none" style:text-overline-color="font-color"/>
    </style:style>
    <style:style style:name="P28" style:family="paragraph">
      <loext:graphic-properties draw:fill="solid" draw:fill-color="#000000" draw:secondary-fill-color="#d4ea6b" draw:opacity="9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Times New Roman" fo:font-size="24pt" fo:font-style="italic" fo:text-shadow="none" style:text-underline-style="none" fo:font-weight="normal" style:letter-kerning="true" style:font-name-asian="MS Gothic" style:font-size-asian="24pt" style:font-style-asian="italic" style:font-weight-asian="bold" style:font-name-complex="Tahoma1" style:font-size-complex="24pt" style:font-style-complex="italic" style:font-weight-complex="bold" style:text-emphasize="none" style:font-relief="none" style:text-overline-style="none" style:text-overline-color="font-color"/>
    </style:style>
    <style:style style:name="P29" style:family="paragraph">
      <loext:graphic-properties draw:fill="solid" draw:fill-color="#dc143c"/>
      <style:paragraph-properties fo:text-align="center"/>
    </style:style>
    <style:style style:name="P30" style:family="paragraph">
      <loext:graphic-properties draw:fill="solid" draw:fill-color="#008000"/>
      <style:paragraph-properties fo:text-align="center"/>
    </style:style>
    <style:style style:name="P31" style:family="paragraph">
      <loext:graphic-properties draw:fill="solid" draw:fill-color="#9400d3"/>
      <style:paragraph-properties fo:text-align="center"/>
    </style:style>
    <style:style style:name="P32" style:family="paragraph">
      <loext:graphic-properties draw:fill="solid" draw:fill-color="#9400d3" draw:opacity="30%"/>
      <style:paragraph-properties fo:text-align="center"/>
    </style:style>
    <style:style style:name="P33" style:family="paragraph">
      <loext:graphic-properties draw:fill="solid" draw:fill-color="#c0c0c0"/>
      <style:paragraph-properties fo:text-align="center"/>
    </style:style>
    <style:style style:name="P34" style:family="paragraph">
      <loext:graphic-properties draw:fill="solid" draw:fill-color="#9acd32"/>
      <style:paragraph-properties fo:text-align="center"/>
    </style:style>
    <style:style style:name="P35" style:family="paragraph">
      <loext:graphic-properties draw:fill="solid" draw:fill-color="#a9a9a9" draw:opacity="60%"/>
      <style:paragraph-properties fo:text-align="center"/>
    </style:style>
    <style:style style:name="P36" style:family="paragraph">
      <loext:graphic-properties draw:fill="none" draw:fill-color="#c0c0c0"/>
      <style:paragraph-properties fo:text-align="center"/>
    </style:style>
    <style:style style:name="P37" style:family="paragraph">
      <loext:graphic-properties draw:fill="solid" draw:fill-color="#a9a9a9" draw:opacity="45%"/>
      <style:paragraph-properties fo:text-align="center"/>
    </style:style>
    <style:style style:name="P38" style:family="paragraph">
      <loext:graphic-properties draw:fill="solid" draw:fill-color="#a9a9a9" draw:opacity="30%"/>
      <style:paragraph-properties fo:text-align="center"/>
    </style:style>
    <style:style style:name="P39" style:family="paragraph">
      <loext:graphic-properties draw:fill="solid" draw:fill-color="#db7093" draw:opacity="60%"/>
      <style:paragraph-properties fo:text-align="center"/>
    </style:style>
    <style:style style:name="P40" style:family="paragraph">
      <loext:graphic-properties draw:fill="solid" draw:fill-color="#db7093" draw:opacity="45%"/>
      <style:paragraph-properties fo:text-align="center"/>
    </style:style>
    <style:style style:name="P41" style:family="paragraph">
      <loext:graphic-properties draw:fill="solid" draw:fill-color="#db7093" draw:opacity="30%"/>
      <style:paragraph-properties fo:text-align="center"/>
    </style:style>
    <style:style style:name="P42" style:family="paragraph">
      <loext:graphic-properties draw:fill="solid" draw:fill-color="#a0522d" draw:opacity="60%"/>
      <style:paragraph-properties fo:text-align="center"/>
    </style:style>
    <style:style style:name="P43" style:family="paragraph">
      <loext:graphic-properties draw:fill="solid" draw:fill-color="#a0522d" draw:opacity="45%"/>
      <style:paragraph-properties fo:text-align="center"/>
    </style:style>
    <style:style style:name="P44" style:family="paragraph">
      <loext:graphic-properties draw:fill="solid" draw:fill-color="#a0522d" draw:opacity="30%"/>
      <style:paragraph-properties fo:text-align="center"/>
    </style:style>
    <style:style style:name="P45" style:family="paragraph">
      <loext:graphic-properties draw:fill="solid" draw:fill-color="#4682b4" draw:opacity="60%"/>
      <style:paragraph-properties fo:text-align="center"/>
    </style:style>
    <style:style style:name="P46" style:family="paragraph">
      <loext:graphic-properties draw:fill="solid" draw:fill-color="#4682b4" draw:opacity="45%"/>
      <style:paragraph-properties fo:text-align="center"/>
    </style:style>
    <style:style style:name="P47" style:family="paragraph">
      <loext:graphic-properties draw:fill="solid" draw:fill-color="#4682b4" draw:opacity="30%"/>
      <style:paragraph-properties fo:text-align="center"/>
    </style:style>
    <style:style style:name="P48" style:family="paragraph">
      <loext:graphic-properties draw:fill="solid" draw:fill-color="#a9a9a9" draw:opacity="75%"/>
      <style:paragraph-properties fo:text-align="center"/>
    </style:style>
    <style:style style:name="P49" style:family="paragraph">
      <loext:graphic-properties draw:fill="solid" draw:fill-color="#a9a9a9" draw:opacity="90%"/>
      <style:paragraph-properties fo:text-align="center"/>
    </style:style>
    <style:style style:name="P50" style:family="paragraph">
      <loext:graphic-properties draw:fill="solid" draw:fill-color="#a9a9a9" draw:opacity="100%"/>
      <style:paragraph-properties fo:text-align="center"/>
    </style:style>
    <style:style style:name="P51" style:family="paragraph">
      <loext:graphic-properties draw:fill="solid" draw:fill-color="#cd5c5c" draw:opacity="75%"/>
      <style:paragraph-properties fo:text-align="center"/>
    </style:style>
    <style:style style:name="P52" style:family="paragraph">
      <loext:graphic-properties draw:fill="solid" draw:fill-color="#cd5c5c" draw:opacity="90%"/>
      <style:paragraph-properties fo:text-align="center"/>
    </style:style>
    <style:style style:name="P53" style:family="paragraph">
      <loext:graphic-properties draw:fill="solid" draw:fill-color="#cd5c5c" draw:opacity="100%"/>
      <style:paragraph-properties fo:text-align="center"/>
    </style:style>
    <style:style style:name="P54" style:family="paragraph">
      <loext:graphic-properties draw:fill="solid" draw:fill-color="#9acd32" draw:opacity="75%"/>
      <style:paragraph-properties fo:text-align="center"/>
    </style:style>
    <style:style style:name="P55" style:family="paragraph">
      <loext:graphic-properties draw:fill="solid" draw:fill-color="#9acd32" draw:opacity="90%"/>
      <style:paragraph-properties fo:text-align="center"/>
    </style:style>
    <style:style style:name="P56" style:family="paragraph">
      <loext:graphic-properties draw:fill="solid" draw:fill-color="#9acd32" draw:opacity="100%"/>
      <style:paragraph-properties fo:text-align="center"/>
    </style:style>
    <style:style style:name="P57" style:family="paragraph">
      <loext:graphic-properties draw:fill="solid" draw:fill-color="#6b8e23"/>
      <style:paragraph-properties fo:text-align="center"/>
    </style:style>
    <style:style style:name="P58" style:family="paragraph">
      <loext:graphic-properties draw:fill="solid" draw:fill-color="#ee82ee" draw:opacity="75%"/>
      <style:paragraph-properties fo:text-align="center"/>
    </style:style>
    <style:style style:name="P59" style:family="paragraph">
      <loext:graphic-properties draw:fill="solid" draw:fill-color="#ee82ee" draw:opacity="90%"/>
      <style:paragraph-properties fo:text-align="center"/>
    </style:style>
    <style:style style:name="P60" style:family="paragraph">
      <loext:graphic-properties draw:fill="solid" draw:fill-color="#ee82ee" draw:opacity="100%"/>
      <style:paragraph-properties fo:text-align="center"/>
    </style:style>
    <style:style style:name="P61" style:family="paragraph">
      <loext:graphic-properties draw:fill="solid" draw:fill-color="#da70d6"/>
      <style:paragraph-properties fo:text-align="center"/>
    </style:style>
    <style:style style:name="P62" style:family="paragraph">
      <loext:graphic-properties draw:fill="solid" draw:fill-color="#db7093" draw:opacity="75%"/>
      <style:paragraph-properties fo:text-align="center"/>
    </style:style>
    <style:style style:name="P63" style:family="paragraph">
      <loext:graphic-properties draw:fill="solid" draw:fill-color="#db7093" draw:opacity="90%"/>
      <style:paragraph-properties fo:text-align="center"/>
    </style:style>
    <style:style style:name="P64" style:family="paragraph">
      <loext:graphic-properties draw:fill="solid" draw:fill-color="#db7093" draw:opacity="100%"/>
      <style:paragraph-properties fo:text-align="center"/>
    </style:style>
    <style:style style:name="P65" style:family="paragraph">
      <loext:graphic-properties draw:fill="solid" draw:fill-color="#c71585"/>
      <style:paragraph-properties fo:text-align="center"/>
    </style:style>
    <style:style style:name="P66" style:family="paragraph">
      <loext:graphic-properties draw:fill="solid" draw:fill-color="#a0522d" draw:opacity="75%"/>
      <style:paragraph-properties fo:text-align="center"/>
    </style:style>
    <style:style style:name="P67" style:family="paragraph">
      <loext:graphic-properties draw:fill="solid" draw:fill-color="#a0522d" draw:opacity="90%"/>
      <style:paragraph-properties fo:text-align="center"/>
    </style:style>
    <style:style style:name="P68" style:family="paragraph">
      <loext:graphic-properties draw:fill="solid" draw:fill-color="#a0522d" draw:opacity="100%"/>
      <style:paragraph-properties fo:text-align="center"/>
    </style:style>
    <style:style style:name="P69" style:family="paragraph">
      <loext:graphic-properties draw:fill="solid" draw:fill-color="#8b4513"/>
      <style:paragraph-properties fo:text-align="center"/>
    </style:style>
    <style:style style:name="P70" style:family="paragraph">
      <loext:graphic-properties draw:fill="solid" draw:fill-color="#cd5c5c" draw:opacity="60%"/>
      <style:paragraph-properties fo:text-align="center"/>
    </style:style>
    <style:style style:name="P71" style:family="paragraph">
      <loext:graphic-properties draw:fill="solid" draw:fill-color="#cd5c5c" draw:opacity="45%"/>
      <style:paragraph-properties fo:text-align="center"/>
    </style:style>
    <style:style style:name="P72" style:family="paragraph">
      <loext:graphic-properties draw:fill="solid" draw:fill-color="#cd5c5c" draw:opacity="30%"/>
      <style:paragraph-properties fo:text-align="center"/>
    </style:style>
    <style:style style:name="P73" style:family="paragraph">
      <loext:graphic-properties draw:fill="solid" draw:fill-color="#9acd32" draw:opacity="60%"/>
      <style:paragraph-properties fo:text-align="center"/>
    </style:style>
    <style:style style:name="P74" style:family="paragraph">
      <loext:graphic-properties draw:fill="solid" draw:fill-color="#9acd32" draw:opacity="45%"/>
      <style:paragraph-properties fo:text-align="center"/>
    </style:style>
    <style:style style:name="P75" style:family="paragraph">
      <loext:graphic-properties draw:fill="solid" draw:fill-color="#9acd32" draw:opacity="30%"/>
      <style:paragraph-properties fo:text-align="center"/>
    </style:style>
    <style:style style:name="P76" style:family="paragraph">
      <loext:graphic-properties draw:fill="solid" draw:fill-color="#ee82ee" draw:opacity="60%"/>
      <style:paragraph-properties fo:text-align="center"/>
    </style:style>
    <style:style style:name="P77" style:family="paragraph">
      <loext:graphic-properties draw:fill="solid" draw:fill-color="#ee82ee" draw:opacity="45%"/>
      <style:paragraph-properties fo:text-align="center"/>
    </style:style>
    <style:style style:name="P78" style:family="paragraph">
      <loext:graphic-properties draw:fill="solid" draw:fill-color="#ee82ee" draw:opacity="30%"/>
      <style:paragraph-properties fo:text-align="center"/>
    </style:style>
    <style:style style:name="P79" style:family="paragraph">
      <loext:graphic-properties draw:fill="solid" draw:fill-color="#4682b4" draw:opacity="75%"/>
      <style:paragraph-properties fo:text-align="center"/>
    </style:style>
    <style:style style:name="P80" style:family="paragraph">
      <loext:graphic-properties draw:fill="solid" draw:fill-color="#4682b4" draw:opacity="90%"/>
      <style:paragraph-properties fo:text-align="center"/>
    </style:style>
    <style:style style:name="P81" style:family="paragraph">
      <loext:graphic-properties draw:fill="solid" draw:fill-color="#4682b4" draw:opacity="100%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imes New Roman" fo:font-size="24pt" fo:font-style="italic" fo:text-shadow="none" style:text-underline-style="none" fo:font-weight="normal" style:letter-kerning="true" style:font-name-asian="MS Gothic" style:font-size-asian="24pt" style:font-style-asian="italic" style:font-weight-asian="bold" style:font-name-complex="Tahoma1" style:font-size-complex="24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draw:layer="layout" svg:width="1cm" svg:height="1cm" svg:x="26.25cm" svg:y="1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6.25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7.25cm" svg:y="1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7.25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8.25cm" svg:y="1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8.25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2.25cm" svg:y="1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2.25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4.25cm" svg:y="1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3.25cm" svg:y="1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4.25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3.25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5.25cm" svg:y="1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5.25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0.25cm" svg:y="1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9.25cm" svg:y="1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0.25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9.25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2.25cm" svg:y="1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1.25cm" svg:y="1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2.25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1.25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6.25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6.25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7.25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7.25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8.25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8.25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2.25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2.25cm" svg:y="1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2.25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3.25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3.25cm" svg:y="1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3.25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4.25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4.25cm" svg:y="1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4.25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5.25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5.25cm" svg:y="1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5.25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2.25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4.25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3.25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5.25cm" svg:y="1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9.25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9.25cm" svg:y="1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9.25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0.25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0.25cm" svg:y="1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0.25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1.25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1.25cm" svg:y="1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1.25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2.25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2.25cm" svg:y="1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2.25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0.25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9.25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2.25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1.25cm" svg:y="1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3cm" svg:x="22cm" svg:y="11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2cm" svg:y="11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3cm" svg:y="11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2cm" svg:y="1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3cm" svg:y="1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2cm" svg:y="13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3cm" svg:y="13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4cm" svg:y="11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5cm" svg:y="11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6cm" svg:y="11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4cm" svg:y="1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5cm" svg:y="1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6cm" svg:y="1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4cm" svg:y="13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5cm" svg:y="13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6cm" svg:y="13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cm" svg:x="26.25cm" svg:y="1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27.25cm" svg:y="1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26.25cm" svg:y="1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27.25cm" svg:y="14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1cm" svg:x="28.25cm" svg:y="1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28.25cm" svg:y="1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3cm" svg:x="11.75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.75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.75cm" svg:y="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9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75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.75cm" svg:y="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1cm" svg:x="9.5cm" svg:y="11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0.5cm" svg:y="12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11.5cm" svg:y="12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9.5cm" svg:y="12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10.5cm" svg:y="11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cm" svg:x="11.5cm" svg:y="1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.75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.75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.75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.75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.75cm" svg:y="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17.75cm" svg:y="1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16.75cm" svg:y="1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17.75cm" svg:y="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16.75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.75cm" svg:y="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16.7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.75cm" svg:y="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17.7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.75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.75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.75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.75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.75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.75cm" svg:y="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10.75cm" svg:y="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9.75cm" svg:y="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10.75cm" svg:y="1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9.7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.75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.75cm" svg:y="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10.75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cm" svg:x="8.5cm" svg:y="6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9.5cm" svg:y="5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8.5cm" svg:y="5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9.5cm" svg:y="6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1cm" svg:x="10.5cm" svg:y="6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10.5cm" svg:y="5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3cm" svg:x="13.5cm" svg:y="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5cm" svg:y="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.5cm" svg:y="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.5cm" svg:y="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.5cm" svg:y="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5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.5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.5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.5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5cm" svg:y="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.5cm" svg:y="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.5cm" svg:y="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.5cm" svg:y="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5cm" svg:y="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5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5cm" svg:y="6.75cm">
          <text:p/>
          <draw:enhanced-geometry svg:viewBox="0 0 21600 21600" draw:type="rectangle" draw:enhanced-path="M 0 0 L 21600 0 21600 21600 0 21600 0 0 Z N"/>
        </draw:custom-shape>
        <draw:custom-shape draw:name="Snow 13" draw:style-name="gr12" draw:text-style-name="P10" draw:layer="layout" svg:width="1cm" svg:height="1cm" svg:x="12cm" svg:y="5.75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3" draw:layer="layout" svg:width="1cm" svg:height="1cm" svg:x="30.25cm" svg:y="6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31.25cm" svg:y="5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30.25cm" svg:y="5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31.25cm" svg:y="6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1cm" svg:x="32.25cm" svg:y="6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32.25cm" svg:y="5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3cm" svg:x="22.75cm" svg:y="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2.75cm" svg:y="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3.75cm" svg:y="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4.75cm" svg:y="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5.75cm" svg:y="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2.75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3.75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4.75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5.75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2.75cm" svg:y="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3.75cm" svg:y="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4.75cm" svg:y="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5.75cm" svg:y="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6.75cm" svg:y="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6.75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6.75cm" svg:y="6.75cm">
          <text:p/>
          <draw:enhanced-geometry svg:viewBox="0 0 21600 21600" draw:type="rectangle" draw:enhanced-path="M 0 0 L 21600 0 21600 21600 0 21600 0 0 Z N"/>
        </draw:custom-shape>
        <draw:custom-shape draw:name="Snow 14" draw:style-name="gr12" draw:text-style-name="P10" draw:layer="layout" svg:width="1cm" svg:height="1cm" svg:x="28.5cm" svg:y="5.75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15" draw:style-name="gr12" draw:text-style-name="P10" draw:layer="layout" svg:width="1cm" svg:height="1cm" svg:x="20.25cm" svg:y="5.75cm">
          <text:p text:style-name="P9"><text:span text:style-name="T1">=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2" draw:style-name="dp1" draw:master-page-name="기본값">
        <draw:custom-shape draw:style-name="gr5" draw:text-style-name="P3" draw:layer="layout" svg:width="1cm" svg:height="1cm" svg:x="22cm" svg:y="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23cm" svg:y="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22cm" svg:y="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23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1cm" svg:x="24cm" svg:y="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24cm" svg:y="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14.5cm" svg:y="2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15.5cm" svg:y="2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16.5cm" svg:y="2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17.5cm" svg:y="2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14.5cm" svg:y="3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15.5cm" svg:y="3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16.5cm" svg:y="3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17.5cm" svg:y="3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14.5cm" svg:y="4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15.5cm" svg:y="4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16.5cm" svg:y="4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17.5cm" svg:y="4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18.5cm" svg:y="2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18.5cm" svg:y="3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18.5cm" svg:y="4.75cm">
          <text:p/>
          <draw:enhanced-geometry svg:viewBox="0 0 21600 21600" draw:type="rectangle" draw:enhanced-path="M 0 0 L 21600 0 21600 21600 0 21600 0 0 Z N"/>
        </draw:custom-shape>
        <draw:custom-shape draw:name="Snow 16" draw:style-name="gr12" draw:text-style-name="P10" draw:layer="layout" svg:width="1cm" svg:height="1cm" svg:x="20.25cm" svg:y="4.5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6" draw:text-style-name="P14" draw:layer="layout" svg:width="1cm" svg:height="1cm" svg:x="14.5cm" svg:y="5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cm" svg:height="1cm" svg:x="15.5cm" svg:y="5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cm" svg:height="1cm" svg:x="16.5cm" svg:y="5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cm" svg:height="1cm" svg:x="17.5cm" svg:y="5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cm" svg:height="1cm" svg:x="18.5cm" svg:y="5.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1cm" svg:x="14.5cm" svg:y="6.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1cm" svg:x="15.5cm" svg:y="6.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1cm" svg:x="16.5cm" svg:y="6.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1cm" svg:x="17.5cm" svg:y="6.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1cm" svg:x="18.5cm" svg:y="6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4.75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5.75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6.75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7.75cm" svg:y="11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4.75cm" svg:y="13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5.75cm" svg:y="13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6.75cm" svg:y="13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7.75cm" svg:y="13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8.75cm" svg:y="11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8.75cm" svg:y="13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4.75cm" svg:y="14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5.75cm" svg:y="14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6.75cm" svg:y="14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7.75cm" svg:y="14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8.75cm" svg:y="14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cm" svg:height="1cm" svg:x="4.75cm" svg:y="16.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cm" svg:height="1cm" svg:x="5.75cm" svg:y="16.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cm" svg:height="1cm" svg:x="6.75cm" svg:y="16.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cm" svg:height="1cm" svg:x="7.75cm" svg:y="16.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cm" svg:height="1cm" svg:x="8.75cm" svg:y="16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1.75cm" svg:y="11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10.75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12.75cm" svg:y="11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1.75cm" svg:y="13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10.75cm" svg:y="13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12.75cm" svg:y="13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1.75cm" svg:y="14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10.75cm" svg:y="14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12.75cm" svg:y="14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1.75cm" svg:y="16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10.75cm" svg:y="16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12.75cm" svg:y="16.25cm">
          <text:p/>
          <draw:enhanced-geometry svg:viewBox="0 0 21600 21600" draw:type="rectangle" draw:enhanced-path="M 0 0 L 21600 0 21600 21600 0 21600 0 0 Z N"/>
        </draw:custom-shape>
        <draw:custom-shape draw:name="Snow 17" draw:style-name="gr18" draw:text-style-name="P10" draw:layer="layout" svg:width="0.5cm" svg:height="0.5cm" svg:x="10cm" svg:y="12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18" draw:style-name="gr18" draw:text-style-name="P10" draw:layer="layout" svg:width="0.5cm" svg:height="0.5cm" svg:x="10cm" svg:y="13.5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19" draw:style-name="gr18" draw:text-style-name="P10" draw:layer="layout" svg:width="0.5cm" svg:height="0.5cm" svg:x="10cm" svg:y="15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20" draw:style-name="gr18" draw:text-style-name="P10" draw:layer="layout" svg:width="0.5cm" svg:height="0.5cm" svg:x="10cm" svg:y="16.5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4" draw:text-style-name="P12" draw:layer="layout" svg:width="1cm" svg:height="1cm" svg:x="4.75cm" svg:y="1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5.75cm" svg:y="1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6.75cm" svg:y="1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7.7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4.7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5.7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6.7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7.75cm" svg:y="20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8.7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8.75cm" svg:y="2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cm" svg:height="1cm" svg:x="4.75cm" svg:y="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cm" svg:height="1cm" svg:x="5.75cm" svg:y="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cm" svg:height="1cm" svg:x="6.75cm" svg:y="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cm" svg:height="1cm" svg:x="7.75cm" svg:y="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cm" svg:height="1cm" svg:x="8.75cm" svg:y="2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1cm" svg:x="4.75cm" svg:y="23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1cm" svg:x="5.75cm" svg:y="23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1cm" svg:x="6.75cm" svg:y="23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1cm" svg:x="7.75cm" svg:y="23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1cm" svg:x="8.75cm" svg:y="23.5cm">
          <text:p/>
          <draw:enhanced-geometry svg:viewBox="0 0 21600 21600" draw:type="rectangle" draw:enhanced-path="M 0 0 L 21600 0 21600 21600 0 21600 0 0 Z N"/>
        </draw:custom-shape>
        <draw:custom-shape draw:name="Snow 21" draw:style-name="gr18" draw:text-style-name="P10" draw:layer="layout" svg:width="0.5cm" svg:height="0.5cm" svg:x="10cm" svg:y="19.25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22" draw:style-name="gr18" draw:text-style-name="P10" draw:layer="layout" svg:width="0.5cm" svg:height="0.5cm" svg:x="10cm" svg:y="20.75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23" draw:style-name="gr18" draw:text-style-name="P10" draw:layer="layout" svg:width="0.5cm" svg:height="0.5cm" svg:x="10cm" svg:y="22.25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24" draw:style-name="gr18" draw:text-style-name="P10" draw:layer="layout" svg:width="0.5cm" svg:height="0.5cm" svg:x="10cm" svg:y="23.75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3" draw:layer="layout" svg:width="1cm" svg:height="1cm" svg:x="10.75cm" svg:y="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11.75cm" svg:y="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1cm" svg:x="12.75cm" svg:y="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cm" svg:x="10.75cm" svg:y="20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11.75cm" svg:y="20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1cm" svg:x="12.75cm" svg:y="2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cm" svg:x="10.75cm" svg:y="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11.75cm" svg:y="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1cm" svg:x="12.75cm" svg:y="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cm" svg:x="10.75cm" svg:y="2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11.75cm" svg:y="2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1cm" svg:x="12.75cm" svg:y="23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6cm" svg:y="11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7cm" svg:y="11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8cm" svg:y="11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9cm" svg:y="11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0cm" svg:y="11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6cm" svg:y="13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7cm" svg:y="13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8cm" svg:y="13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9cm" svg:y="13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0cm" svg:y="13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6cm" svg:y="14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7cm" svg:y="14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8cm" svg:y="14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9cm" svg:y="14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0cm" svg:y="14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6cm" svg:y="16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7cm" svg:y="16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8cm" svg:y="16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9cm" svg:y="16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0cm" svg:y="16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6cm" svg:y="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7cm" svg:y="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8cm" svg:y="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9cm" svg:y="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20cm" svg:y="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6cm" svg:y="20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7cm" svg:y="20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8cm" svg:y="20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9cm" svg:y="20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20cm" svg:y="20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6cm" svg:y="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7cm" svg:y="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8cm" svg:y="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9cm" svg:y="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20cm" svg:y="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6cm" svg:y="23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7cm" svg:y="23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8cm" svg:y="23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9cm" svg:y="23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20cm" svg:y="23.5cm">
          <text:p/>
          <draw:enhanced-geometry svg:viewBox="0 0 21600 21600" draw:type="rectangle" draw:enhanced-path="M 0 0 L 21600 0 21600 21600 0 21600 0 0 Z N"/>
        </draw:custom-shape>
        <draw:custom-shape draw:name="Snow 25" draw:style-name="gr18" draw:text-style-name="P10" draw:layer="layout" svg:width="0.5cm" svg:height="0.5cm" svg:x="14.5cm" svg:y="12cm">
          <text:p text:style-name="P9"><text:span text:style-name="T1">=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26" draw:style-name="gr18" draw:text-style-name="P10" draw:layer="layout" svg:width="0.5cm" svg:height="0.5cm" svg:x="14.5cm" svg:y="13.5cm">
          <text:p text:style-name="P9"><text:span text:style-name="T1">=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27" draw:style-name="gr18" draw:text-style-name="P10" draw:layer="layout" svg:width="0.5cm" svg:height="0.5cm" svg:x="14.5cm" svg:y="15cm">
          <text:p text:style-name="P9"><text:span text:style-name="T1">=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28" draw:style-name="gr18" draw:text-style-name="P10" draw:layer="layout" svg:width="0.5cm" svg:height="0.5cm" svg:x="14.5cm" svg:y="16.5cm">
          <text:p text:style-name="P9"><text:span text:style-name="T1">=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29" draw:style-name="gr18" draw:text-style-name="P10" draw:layer="layout" svg:width="0.5cm" svg:height="0.5cm" svg:x="14.5cm" svg:y="19.25cm">
          <text:p text:style-name="P9"><text:span text:style-name="T1">=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30" draw:style-name="gr18" draw:text-style-name="P10" draw:layer="layout" svg:width="0.5cm" svg:height="0.5cm" svg:x="14.5cm" svg:y="20.75cm">
          <text:p text:style-name="P9"><text:span text:style-name="T1">=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31" draw:style-name="gr18" draw:text-style-name="P10" draw:layer="layout" svg:width="0.5cm" svg:height="0.5cm" svg:x="14.5cm" svg:y="22.25cm">
          <text:p text:style-name="P9"><text:span text:style-name="T1">=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32" draw:style-name="gr18" draw:text-style-name="P10" draw:layer="layout" svg:width="0.5cm" svg:height="0.5cm" svg:x="14.5cm" svg:y="23.75cm">
          <text:p text:style-name="P9"><text:span text:style-name="T1">=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1" draw:text-style-name="P18" draw:layer="layout" svg:width="1cm" svg:height="1cm" svg:x="28.25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29.25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30.25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31.25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32.25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28.25cm" svg:y="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29.25cm" svg:y="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30.25cm" svg:y="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31.25cm" svg:y="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32.25cm" svg:y="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28.25cm" svg:y="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29.25cm" svg:y="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30.25cm" svg:y="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31.25cm" svg:y="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32.25cm" svg:y="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28.25cm" svg:y="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29.25cm" svg:y="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30.25cm" svg:y="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31.25cm" svg:y="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32.25cm" svg:y="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4.5cm" svg:y="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5.5cm" svg:y="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6.5cm" svg:y="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7.5cm" svg:y="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8.5cm" svg:y="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4.5cm" svg:y="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5.5cm" svg:y="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6.5cm" svg:y="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7.5cm" svg:y="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8.5cm" svg:y="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4.5cm" svg:y="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5.5cm" svg:y="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6.5cm" svg:y="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7.5cm" svg:y="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8.5cm" svg:y="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4.5cm" svg:y="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5.5cm" svg:y="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6.5cm" svg:y="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7.5cm" svg:y="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8.5cm" svg:y="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2cm" svg:y="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3cm" svg:y="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4cm" svg:y="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5cm" svg:y="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6cm" svg:y="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2cm" svg:y="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3cm" svg:y="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4cm" svg:y="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5cm" svg:y="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6cm" svg:y="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2cm" svg:y="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3cm" svg:y="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4cm" svg:y="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5cm" svg:y="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6cm" svg:y="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2cm" svg:y="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3cm" svg:y="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4cm" svg:y="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5cm" svg:y="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6cm" svg:y="18cm">
          <text:p/>
          <draw:enhanced-geometry svg:viewBox="0 0 21600 21600" draw:type="rectangle" draw:enhanced-path="M 0 0 L 21600 0 21600 21600 0 21600 0 0 Z N"/>
        </draw:custom-shape>
        <draw:custom-shape draw:name="Snow 33" draw:style-name="gr12" draw:text-style-name="P10" draw:layer="layout" svg:width="1cm" svg:height="1cm" svg:x="26cm" svg:y="4.5cm">
          <text:p text:style-name="P9"><text:span text:style-name="T1">=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34" draw:style-name="gr22" draw:text-style-name="P10" draw:layer="layout" svg:width="1cm" svg:height="1.001cm" svg:x="30.25cm" svg:y="16.499cm">
          <text:p text:style-name="P9"><text:span text:style-name="T1">+</text:span></text:p>
          <draw:enhanced-geometry svg:viewBox="0 0 21600 21600" draw:mirror-horizontal="false" draw:mirror-vertical="tru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23" draw:text-style-name="P1" draw:layer="layout" svg:x1="30.75cm" svg:y1="13.75cm" svg:x2="30.75cm" svg:y2="8.25cm">
          <text:p/>
        </draw:line>
        <draw:line draw:style-name="gr23" draw:text-style-name="P1" draw:layer="layout" svg:x1="20.25cm" svg:y1="8.25cm" svg:x2="14.25cm" svg:y2="10.75cm">
          <text:p/>
        </draw:line>
        <draw:line draw:style-name="gr23" draw:text-style-name="P1" draw:layer="layout" svg:x1="21.75cm" svg:y1="17.25cm" svg:x2="23.75cm" svg:y2="17.25cm">
          <text:p/>
        </draw:line>
        <draw:frame draw:style-name="gr24" draw:text-style-name="P20" draw:layer="layout" svg:width="5.531cm" svg:height="1.19cm" svg:x="6.511cm" svg:y="4.25cm">
          <draw:text-box>
            <text:p text:style-name="P19"><text:span text:style-name="T2">2D convolution</text:span></text:p>
          </draw:text-box>
        </draw:frame>
        <draw:frame draw:style-name="gr25" draw:text-style-name="P20" draw:layer="layout" svg:width="9.079cm" svg:height="1.969cm" svg:x="4.171cm" svg:y="8.281cm">
          <draw:text-box>
            <text:p text:style-name="P19"><text:span text:style-name="T2">Decompose to several 1D convolutions</text:span></text:p>
          </draw:text-box>
        </draw:frame>
      </draw:page>
      <draw:page draw:name="page3" draw:style-name="dp1" draw:master-page-name="기본값">
        <draw:custom-shape draw:style-name="gr26" draw:text-style-name="P21" draw:layer="layout" svg:width="0.5cm" svg:height="0.5cm" svg:x="24.62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12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62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12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62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12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12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62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12cm" svg:y="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3.12cm" svg:y="20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3.62cm" svg:y="20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4.12cm" svg:y="20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3.62cm" svg:y="2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4.12cm" svg:y="2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4.62cm" svg:y="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4.12cm" svg:y="21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4.62cm" svg:y="21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5.12cm" svg:y="21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4.62cm" svg:y="2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5.12cm" svg:y="2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5.62cm" svg:y="2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5.12cm" svg:y="22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5.62cm" svg:y="22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6.12cm" svg:y="22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5.62cm" svg:y="2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6.12cm" svg:y="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6.62cm" svg:y="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6.12cm" svg:y="23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6.62cm" svg:y="23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7.12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62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12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62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12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62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12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62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12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12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62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12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12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12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62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12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12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62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12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12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62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12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12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12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12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62cm" svg:y="2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23.617cm" svg:y="21.4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24.617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12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62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12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62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12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62cm" svg:y="2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3cm" svg:x="22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1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0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0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2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4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4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2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3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4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5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2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3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4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6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6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6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1cm" svg:x="19.75cm" svg:y="1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20.75cm" svg:y="2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21.75cm" svg:y="2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19.75cm" svg:y="2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20.75cm" svg:y="1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cm" svg:x="21.75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1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8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3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2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7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8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7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8cm" svg:y="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7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7cm" svg:y="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7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8cm" svg:y="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8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6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0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6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5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4cm" svg:y="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1cm" svg:y="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0cm" svg:y="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1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0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3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2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1cm" svg:y="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5cm" svg:height="0.495cm" svg:x="35.492cm" svg:y="7.75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5cm" svg:height="0.497cm" svg:x="35.492cm" svg:y="8.74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5cm" svg:height="0.498cm" svg:x="35.492cm" svg:y="6.7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5cm" svg:height="0.495cm" svg:x="35.492cm" svg:y="7.25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svg:x="35.492cm" svg:y="9.2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5cm" svg:height="0.495cm" svg:x="35.492cm" svg:y="8.24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svg:x="35.492cm" svg:y="5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svg:x="35.492cm" svg:y="6.25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svg:x="35.492cm" svg:y="9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2" draw:layer="layout" svg:width="0.495cm" svg:height="0.498cm" svg:x="35.492cm" svg:y="11.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35.492cm" svg:y="12.25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35.492cm" svg:y="11.7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35.492cm" svg:y="12.74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0.495cm" svg:height="0.497cm" svg:x="35.492cm" svg:y="13.24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95cm" svg:height="0.505cm" svg:x="35.492cm" svg:y="13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95cm" svg:height="0.505cm" svg:x="35.492cm" svg:y="14.24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1" draw:layer="layout" svg:width="0.495cm" svg:height="0.505cm" svg:x="35.492cm" svg:y="10.75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95cm" svg:height="0.505cm" svg:x="35.492cm" svg:y="10.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495cm" svg:height="0.498cm" svg:x="35.502cm" svg:y="15.7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35.502cm" svg:y="16.75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35.502cm" svg:y="16.2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35.502cm" svg:y="17.24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0.495cm" svg:height="0.497cm" svg:x="35.502cm" svg:y="17.74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95cm" svg:height="0.505cm" svg:x="35.502cm" svg:y="18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95cm" svg:height="0.505cm" svg:x="35.502cm" svg:y="18.74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1" draw:layer="layout" svg:width="0.495cm" svg:height="0.505cm" svg:x="35.502cm" svg:y="15.25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95cm" svg:height="0.505cm" svg:x="35.502cm" svg:y="14.7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495cm" svg:height="0.498cm" svg:x="35.505cm" svg:y="20.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35.505cm" svg:y="21.25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35.505cm" svg:y="20.7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35.505cm" svg:y="21.74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0.495cm" svg:height="0.497cm" svg:x="35.505cm" svg:y="22.24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95cm" svg:height="0.505cm" svg:x="35.505cm" svg:y="22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95cm" svg:height="0.505cm" svg:x="35.505cm" svg:y="23.24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1" draw:layer="layout" svg:width="0.495cm" svg:height="0.505cm" svg:x="35.505cm" svg:y="19.75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95cm" svg:height="0.505cm" svg:x="35.505cm" svg:y="19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5cm" svg:height="0.495cm" svg:x="35.492cm" svg:y="25.75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5cm" svg:height="0.497cm" svg:x="35.492cm" svg:y="26.74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5cm" svg:height="0.498cm" svg:x="35.492cm" svg:y="24.7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5cm" svg:height="0.495cm" svg:x="35.492cm" svg:y="25.25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svg:x="35.492cm" svg:y="27.2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5cm" svg:height="0.495cm" svg:x="35.492cm" svg:y="26.24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svg:x="35.492cm" svg:y="2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svg:x="35.492cm" svg:y="24.25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svg:x="35.492cm" svg:y="27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0.5cm" svg:height="0.5cm" svg:x="11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625cm" svg:y="10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9.625cm" svg:y="10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0.125cm" svg:y="1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0.625cm" svg:y="10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0.125cm" svg:y="10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0.625cm" svg:y="10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1.125cm" svg:y="10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0.625cm" svg:y="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1.125cm" svg:y="1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1.625cm" svg:y="1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1.125cm" svg:y="11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1.625cm" svg:y="11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2.125cm" svg:y="11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1.625cm" svg:y="1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2.125cm" svg:y="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2.625cm" svg:y="1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2.125cm" svg:y="12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2.625cm" svg:y="12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3.125cm" svg:y="12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2.625cm" svg:y="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3.125cm" svg:y="1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3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9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9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9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9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9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125cm" svg:y="12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0.122cm" svg:y="10.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1.122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9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125cm" svg:y="10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4.125cm" svg:y="1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4.625cm" svg:y="10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xml:id="id2" draw:id="id2" draw:layer="layout" svg:width="0.5cm" svg:height="0.5cm" svg:x="15.125cm" svg:y="10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4.625cm" svg:y="10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5.125cm" svg:y="10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5.625cm" svg:y="10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5.125cm" svg:y="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5.625cm" svg:y="1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6.125cm" svg:y="1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5.625cm" svg:y="11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6.125cm" svg:y="11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6.625cm" svg:y="11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6.125cm" svg:y="1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6.625cm" svg:y="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7.125cm" svg:y="1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6.625cm" svg:y="1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7.125cm" svg:y="12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7.625cm" svg:y="12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7.125cm" svg:y="1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7.625cm" svg:y="1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8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625cm" svg:y="12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4.622cm" svg:y="10.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5.622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125cm" svg:y="12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9.122cm" svg:y="10.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20.122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125cm" svg:y="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4.125cm" svg:y="13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4.625cm" svg:y="13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5.125cm" svg:y="13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4.625cm" svg:y="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5.125cm" svg:y="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5.625cm" svg:y="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5.125cm" svg:y="14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5.625cm" svg:y="14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6.125cm" svg:y="14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5.625cm" svg:y="1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6.125cm" svg:y="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6.625cm" svg:y="1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6.125cm" svg:y="15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6.625cm" svg:y="15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7.125cm" svg:y="15.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7" draw:layer="layout" svg:width="0.5cm" svg:height="0.5cm" svg:x="16.625cm" svg:y="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7.125cm" svg:y="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7.625cm" svg:y="1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7.125cm" svg:y="16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7.625cm" svg:y="16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8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625cm" svg:y="1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4.622cm" svg:y="14.4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5.622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625cm" svg:y="1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8.625cm" svg:y="13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9.125cm" svg:y="13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9.625cm" svg:y="13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9.125cm" svg:y="1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9.625cm" svg:y="1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0.125cm" svg:y="1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9.625cm" svg:y="14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0.125cm" svg:y="14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0.625cm" svg:y="14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0.125cm" svg:y="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0.625cm" svg:y="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1.125cm" svg:y="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0.625cm" svg:y="15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1.125cm" svg:y="15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1.625cm" svg:y="15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1.125cm" svg:y="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1.625cm" svg:y="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2.125cm" svg:y="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1.625cm" svg:y="16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2.125cm" svg:y="16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2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125cm" svg:y="1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9.122cm" svg:y="14.4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20.122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625cm" svg:y="1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23.622cm" svg:y="14.4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24.622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625cm" svg:y="17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8.625cm" svg:y="1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9.125cm" svg:y="1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9.625cm" svg:y="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9.125cm" svg:y="17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9.625cm" svg:y="17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0.125cm" svg:y="17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9.625cm" svg:y="1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0.125cm" svg:y="1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0.625cm" svg:y="1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0.125cm" svg:y="18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0.625cm" svg:y="18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1.125cm" svg:y="18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0.625cm" svg:y="1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1.125cm" svg:y="1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1.625cm" svg:y="1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1.125cm" svg:y="19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1.625cm" svg:y="19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2.125cm" svg:y="19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1.625cm" svg:y="20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2.125cm" svg:y="2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2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125cm" svg:y="19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9.122cm" svg:y="17.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20.122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125cm" svg:y="17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3.125cm" svg:y="1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3.625cm" svg:y="1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4.125cm" svg:y="1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3.625cm" svg:y="17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4.125cm" svg:y="17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4.625cm" svg:y="17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4.12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4.625cm" svg:y="1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5.125cm" svg:y="1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4.625cm" svg:y="1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5.125cm" svg:y="18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5.625cm" svg:y="18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5.125cm" svg:y="1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5.625cm" svg:y="1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6.125cm" svg:y="1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5.625cm" svg:y="19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6.125cm" svg:y="19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6.625cm" svg:y="19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6.125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6.625cm" svg:y="20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7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625cm" svg:y="19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23.622cm" svg:y="17.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24.622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125cm" svg:y="19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28.122cm" svg:y="17.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29.122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9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9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9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9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9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9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125cm" svg:y="1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0.122cm" svg:y="14.4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1.122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9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9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9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9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9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9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9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125cm" svg:y="19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0.122cm" svg:y="17.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1.122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9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625cm" svg:y="19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4.622cm" svg:y="17.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5.622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6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625cm" svg:y="12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23.622cm" svg:y="10.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24.622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4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5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3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125cm" svg:y="1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28.122cm" svg:y="14.4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29.122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125cm" svg:y="12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28.122cm" svg:y="10.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29.122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1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625cm" svg:y="2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7.625cm" svg:y="20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8.125cm" svg:y="20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8.625cm" svg:y="20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8.125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8.625cm" svg:y="2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9.125cm" svg:y="2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8.625cm" svg:y="21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9.125cm" svg:y="21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9.625cm" svg:y="21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9.125cm" svg:y="2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9.625cm" svg:y="2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0.125cm" svg:y="2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9.625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0.125cm" svg:y="22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0.625cm" svg:y="22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0.125cm" svg:y="2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0.625cm" svg:y="2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1.125cm" svg:y="2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0.625cm" svg:y="23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1.125cm" svg:y="23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1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1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1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1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1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1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1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1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1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125cm" svg:y="2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28.122cm" svg:y="21.4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29.122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1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1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1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1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1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1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1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1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1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1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1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1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1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1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1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1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1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1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1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1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1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1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1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1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1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1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1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1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1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1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625cm" svg:y="2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4.622cm" svg:y="21.4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5.622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1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1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1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1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1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1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1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1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1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1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1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1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1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1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1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1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1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1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2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1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1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1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125cm" svg:y="2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9.122cm" svg:y="21.4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20.122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1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1.1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1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1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9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1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1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1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1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1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1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1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1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1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1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1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1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1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1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9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1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9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1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9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9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9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125cm" svg:y="2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0.122cm" svg:y="21.4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1.122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1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1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1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1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9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0.125cm" svg:y="23.5cm">
          <text:p/>
          <draw:enhanced-geometry svg:viewBox="0 0 21600 21600" draw:type="rectangle" draw:enhanced-path="M 0 0 L 21600 0 21600 21600 0 21600 0 0 Z N"/>
        </draw:custom-shape>
        <draw:line draw:style-name="gr43" draw:text-style-name="P1" draw:layer="layout" svg:x1="14.125cm" svg:y1="9.5cm" svg:x2="14.125cm" svg:y2="24.5cm">
          <text:p/>
        </draw:line>
        <draw:line draw:style-name="gr43" draw:text-style-name="P1" draw:layer="layout" svg:x1="18.625cm" svg:y1="9.5cm" svg:x2="18.625cm" svg:y2="24.5cm">
          <text:p/>
        </draw:line>
        <draw:line draw:style-name="gr43" draw:text-style-name="P1" draw:layer="layout" svg:x1="23.125cm" svg:y1="9.5cm" svg:x2="23.125cm" svg:y2="24.5cm">
          <text:p/>
        </draw:line>
        <draw:line draw:style-name="gr43" draw:text-style-name="P1" draw:layer="layout" svg:x1="27.625cm" svg:y1="9.5cm" svg:x2="27.625cm" svg:y2="24.5cm">
          <text:p/>
        </draw:line>
        <draw:line draw:style-name="gr43" draw:text-style-name="P1" draw:layer="layout" svg:x1="9.125cm" svg:y1="13.5cm" svg:x2="32.75cm" svg:y2="13.5cm">
          <text:p/>
        </draw:line>
        <draw:line draw:style-name="gr43" draw:text-style-name="P1" draw:layer="layout" svg:x1="9cm" svg:y1="17cm" svg:x2="32.625cm" svg:y2="17cm">
          <text:p/>
        </draw:line>
        <draw:line draw:style-name="gr43" draw:text-style-name="P1" draw:layer="layout" svg:x1="9.125cm" svg:y1="20.5cm" svg:x2="32.75cm" svg:y2="20.5cm">
          <text:p/>
        </draw:line>
        <draw:custom-shape draw:name="Snow 10" draw:style-name="gr44" draw:text-style-name="P10" draw:layer="layout" svg:width="0.6cm" svg:height="0.6cm" svg:x="33.65cm" svg:y="16.65cm">
          <text:p text:style-name="P9"><text:span text:style-name="T1">.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1" draw:text-style-name="P1" draw:layer="layout" svg:width="0.5cm" svg:height="0.495cm" draw:transform="rotate (1.5707963267949) translate (11.623cm 9.708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5cm" svg:height="0.497cm" draw:transform="rotate (1.5707963267949) translate (12.613cm 9.708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5cm" svg:height="0.498cm" draw:transform="rotate (1.5707963267949) translate (10.63cm 9.708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5cm" svg:height="0.495cm" draw:transform="rotate (1.5707963267949) translate (11.128cm 9.708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draw:transform="rotate (1.5707963267949) translate (13.11cm 9.708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5cm" svg:height="0.495cm" draw:transform="rotate (1.5707963267949) translate (12.118cm 9.708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draw:transform="rotate (1.5707963267949) translate (9.62cm 9.708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draw:transform="rotate (1.5707963267949) translate (10.125cm 9.708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draw:transform="rotate (1.5707963267949) translate (13.615cm 9.7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2" xml:id="id1" draw:id="id1" draw:layer="layout" svg:width="0.495cm" svg:height="0.498cm" draw:transform="rotate (1.5707963267949) translate (15.13cm 9.708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draw:transform="rotate (1.5707963267949) translate (16.123cm 9.708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draw:transform="rotate (1.5707963267949) translate (15.628cm 9.708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draw:transform="rotate (1.5707963267949) translate (16.618cm 9.708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0.495cm" svg:height="0.497cm" draw:transform="rotate (1.5707963267949) translate (17.113cm 9.708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95cm" svg:height="0.505cm" draw:transform="rotate (1.5707963267949) translate (17.61cm 9.7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95cm" svg:height="0.505cm" draw:transform="rotate (1.5707963267949) translate (18.115cm 9.708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1" draw:layer="layout" svg:width="0.495cm" svg:height="0.505cm" draw:transform="rotate (1.5707963267949) translate (14.625cm 9.708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95cm" svg:height="0.505cm" draw:transform="rotate (1.5707963267949) translate (14.12cm 9.708cm)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495cm" svg:height="0.498cm" draw:transform="rotate (1.5707963267949) translate (19.63cm 9.698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draw:transform="rotate (1.5707963267949) translate (20.623cm 9.698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draw:transform="rotate (1.5707963267949) translate (20.128cm 9.698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draw:transform="rotate (1.5707963267949) translate (21.118cm 9.698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0.495cm" svg:height="0.497cm" draw:transform="rotate (1.5707963267949) translate (21.613cm 9.698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95cm" svg:height="0.505cm" draw:transform="rotate (1.5707963267949) translate (22.11cm 9.6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95cm" svg:height="0.505cm" draw:transform="rotate (1.5707963267949) translate (22.615cm 9.698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1" draw:layer="layout" svg:width="0.495cm" svg:height="0.505cm" draw:transform="rotate (1.5707963267949) translate (19.125cm 9.698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95cm" svg:height="0.505cm" draw:transform="rotate (1.5707963267949) translate (18.62cm 9.698cm)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495cm" svg:height="0.498cm" draw:transform="rotate (1.5707963267949) translate (24.13cm 9.695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draw:transform="rotate (1.5707963267949) translate (25.123cm 9.695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draw:transform="rotate (1.5707963267949) translate (24.628cm 9.695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draw:transform="rotate (1.5707963267949) translate (25.618cm 9.695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0.495cm" svg:height="0.497cm" draw:transform="rotate (1.5707963267949) translate (26.113cm 9.695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95cm" svg:height="0.505cm" draw:transform="rotate (1.5707963267949) translate (26.61cm 9.6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95cm" svg:height="0.505cm" draw:transform="rotate (1.5707963267949) translate (27.115cm 9.695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1" draw:layer="layout" svg:width="0.495cm" svg:height="0.505cm" draw:transform="rotate (1.5707963267949) translate (23.625cm 9.695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95cm" svg:height="0.505cm" draw:transform="rotate (1.5707963267949) translate (23.12cm 9.695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5cm" svg:height="0.495cm" draw:transform="rotate (1.5707963267949) translate (29.623cm 9.708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5cm" svg:height="0.497cm" draw:transform="rotate (1.5707963267949) translate (30.613cm 9.708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5cm" svg:height="0.498cm" draw:transform="rotate (1.5707963267949) translate (28.63cm 9.708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5cm" svg:height="0.495cm" draw:transform="rotate (1.5707963267949) translate (29.128cm 9.708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draw:transform="rotate (1.5707963267949) translate (31.11cm 9.708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5cm" svg:height="0.495cm" draw:transform="rotate (1.5707963267949) translate (30.118cm 9.708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draw:transform="rotate (1.5707963267949) translate (27.62cm 9.708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draw:transform="rotate (1.5707963267949) translate (28.125cm 9.708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draw:transform="rotate (1.5707963267949) translate (31.615cm 9.7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3" draw:layer="layout" svg:width="0.5cm" svg:height="0.5cm" svg:x="22.25cm" svg:y="3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6" draw:text-style-name="P23" draw:layer="layout" svg:x1="15.379cm" svg:y1="9.708cm" svg:x2="15.375cm" svg:y2="10cm" draw:start-shape="id1" draw:start-glue-point="3" draw:end-shape="id2" draw:end-glue-point="0" svg:d="M15379 9708v146h-4v146" svg:viewBox="0 0 5 293">
          <text:p/>
        </draw:connector>
        <draw:custom-shape draw:style-name="gr5" draw:text-style-name="P3" draw:layer="layout" svg:width="1cm" svg:height="1cm" svg:x="4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5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4cm" svg:y="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5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1cm" svg:x="6cm" svg:y="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6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3cm" svg:x="9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cm" svg:y="4.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4" draw:layer="layout" svg:width="2.5cm" svg:height="14cm" svg:x="15.1cm" svg:y="10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4" draw:layer="layout" svg:width="2.5cm" svg:height="14cm" svg:x="19.6cm" svg:y="10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4" draw:layer="layout" svg:width="2.5cm" svg:height="14cm" svg:x="24.1cm" svg:y="10cm">
          <text:p/>
          <draw:enhanced-geometry svg:viewBox="0 0 21600 21600" draw:type="rectangle" draw:enhanced-path="M 0 0 L 21600 0 21600 21600 0 21600 0 0 Z N"/>
        </draw:custom-shape>
        <draw:custom-shape draw:name="Snow 11" draw:style-name="gr12" draw:text-style-name="P10" draw:layer="layout" svg:width="1cm" svg:height="1cm" svg:x="7.5cm" svg:y="3.5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5" draw:text-style-name="P20" draw:layer="layout" svg:width="10.5cm" svg:height="1.969cm" svg:x="4.25cm" svg:y="6.531cm">
          <draw:text-box>
            <text:p text:style-name="P19"><text:span text:style-name="T2">Transform to corresponding </text:span></text:p>
            <text:p text:style-name="P19"><text:span text:style-name="T2">Blocked Toeplitz Matrix </text:span></text:p>
          </draw:text-box>
        </draw:frame>
      </draw:page>
      <draw:page draw:name="page4" draw:style-name="dp1" draw:master-page-name="기본값">
        <draw:custom-shape draw:style-name="gr26" draw:text-style-name="P21" draw:layer="layout" svg:width="0.5cm" svg:height="0.5cm" svg:x="12.5cm" svg:y="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cm" svg:y="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5cm" svg:y="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cm" svg:y="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cm" svg:y="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5cm" svg:y="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cm" svg:y="2.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2cm" svg:y="2.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2cm" svg:y="2.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2.5cm" svg:y="2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2cm" svg:y="3.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2.5cm" svg:y="3.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3cm" svg:y="3.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2.5cm" svg:y="3.7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3cm" svg:y="3.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3.5cm" svg:y="3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3cm" svg:y="4.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3.5cm" svg:y="4.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4cm" svg:y="4.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3.5cm" svg:y="4.7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4cm" svg:y="4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4cm" svg:y="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5cm" svg:y="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cm" svg:y="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cm" svg:y="3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cm" svg:y="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5cm" svg:y="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cm" svg:y="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cm" svg:y="3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cm" svg:y="4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2.497cm" svg:y="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cm" svg:y="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5cm" svg:y="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cm" svg:y="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5cm" svg:y="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5cm" svg:y="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cm" svg:y="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5cm" svg:y="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cm" svg:y="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cm" svg:y="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5cm" svg:y="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cm" svg:y="6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2cm" svg:y="6.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2cm" svg:y="6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2.5cm" svg:y="6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2cm" svg:y="7.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2.5cm" svg:y="7.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3cm" svg:y="7.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2.5cm" svg:y="7.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3cm" svg:y="7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3.5cm" svg:y="7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3cm" svg:y="8.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3.5cm" svg:y="8.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4cm" svg:y="8.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7" draw:layer="layout" svg:width="0.5cm" svg:height="0.5cm" svg:x="13.5cm" svg:y="8.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4cm" svg:y="8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4cm" svg:y="9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5cm" svg:y="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cm" svg:y="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cm" svg:y="7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cm" svg:y="8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5cm" svg:y="8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cm" svg:y="8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cm" svg:y="7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cm" svg:y="8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2.497cm" svg:y="8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cm" svg:y="9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5cm" svg:y="9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cm" svg:y="9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5cm" svg:y="9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5cm" svg:y="1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cm" svg:y="1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5cm" svg:y="1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cm" svg:y="1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cm" svg:y="1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5cm" svg:y="1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cm" svg:y="1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cm" svg:y="1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cm" svg:y="1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5cm" svg:y="1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cm" svg:y="11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5cm" svg:y="11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cm" svg:y="11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5cm" svg:y="11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cm" svg:y="11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5cm" svg:y="11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cm" svg:y="1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5cm" svg:y="1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cm" svg:y="1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5cm" svg:y="1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cm" svg:y="1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cm" svg:y="1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5cm" svg:y="11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cm" svg:y="11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cm" svg:y="11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cm" svg:y="1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5cm" svg:y="1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cm" svg:y="1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cm" svg:y="11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cm" svg:y="12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2.497cm" svg:y="1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cm" svg:y="1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5cm" svg:y="1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cm" svg:y="1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5cm" svg:y="1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505cm" svg:y="1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005cm" svg:y="1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505cm" svg:y="1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005cm" svg:y="1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005cm" svg:y="1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505cm" svg:y="1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005cm" svg:y="1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005cm" svg:y="1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005cm" svg:y="1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505cm" svg:y="1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005cm" svg:y="1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505cm" svg:y="1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005cm" svg:y="1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505cm" svg:y="15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005cm" svg:y="15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505cm" svg:y="15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005cm" svg:y="1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505cm" svg:y="1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005cm" svg:y="1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505cm" svg:y="1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005cm" svg:y="1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005cm" svg:y="1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505cm" svg:y="1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005cm" svg:y="1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4.005cm" svg:y="15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005cm" svg:y="1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505cm" svg:y="1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005cm" svg:y="1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005cm" svg:y="15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005cm" svg:y="16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2.502cm" svg:y="1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005cm" svg:y="1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2.505cm" svg:y="1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005cm" svg:y="1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3.505cm" svg:y="1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5cm" svg:y="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cm" svg:y="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5cm" svg:y="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cm" svg:y="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cm" svg:y="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5cm" svg:y="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cm" svg:y="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cm" svg:y="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cm" svg:y="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5cm" svg:y="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cm" svg:y="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5cm" svg:y="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cm" svg:y="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5cm" svg:y="3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cm" svg:y="3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5cm" svg:y="3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cm" svg:y="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5cm" svg:y="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cm" svg:y="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5cm" svg:y="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cm" svg:y="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cm" svg:y="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5cm" svg:y="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cm" svg:y="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cm" svg:y="3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cm" svg:y="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5cm" svg:y="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cm" svg:y="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cm" svg:y="3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cm" svg:y="4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5.497cm" svg:y="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cm" svg:y="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5cm" svg:y="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cm" svg:y="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5cm" svg:y="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5cm" svg:y="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cm" svg:y="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5cm" svg:y="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cm" svg:y="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cm" svg:y="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5cm" svg:y="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cm" svg:y="6.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5cm" svg:y="6.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5cm" svg:y="6.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5.5cm" svg:y="6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5cm" svg:y="7.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5.5cm" svg:y="7.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6cm" svg:y="7.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5.5cm" svg:y="7.7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6cm" svg:y="7.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6.5cm" svg:y="7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6cm" svg:y="8.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6.5cm" svg:y="8.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7cm" svg:y="8.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6.5cm" svg:y="8.7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7cm" svg:y="8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7cm" svg:y="9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5cm" svg:y="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cm" svg:y="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cm" svg:y="7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cm" svg:y="8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5cm" svg:y="8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cm" svg:y="8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cm" svg:y="7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cm" svg:y="8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5.497cm" svg:y="8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cm" svg:y="9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5cm" svg:y="9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cm" svg:y="9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5cm" svg:y="9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5cm" svg:y="1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cm" svg:y="1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5cm" svg:y="1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cm" svg:y="1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cm" svg:y="1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5cm" svg:y="1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cm" svg:y="10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5cm" svg:y="10.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5cm" svg:y="10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5.5cm" svg:y="10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5cm" svg:y="11.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5.5cm" svg:y="11.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6cm" svg:y="11.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5.5cm" svg:y="11.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6cm" svg:y="11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6.5cm" svg:y="11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6cm" svg:y="12.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6.5cm" svg:y="12.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7cm" svg:y="12.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6.5cm" svg:y="12.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7cm" svg:y="12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7cm" svg:y="1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5cm" svg:y="11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cm" svg:y="11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cm" svg:y="11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cm" svg:y="1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5cm" svg:y="1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cm" svg:y="1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cm" svg:y="11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cm" svg:y="12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5.497cm" svg:y="1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cm" svg:y="1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5cm" svg:y="1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cm" svg:y="1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5cm" svg:y="1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505cm" svg:y="1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005cm" svg:y="1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505cm" svg:y="1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005cm" svg:y="1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005cm" svg:y="1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505cm" svg:y="1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005cm" svg:y="1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005cm" svg:y="1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005cm" svg:y="1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505cm" svg:y="1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005cm" svg:y="1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505cm" svg:y="1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005cm" svg:y="1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505cm" svg:y="15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005cm" svg:y="15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505cm" svg:y="15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005cm" svg:y="1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505cm" svg:y="1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005cm" svg:y="1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505cm" svg:y="1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005cm" svg:y="1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005cm" svg:y="1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505cm" svg:y="1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005cm" svg:y="1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7.005cm" svg:y="15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005cm" svg:y="1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505cm" svg:y="1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005cm" svg:y="1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005cm" svg:y="15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005cm" svg:y="16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5.502cm" svg:y="1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005cm" svg:y="1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5.505cm" svg:y="1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005cm" svg:y="1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6.505cm" svg:y="1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5cm" svg:y="1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cm" svg:y="1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5cm" svg:y="1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cm" svg:y="1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cm" svg:y="1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5cm" svg:y="1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cm" svg:y="14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8cm" svg:y="14.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8cm" svg:y="14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8.5cm" svg:y="14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8cm" svg:y="15.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8.5cm" svg:y="15.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9cm" svg:y="15.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8.5cm" svg:y="15.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9cm" svg:y="15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9.5cm" svg:y="15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9cm" svg:y="16.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9.5cm" svg:y="16.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0cm" svg:y="16.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9.5cm" svg:y="16.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0cm" svg:y="16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0cm" svg:y="1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5cm" svg:y="1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cm" svg:y="1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cm" svg:y="15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cm" svg:y="1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5cm" svg:y="1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cm" svg:y="1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cm" svg:y="15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cm" svg:y="16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8.497cm" svg:y="1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cm" svg:y="1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5cm" svg:y="1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cm" svg:y="1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5cm" svg:y="1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5cm" svg:y="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cm" svg:y="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5cm" svg:y="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cm" svg:y="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cm" svg:y="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5cm" svg:y="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cm" svg:y="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cm" svg:y="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cm" svg:y="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5cm" svg:y="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cm" svg:y="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5cm" svg:y="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cm" svg:y="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5cm" svg:y="7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cm" svg:y="7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5cm" svg:y="7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cm" svg:y="8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5cm" svg:y="8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cm" svg:y="8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5cm" svg:y="8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cm" svg:y="8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cm" svg:y="9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5cm" svg:y="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cm" svg:y="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cm" svg:y="7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cm" svg:y="8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5cm" svg:y="8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cm" svg:y="8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cm" svg:y="7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cm" svg:y="8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8.497cm" svg:y="8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cm" svg:y="9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5cm" svg:y="9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cm" svg:y="9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5cm" svg:y="9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5cm" svg:y="1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cm" svg:y="1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5cm" svg:y="1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cm" svg:y="1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cm" svg:y="1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5cm" svg:y="1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cm" svg:y="10.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8cm" svg:y="10.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8cm" svg:y="10.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8.5cm" svg:y="10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8cm" svg:y="11.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8.5cm" svg:y="11.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9cm" svg:y="11.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8.5cm" svg:y="11.7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9cm" svg:y="11.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9.5cm" svg:y="11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9cm" svg:y="12.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9.5cm" svg:y="12.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0cm" svg:y="12.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9.5cm" svg:y="12.7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0cm" svg:y="12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0cm" svg:y="1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5cm" svg:y="11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cm" svg:y="11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cm" svg:y="11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cm" svg:y="1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5cm" svg:y="1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cm" svg:y="1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cm" svg:y="11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cm" svg:y="12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8.497cm" svg:y="1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cm" svg:y="1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5cm" svg:y="1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cm" svg:y="1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5cm" svg:y="1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5cm" svg:y="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cm" svg:y="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5cm" svg:y="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cm" svg:y="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cm" svg:y="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5cm" svg:y="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cm" svg:y="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cm" svg:y="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cm" svg:y="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5cm" svg:y="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cm" svg:y="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5cm" svg:y="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cm" svg:y="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5cm" svg:y="3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cm" svg:y="3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5cm" svg:y="3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cm" svg:y="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5cm" svg:y="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cm" svg:y="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5cm" svg:y="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cm" svg:y="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cm" svg:y="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5cm" svg:y="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cm" svg:y="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0cm" svg:y="3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cm" svg:y="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5cm" svg:y="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cm" svg:y="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cm" svg:y="3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cm" svg:y="4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18.497cm" svg:y="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cm" svg:y="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8.5cm" svg:y="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cm" svg:y="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19.5cm" svg:y="5.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495cm" svg:height="0.498cm" svg:x="22.505cm" svg:y="6.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22.505cm" svg:y="7.24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22.505cm" svg:y="6.74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22.505cm" svg:y="7.73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0.495cm" svg:height="0.497cm" svg:x="22.505cm" svg:y="8.23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495cm" svg:height="0.498cm" svg:x="22.5cm" svg:y="8.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22.5cm" svg:y="9.74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22.5cm" svg:y="9.24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22.5cm" svg:y="10.23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0.495cm" svg:height="0.497cm" svg:x="22.5cm" svg:y="10.73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495cm" svg:height="0.498cm" svg:x="22.5cm" svg:y="11.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22.5cm" svg:y="12.24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22.5cm" svg:y="11.74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22.5cm" svg:y="12.73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0.495cm" svg:height="0.497cm" svg:x="22.5cm" svg:y="13.23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cm" svg:y="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5cm" svg:y="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cm" svg:y="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5cm" svg:y="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5cm" svg:y="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cm" svg:y="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5cm" svg:y="2.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7.5cm" svg:y="2.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7.5cm" svg:y="2.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8cm" svg:y="2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7.5cm" svg:y="3.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8cm" svg:y="3.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8.5cm" svg:y="3.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8cm" svg:y="3.7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8.5cm" svg:y="3.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9cm" svg:y="3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8.5cm" svg:y="4.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9cm" svg:y="4.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9.5cm" svg:y="4.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9cm" svg:y="4.7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9.5cm" svg:y="4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9.5cm" svg:y="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cm" svg:y="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5cm" svg:y="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5cm" svg:y="3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5cm" svg:y="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cm" svg:y="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5cm" svg:y="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5cm" svg:y="3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5cm" svg:y="4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27.997cm" svg:y="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5cm" svg:y="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cm" svg:y="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5cm" svg:y="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cm" svg:y="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cm" svg:y="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5cm" svg:y="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cm" svg:y="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5cm" svg:y="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5cm" svg:y="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cm" svg:y="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5cm" svg:y="6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7.5cm" svg:y="6.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7.5cm" svg:y="6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8cm" svg:y="6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7.5cm" svg:y="7.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8cm" svg:y="7.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8.5cm" svg:y="7.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8cm" svg:y="7.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8.5cm" svg:y="7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9cm" svg:y="7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8.5cm" svg:y="8.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9cm" svg:y="8.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9.5cm" svg:y="8.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7" draw:layer="layout" svg:width="0.5cm" svg:height="0.5cm" svg:x="29cm" svg:y="8.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9.5cm" svg:y="8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9.5cm" svg:y="9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cm" svg:y="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5cm" svg:y="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5cm" svg:y="7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5cm" svg:y="8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cm" svg:y="8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5cm" svg:y="8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5cm" svg:y="7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5cm" svg:y="8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27.997cm" svg:y="8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5cm" svg:y="9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cm" svg:y="9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5cm" svg:y="9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cm" svg:y="9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cm" svg:y="1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5cm" svg:y="1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cm" svg:y="1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5cm" svg:y="1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5cm" svg:y="1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cm" svg:y="1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5cm" svg:y="1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5cm" svg:y="1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5cm" svg:y="1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cm" svg:y="1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5cm" svg:y="11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cm" svg:y="11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5cm" svg:y="11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cm" svg:y="11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5cm" svg:y="11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cm" svg:y="11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5cm" svg:y="1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cm" svg:y="1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5cm" svg:y="1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cm" svg:y="1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5cm" svg:y="1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5cm" svg:y="1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cm" svg:y="11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5cm" svg:y="11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5cm" svg:y="11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5cm" svg:y="1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cm" svg:y="1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5cm" svg:y="1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5cm" svg:y="11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5cm" svg:y="12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27.997cm" svg:y="1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5cm" svg:y="1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cm" svg:y="1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5cm" svg:y="1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cm" svg:y="1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005cm" svg:y="1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505cm" svg:y="1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005cm" svg:y="1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505cm" svg:y="1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505cm" svg:y="1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005cm" svg:y="1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505cm" svg:y="1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505cm" svg:y="1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505cm" svg:y="1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005cm" svg:y="1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505cm" svg:y="1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005cm" svg:y="1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505cm" svg:y="1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005cm" svg:y="15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505cm" svg:y="15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005cm" svg:y="15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505cm" svg:y="1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005cm" svg:y="1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505cm" svg:y="1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005cm" svg:y="1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505cm" svg:y="1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505cm" svg:y="1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005cm" svg:y="1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505cm" svg:y="1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505cm" svg:y="15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505cm" svg:y="1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005cm" svg:y="1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505cm" svg:y="1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505cm" svg:y="15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505cm" svg:y="16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28.002cm" svg:y="1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7.505cm" svg:y="1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005cm" svg:y="1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505cm" svg:y="1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005cm" svg:y="1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cm" svg:y="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5cm" svg:y="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cm" svg:y="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5cm" svg:y="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5cm" svg:y="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cm" svg:y="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5cm" svg:y="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5cm" svg:y="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5cm" svg:y="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cm" svg:y="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5cm" svg:y="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cm" svg:y="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5cm" svg:y="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cm" svg:y="3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5cm" svg:y="3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cm" svg:y="3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5cm" svg:y="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cm" svg:y="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5cm" svg:y="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cm" svg:y="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5cm" svg:y="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5cm" svg:y="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cm" svg:y="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5cm" svg:y="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5cm" svg:y="3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5cm" svg:y="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cm" svg:y="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5cm" svg:y="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5cm" svg:y="3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5cm" svg:y="4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30.997cm" svg:y="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5cm" svg:y="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cm" svg:y="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5cm" svg:y="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cm" svg:y="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cm" svg:y="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5cm" svg:y="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cm" svg:y="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5cm" svg:y="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5cm" svg:y="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cm" svg:y="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5cm" svg:y="6.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0.5cm" svg:y="6.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0.5cm" svg:y="6.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1cm" svg:y="6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0.5cm" svg:y="7.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1cm" svg:y="7.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1.5cm" svg:y="7.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1cm" svg:y="7.7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1.5cm" svg:y="7.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2cm" svg:y="7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1.5cm" svg:y="8.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2cm" svg:y="8.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2.5cm" svg:y="8.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2cm" svg:y="8.7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2.5cm" svg:y="8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2.5cm" svg:y="9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cm" svg:y="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5cm" svg:y="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5cm" svg:y="7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5cm" svg:y="8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cm" svg:y="8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5cm" svg:y="8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5cm" svg:y="7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5cm" svg:y="8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30.997cm" svg:y="8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5cm" svg:y="9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cm" svg:y="9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5cm" svg:y="9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cm" svg:y="9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cm" svg:y="1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5cm" svg:y="1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cm" svg:y="1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5cm" svg:y="1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5cm" svg:y="1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cm" svg:y="1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5cm" svg:y="10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30.5cm" svg:y="10.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30.5cm" svg:y="10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31cm" svg:y="10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30.5cm" svg:y="11.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31cm" svg:y="11.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31.5cm" svg:y="11.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31cm" svg:y="11.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31.5cm" svg:y="11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32cm" svg:y="11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31.5cm" svg:y="12.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32cm" svg:y="12.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32.5cm" svg:y="12.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32cm" svg:y="12.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32.5cm" svg:y="12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32.5cm" svg:y="1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cm" svg:y="11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5cm" svg:y="11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5cm" svg:y="11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5cm" svg:y="1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cm" svg:y="1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5cm" svg:y="1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5cm" svg:y="11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5cm" svg:y="12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30.997cm" svg:y="1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5cm" svg:y="1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cm" svg:y="1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5cm" svg:y="1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cm" svg:y="1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005cm" svg:y="1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505cm" svg:y="1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005cm" svg:y="1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505cm" svg:y="1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505cm" svg:y="1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005cm" svg:y="1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505cm" svg:y="1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505cm" svg:y="1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505cm" svg:y="1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005cm" svg:y="1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505cm" svg:y="1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005cm" svg:y="1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505cm" svg:y="1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005cm" svg:y="15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505cm" svg:y="15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005cm" svg:y="15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505cm" svg:y="1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005cm" svg:y="1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505cm" svg:y="1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005cm" svg:y="1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505cm" svg:y="1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505cm" svg:y="1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005cm" svg:y="1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505cm" svg:y="1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505cm" svg:y="15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505cm" svg:y="1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005cm" svg:y="1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505cm" svg:y="1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505cm" svg:y="15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505cm" svg:y="16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31.002cm" svg:y="1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.505cm" svg:y="1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005cm" svg:y="1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505cm" svg:y="1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005cm" svg:y="1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cm" svg:y="1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.5cm" svg:y="1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cm" svg:y="1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.5cm" svg:y="1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.5cm" svg:y="1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cm" svg:y="1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.5cm" svg:y="14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33.5cm" svg:y="14.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33.5cm" svg:y="14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34cm" svg:y="14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33.5cm" svg:y="15.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34cm" svg:y="15.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34.5cm" svg:y="15.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34cm" svg:y="15.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34.5cm" svg:y="15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35cm" svg:y="15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34.5cm" svg:y="16.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35cm" svg:y="16.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35.5cm" svg:y="16.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35cm" svg:y="16.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35.5cm" svg:y="16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35.5cm" svg:y="1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cm" svg:y="1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.5cm" svg:y="1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.5cm" svg:y="15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3.5cm" svg:y="1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cm" svg:y="1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.5cm" svg:y="1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3.5cm" svg:y="15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3.5cm" svg:y="16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33.997cm" svg:y="1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3.5cm" svg:y="1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cm" svg:y="1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.5cm" svg:y="1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cm" svg:y="1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cm" svg:y="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.5cm" svg:y="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cm" svg:y="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.5cm" svg:y="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.5cm" svg:y="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cm" svg:y="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.5cm" svg:y="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3.5cm" svg:y="6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3.5cm" svg:y="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cm" svg:y="6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3.5cm" svg:y="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cm" svg:y="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.5cm" svg:y="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cm" svg:y="7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.5cm" svg:y="7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cm" svg:y="7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.5cm" svg:y="8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cm" svg:y="8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.5cm" svg:y="8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cm" svg:y="8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.5cm" svg:y="8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.5cm" svg:y="9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cm" svg:y="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.5cm" svg:y="7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.5cm" svg:y="7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3.5cm" svg:y="8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cm" svg:y="8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.5cm" svg:y="8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3.5cm" svg:y="7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3.5cm" svg:y="8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33.997cm" svg:y="8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3.5cm" svg:y="9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cm" svg:y="9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.5cm" svg:y="9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cm" svg:y="9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cm" svg:y="1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.5cm" svg:y="1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cm" svg:y="1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.5cm" svg:y="1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.5cm" svg:y="1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cm" svg:y="1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.5cm" svg:y="10.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3.5cm" svg:y="10.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3.5cm" svg:y="10.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4cm" svg:y="10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3.5cm" svg:y="11.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4cm" svg:y="11.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4.5cm" svg:y="11.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4cm" svg:y="11.7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4.5cm" svg:y="11.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5cm" svg:y="11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4.5cm" svg:y="12.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5cm" svg:y="12.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5.5cm" svg:y="12.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5cm" svg:y="12.7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5.5cm" svg:y="12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5.5cm" svg:y="1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cm" svg:y="11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.5cm" svg:y="11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.5cm" svg:y="11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3.5cm" svg:y="1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cm" svg:y="1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.5cm" svg:y="1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3.5cm" svg:y="11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3.5cm" svg:y="12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33.997cm" svg:y="1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3.5cm" svg:y="1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cm" svg:y="1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.5cm" svg:y="1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cm" svg:y="1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cm" svg:y="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.5cm" svg:y="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cm" svg:y="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.5cm" svg:y="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.5cm" svg:y="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cm" svg:y="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.5cm" svg:y="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3.5cm" svg:y="2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3.5cm" svg:y="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cm" svg:y="2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3.5cm" svg:y="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cm" svg:y="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.5cm" svg:y="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cm" svg:y="3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.5cm" svg:y="3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cm" svg:y="3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.5cm" svg:y="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cm" svg:y="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.5cm" svg:y="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cm" svg:y="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.5cm" svg:y="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.5cm" svg:y="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cm" svg:y="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.5cm" svg:y="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.5cm" svg:y="3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3.5cm" svg:y="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cm" svg:y="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.5cm" svg:y="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3.5cm" svg:y="3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3.5cm" svg:y="4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33.997cm" svg:y="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3.5cm" svg:y="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cm" svg:y="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.5cm" svg:y="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cm" svg:y="5.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495cm" svg:height="0.498cm" svg:x="39.505cm" svg:y="6.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39.505cm" svg:y="7.24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39.505cm" svg:y="6.74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39.505cm" svg:y="7.73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0.495cm" svg:height="0.497cm" svg:x="39.505cm" svg:y="8.23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495cm" svg:height="0.498cm" svg:x="39.5cm" svg:y="8.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39.5cm" svg:y="9.74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39.5cm" svg:y="9.24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39.5cm" svg:y="10.23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0.495cm" svg:height="0.497cm" svg:x="39.5cm" svg:y="10.73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495cm" svg:height="0.498cm" svg:x="39.5cm" svg:y="11.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39.5cm" svg:y="12.24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39.5cm" svg:y="11.74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39.5cm" svg:y="12.73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0.495cm" svg:height="0.497cm" svg:x="39.5cm" svg:y="13.23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5" draw:layer="layout" svg:width="9cm" svg:height="1.5cm" svg:x="27.25cm" svg:y="3.2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5" draw:layer="layout" svg:width="9cm" svg:height="1.5cm" svg:x="27.25cm" svg:y="7.2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5" draw:layer="layout" svg:width="9cm" svg:height="1.5cm" svg:x="27.25cm" svg:y="11.2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5" draw:layer="layout" svg:width="9cm" svg:height="1.5cm" svg:x="27.25cm" svg:y="15.2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6" draw:layer="layout" svg:width="11.25cm" svg:height="7.5cm" svg:x="26cm" svg:y="6.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8cm" svg:y="20.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8.5cm" svg:y="20.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9cm" svg:y="20.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8.5cm" svg:y="20.7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9cm" svg:y="20.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9.5cm" svg:y="20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9cm" svg:y="21.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9.5cm" svg:y="21.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0cm" svg:y="21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5cm" svg:y="2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cm" svg:y="2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cm" svg:y="2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cm" svg:y="2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cm" svg:y="21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28.497cm" svg:y="21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cm" svg:y="2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5cm" svg:y="2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cm" svg:y="2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.5cm" svg:y="2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cm" svg:y="2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5cm" svg:y="2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cm" svg:y="21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5cm" svg:y="21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3cm" svg:y="21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5cm" svg:y="2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3cm" svg:y="2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3cm" svg:y="2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cm" svg:y="2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cm" svg:y="21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31.497cm" svg:y="21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cm" svg:y="2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.5cm" svg:y="2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cm" svg:y="2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.5cm" svg:y="2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cm" svg:y="2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.5cm" svg:y="2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cm" svg:y="21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.5cm" svg:y="21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6cm" svg:y="21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.5cm" svg:y="2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6cm" svg:y="2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6cm" svg:y="2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cm" svg:y="2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cm" svg:y="21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34.497cm" svg:y="21.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8cm" svg:y="22.2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8.5cm" svg:y="22.2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9cm" svg:y="22.2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8.5cm" svg:y="22.7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9cm" svg:y="22.7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9.5cm" svg:y="22.7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9cm" svg:y="23.2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9.5cm" svg:y="23.2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30cm" svg:y="23.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5cm" svg:y="22.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cm" svg:y="22.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cm" svg:y="22.7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cm" svg:y="22.7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cm" svg:y="23.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28.497cm" svg:y="23.2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1cm" svg:y="22.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1.5cm" svg:y="22.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2cm" svg:y="22.2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1.5cm" svg:y="22.7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2cm" svg:y="22.7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2.5cm" svg:y="22.7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2cm" svg:y="23.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2.5cm" svg:y="23.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3cm" svg:y="23.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5cm" svg:y="22.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3cm" svg:y="22.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3cm" svg:y="22.7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cm" svg:y="22.7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cm" svg:y="23.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31.497cm" svg:y="23.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cm" svg:y="22.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.5cm" svg:y="22.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cm" svg:y="22.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.5cm" svg:y="22.7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cm" svg:y="22.7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.5cm" svg:y="22.7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cm" svg:y="23.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.5cm" svg:y="23.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6cm" svg:y="23.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.5cm" svg:y="22.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6cm" svg:y="22.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6cm" svg:y="22.7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cm" svg:y="22.7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cm" svg:y="23.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34.497cm" svg:y="23.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cm" svg:y="2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5cm" svg:y="2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cm" svg:y="2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.5cm" svg:y="2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cm" svg:y="2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5cm" svg:y="2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cm" svg:y="2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5cm" svg:y="2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cm" svg:y="2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9.5cm" svg:y="2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cm" svg:y="2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0cm" svg:y="2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cm" svg:y="2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28cm" svg:y="25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28.497cm" svg:y="25.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31cm" svg:y="24.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31.5cm" svg:y="24.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32cm" svg:y="24.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31.5cm" svg:y="24.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32cm" svg:y="24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32.5cm" svg:y="24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32cm" svg:y="25.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32.5cm" svg:y="25.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33cm" svg:y="2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2.5cm" svg:y="2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3cm" svg:y="2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3cm" svg:y="2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cm" svg:y="2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1cm" svg:y="25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31.497cm" svg:y="25.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4cm" svg:y="24.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4.5cm" svg:y="24.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5cm" svg:y="24.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4.5cm" svg:y="24.7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5cm" svg:y="24.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5.5cm" svg:y="24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5cm" svg:y="25.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5.5cm" svg:y="25.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6cm" svg:y="2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5.5cm" svg:y="2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6cm" svg:y="2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6cm" svg:y="2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cm" svg:y="24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0.5cm" svg:height="0.5cm" svg:x="34cm" svg:y="25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503cm" svg:height="0.51cm" svg:x="34.497cm" svg:y="25.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495cm" svg:height="0.498cm" svg:x="38.505cm" svg:y="19.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38.505cm" svg:y="20.24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38.505cm" svg:y="19.74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38.505cm" svg:y="20.73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0.495cm" svg:height="0.497cm" svg:x="38.505cm" svg:y="21.23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495cm" svg:height="0.498cm" svg:x="38.5cm" svg:y="21.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38.5cm" svg:y="22.74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38.5cm" svg:y="22.24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38.5cm" svg:y="23.23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0.495cm" svg:height="0.497cm" svg:x="38.5cm" svg:y="23.73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495cm" svg:height="0.498cm" svg:x="38.5cm" svg:y="24.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38.5cm" svg:y="25.24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38.5cm" svg:y="24.74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495cm" svg:height="0.495cm" svg:x="38.5cm" svg:y="25.73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0.495cm" svg:height="0.497cm" svg:x="38.5cm" svg:y="26.2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cm" svg:x="8.5cm" svg:y="21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9.5cm" svg:y="2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8.5cm" svg:y="20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9.5cm" svg:y="2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1cm" svg:x="10.5cm" svg:y="2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10.5cm" svg:y="2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3cm" svg:x="13.5cm" svg:y="20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5cm" svg:y="20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.5cm" svg:y="20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.5cm" svg:y="20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.5cm" svg:y="20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5cm" svg:y="21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.5cm" svg:y="21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.5cm" svg:y="21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.5cm" svg:y="21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5cm" svg:y="2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.5cm" svg:y="2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.5cm" svg:y="2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.5cm" svg:y="2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5cm" svg:y="20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5cm" svg:y="21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5cm" svg:y="22.25cm">
          <text:p/>
          <draw:enhanced-geometry svg:viewBox="0 0 21600 21600" draw:type="rectangle" draw:enhanced-path="M 0 0 L 21600 0 21600 21600 0 21600 0 0 Z N"/>
        </draw:custom-shape>
        <draw:custom-shape draw:name="Snow 12" draw:style-name="gr12" draw:text-style-name="P10" draw:layer="layout" svg:width="1cm" svg:height="1cm" svg:x="12cm" svg:y="21.25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5" draw:style-name="dp1" draw:master-page-name="기본값">
        <draw:custom-shape draw:style-name="gr50" draw:text-style-name="P2" draw:layer="layout" svg:width="7cm" svg:height="7cm" svg:x="2.25cm" svg:y="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3.5cm" svg:y="3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4.5cm" svg:y="3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5.5cm" svg:y="3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6.5cm" svg:y="3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3.5cm" svg:y="4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4.5cm" svg:y="4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5.5cm" svg:y="4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6.5cm" svg:y="4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3.5cm" svg:y="5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4.5cm" svg:y="5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5.5cm" svg:y="5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6.5cm" svg:y="5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3.5cm" svg:y="6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4.5cm" svg:y="6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5.5cm" svg:y="6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6.5cm" svg:y="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.2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.2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4.2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.2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.2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.2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4.2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.2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.25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.25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4.25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.25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.2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.2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4.2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.2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6.2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2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2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6.2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2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2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6.25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25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25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6.2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2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2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.25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.25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4.25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.25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.25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.25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4.25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.25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6.25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25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25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6.25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25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25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.25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.25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4.25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.25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6.25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25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25cm" svg:y="8cm">
          <text:p/>
          <draw:enhanced-geometry svg:viewBox="0 0 21600 21600" draw:type="rectangle" draw:enhanced-path="M 0 0 L 21600 0 21600 21600 0 21600 0 0 Z N"/>
        </draw:custom-shape>
        <draw:custom-shape draw:name="Snow 2" draw:style-name="gr52" draw:text-style-name="P10" draw:layer="layout" svg:width="1.5cm" svg:height="1.5cm" svg:x="10.75cm" svg:y="4.5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3" draw:text-style-name="P23" draw:layer="layout" svg:width="3.759cm" svg:height="3.449cm" svg:x="13.6cm" svg:y="3.7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name="Snow 1" draw:style-name="gr52" draw:text-style-name="P28" draw:layer="layout" svg:width="1.5cm" svg:height="1.5cm" svg:x="28.75cm" svg:y="4.25cm">
          <text:p text:style-name="P27"><text:span text:style-name="T3">K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3" draw:style-name="gr52" draw:text-style-name="P28" draw:layer="layout" svg:width="1.5cm" svg:height="1.5cm" svg:x="32.25cm" svg:y="4.25cm">
          <text:p text:style-name="P27"><text:span text:style-name="T3">X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4" draw:style-name="gr12" draw:text-style-name="P10" draw:layer="layout" svg:width="1cm" svg:height="1cm" svg:x="30.75cm" svg:y="4.5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5" draw:style-name="gr52" draw:text-style-name="P28" draw:layer="layout" svg:width="1.5cm" svg:height="1.5cm" svg:x="35.75cm" svg:y="4.25cm">
          <text:p text:style-name="P27"><text:span text:style-name="T3">B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6" draw:style-name="gr54" draw:text-style-name="P10" draw:layer="layout" svg:width="0.75cm" svg:height="0.6cm" svg:x="34.25cm" svg:y="4.75cm">
          <text:p text:style-name="P9"><text:span text:style-name="T1">=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1" draw:text-style-name="P1" draw:layer="layout" svg:width="1cm" svg:height="1cm" svg:x="21cm" svg:y="3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2cm" svg:y="3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3cm" svg:y="3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4cm" svg:y="3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1cm" svg:y="4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2cm" svg:y="4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3cm" svg:y="4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4cm" svg:y="4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1cm" svg:y="5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2cm" svg:y="5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3cm" svg:y="5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4cm" svg:y="5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1cm" svg:y="6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2cm" svg:y="6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3cm" svg:y="6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4cm" svg:y="6.5cm">
          <text:p/>
          <draw:enhanced-geometry svg:viewBox="0 0 21600 21600" draw:type="rectangle" draw:enhanced-path="M 0 0 L 21600 0 21600 21600 0 21600 0 0 Z N"/>
        </draw:custom-shape>
        <draw:frame draw:style-name="gr53" draw:text-style-name="P23" draw:layer="layout" svg:width="3.692cm" svg:height="3.449cm" svg:x="21.1cm" svg:y="3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name="Snow 7" draw:style-name="gr54" draw:text-style-name="P10" draw:layer="layout" svg:width="0.75cm" svg:height="0.6cm" svg:x="19cm" svg:y="5cm">
          <text:p text:style-name="P9"><text:span text:style-name="T1">=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1" draw:text-style-name="P1" draw:layer="layout" svg:width="1cm" svg:height="1cm" svg:x="11cm" svg:y="21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2cm" svg:y="21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3cm" svg:y="21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4cm" svg:y="21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1cm" svg:y="22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2cm" svg:y="22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3cm" svg:y="22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4cm" svg:y="22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1cm" svg:y="23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2cm" svg:y="23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3cm" svg:y="23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4cm" svg:y="23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1cm" svg:y="24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2cm" svg:y="24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3cm" svg:y="24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4cm" svg:y="24.25cm">
          <text:p/>
          <draw:enhanced-geometry svg:viewBox="0 0 21600 21600" draw:type="rectangle" draw:enhanced-path="M 0 0 L 21600 0 21600 21600 0 21600 0 0 Z N"/>
        </draw:custom-shape>
        <draw:frame draw:style-name="gr53" draw:text-style-name="P23" draw:layer="layout" svg:width="3.759cm" svg:height="3.449cm" svg:x="11.1cm" svg:y="21.5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custom-shape draw:style-name="gr51" draw:text-style-name="P1" draw:layer="layout" svg:width="1cm" svg:height="1cm" svg:x="14cm" svg:y="16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4cm" svg:y="15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3cm" svg:y="14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2cm" svg:y="15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1cm" svg:y="14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1cm" svg:y="15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1cm" svg:y="16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2cm" svg:y="16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3cm" svg:y="16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1cm" svg:y="13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2cm" svg:y="13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3cm" svg:y="13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4cm" svg:y="13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2cm" svg:y="14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4cm" svg:y="14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3cm" svg:y="15.25cm">
          <text:p/>
          <draw:enhanced-geometry svg:viewBox="0 0 21600 21600" draw:type="rectangle" draw:enhanced-path="M 0 0 L 21600 0 21600 21600 0 21600 0 0 Z N"/>
        </draw:custom-shape>
        <draw:frame draw:style-name="gr53" draw:text-style-name="P23" draw:layer="layout" svg:width="3.759cm" svg:height="3.449cm" svg:x="11.1cm" svg:y="13.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custom-shape draw:style-name="gr51" draw:text-style-name="P1" draw:layer="layout" svg:width="1cm" svg:height="1cm" svg:x="25cm" svg:y="13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6cm" svg:y="13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7cm" svg:y="13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8cm" svg:y="13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5cm" svg:y="14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6cm" svg:y="14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7cm" svg:y="14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8cm" svg:y="14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5cm" svg:y="15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6cm" svg:y="15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7cm" svg:y="15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8cm" svg:y="15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5cm" svg:y="16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6cm" svg:y="16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7cm" svg:y="16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8cm" svg:y="16.25cm">
          <text:p/>
          <draw:enhanced-geometry svg:viewBox="0 0 21600 21600" draw:type="rectangle" draw:enhanced-path="M 0 0 L 21600 0 21600 21600 0 21600 0 0 Z N"/>
        </draw:custom-shape>
        <draw:frame draw:style-name="gr53" draw:text-style-name="P23" draw:layer="layout" svg:width="3.759cm" svg:height="3.449cm" svg:x="25.1cm" svg:y="13.5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custom-shape draw:style-name="gr51" draw:text-style-name="P1" draw:layer="layout" svg:width="1cm" svg:height="1cm" svg:x="18cm" svg:y="13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9cm" svg:y="13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0cm" svg:y="13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1cm" svg:y="13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8cm" svg:y="14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9cm" svg:y="14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0cm" svg:y="14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1cm" svg:y="14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8cm" svg:y="15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9cm" svg:y="15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0cm" svg:y="15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1cm" svg:y="15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8cm" svg:y="16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9cm" svg:y="16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0cm" svg:y="16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1cm" svg:y="16.25cm">
          <text:p/>
          <draw:enhanced-geometry svg:viewBox="0 0 21600 21600" draw:type="rectangle" draw:enhanced-path="M 0 0 L 21600 0 21600 21600 0 21600 0 0 Z N"/>
        </draw:custom-shape>
        <draw:frame draw:style-name="gr53" draw:text-style-name="P23" draw:layer="layout" svg:width="3.759cm" svg:height="3.449cm" svg:x="18.1cm" svg:y="13.5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custom-shape draw:style-name="gr50" draw:text-style-name="P2" draw:layer="layout" svg:width="7cm" svg:height="7cm" svg:x="7.75cm" svg:y="10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9" draw:layer="layout" svg:width="1cm" svg:height="1cm" svg:x="23cm" svg:y="21.2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1" draw:layer="layout" svg:width="1cm" svg:height="1cm" svg:x="24cm" svg:y="21.2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0" draw:layer="layout" svg:width="1cm" svg:height="1cm" svg:x="25cm" svg:y="21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6cm" svg:y="21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3cm" svg:y="22.2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1" draw:layer="layout" svg:width="1cm" svg:height="1cm" svg:x="24cm" svg:y="22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5cm" svg:y="22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6cm" svg:y="22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3cm" svg:y="23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4cm" svg:y="23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5cm" svg:y="23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6cm" svg:y="23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3cm" svg:y="24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4cm" svg:y="24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5cm" svg:y="24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6cm" svg:y="24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75cm" svg:y="16cm">
          <text:p/>
          <draw:enhanced-geometry svg:viewBox="0 0 21600 21600" draw:type="rectangle" draw:enhanced-path="M 0 0 L 21600 0 21600 21600 0 21600 0 0 Z N"/>
        </draw:custom-shape>
        <draw:frame draw:style-name="gr53" draw:text-style-name="P23" draw:layer="layout" svg:width="3.692cm" svg:height="3.449cm" svg:x="23.1cm" svg:y="21.5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custom-shape draw:style-name="gr50" draw:text-style-name="P2" draw:layer="layout" svg:width="7cm" svg:height="7cm" svg:x="23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3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4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5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6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3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4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5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6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3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4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5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6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3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4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5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6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7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8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9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7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8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9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7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8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9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7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8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9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3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4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5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6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3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4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5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6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7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8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9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7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8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9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3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4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5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6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7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8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9.75cm" svg:y="1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7cm" svg:height="7cm" svg:x="15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8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8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8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8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9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0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1.75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9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0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1.7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9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0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1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9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0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1.7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8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8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9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0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1.7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9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0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1.7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8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9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0.7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1.75cm" svg:y="16cm">
          <text:p/>
          <draw:enhanced-geometry svg:viewBox="0 0 21600 21600" draw:type="rectangle" draw:enhanced-path="M 0 0 L 21600 0 21600 21600 0 21600 0 0 Z N"/>
        </draw:custom-shape>
        <draw:frame draw:style-name="gr53" draw:text-style-name="P23" draw:layer="layout" svg:width="6.727cm" svg:height="6.368cm" svg:x="7.95cm" svg:y="10.2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custom-shape draw:style-name="gr50" draw:text-style-name="P2" draw:layer="layout" svg:width="7cm" svg:height="7cm" svg:x="7.75cm" svg:y="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75cm" svg:y="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75cm" svg:y="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.75cm" svg:y="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.75cm" svg:y="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75cm" svg:y="2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75cm" svg:y="2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.75cm" svg:y="2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.75cm" svg:y="2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75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75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.75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.75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75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75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.75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.75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.75cm" svg:y="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.75cm" svg:y="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75cm" svg:y="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.75cm" svg:y="2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.75cm" svg:y="2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75cm" svg:y="2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.75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.75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75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.75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.75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75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75cm" svg:y="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75cm" svg:y="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.75cm" svg:y="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.75cm" svg:y="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75cm" svg:y="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75cm" svg:y="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.75cm" svg:y="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.75cm" svg:y="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.75cm" svg:y="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.75cm" svg:y="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75cm" svg:y="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.75cm" svg:y="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.75cm" svg:y="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75cm" svg:y="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75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75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.75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.75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.75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.75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75cm" svg:y="25cm">
          <text:p/>
          <draw:enhanced-geometry svg:viewBox="0 0 21600 21600" draw:type="rectangle" draw:enhanced-path="M 0 0 L 21600 0 21600 21600 0 21600 0 0 Z N"/>
        </draw:custom-shape>
        <draw:frame draw:style-name="gr53" draw:text-style-name="P23" draw:layer="layout" svg:width="6.727cm" svg:height="6.368cm" svg:x="7.95cm" svg:y="19.2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line draw:style-name="gr59" draw:text-style-name="P1" draw:layer="layout" svg:x1="15cm" svg:y1="17.75cm" svg:x2="22.75cm" svg:y2="21.25cm">
          <text:p/>
        </draw:line>
        <draw:line draw:style-name="gr60" draw:text-style-name="P1" draw:layer="layout" svg:x1="22.25cm" svg:y1="17.75cm" svg:x2="24.25cm" svg:y2="21cm">
          <text:p/>
        </draw:line>
        <draw:line draw:style-name="gr61" draw:text-style-name="P1" draw:layer="layout" svg:x1="26.5cm" svg:y1="17.75cm" svg:x2="25.5cm" svg:y2="21cm">
          <text:p/>
        </draw:line>
        <draw:line draw:style-name="gr62" draw:text-style-name="P1" draw:layer="layout" svg:x1="15.75cm" svg:y1="23cm" svg:x2="24cm" svg:y2="22.75cm">
          <text:p/>
        </draw:line>
        <draw:frame draw:style-name="gr53" draw:text-style-name="P23" draw:layer="layout" svg:width="6.727cm" svg:height="6.368cm" svg:x="15.9cm" svg:y="10.25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53" draw:text-style-name="P23" draw:layer="layout" svg:width="6.727cm" svg:height="6.368cm" svg:x="23.95cm" svg:y="10.25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</draw:page>
      <draw:page draw:name="page6" draw:style-name="dp1" draw:master-page-name="기본값">
        <draw:custom-shape draw:style-name="gr50" draw:text-style-name="P2" draw:layer="layout" svg:width="7cm" svg:height="7cm" svg:x="2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4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4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4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4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6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6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6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6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4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4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6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6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4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6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cm" svg:y="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7.5cm" svg:y="2.7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8.5cm" svg:y="2.7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19.5cm" svg:y="2.7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0.5cm" svg:y="2.7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1cm" svg:height="1cm" svg:x="17.5cm" svg:y="3.7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1cm" svg:height="1cm" svg:x="18.5cm" svg:y="3.7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1cm" svg:height="1cm" svg:x="19.5cm" svg:y="3.7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1cm" svg:height="1cm" svg:x="20.5cm" svg:y="3.7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1cm" svg:height="1cm" svg:x="17.5cm" svg:y="4.7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1cm" svg:height="1cm" svg:x="18.5cm" svg:y="4.7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1cm" svg:height="1cm" svg:x="19.5cm" svg:y="4.7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1cm" svg:height="1cm" svg:x="20.5cm" svg:y="4.7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1cm" svg:height="1cm" svg:x="17.5cm" svg:y="5.7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1cm" svg:height="1cm" svg:x="18.5cm" svg:y="5.7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1cm" svg:height="1cm" svg:x="19.5cm" svg:y="5.7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1cm" svg:height="1cm" svg:x="20.5cm" svg:y="5.75cm">
          <text:p/>
          <draw:enhanced-geometry svg:viewBox="0 0 21600 21600" draw:type="rectangle" draw:enhanced-path="M 0 0 L 21600 0 21600 21600 0 21600 0 0 Z N"/>
        </draw:custom-shape>
        <draw:frame draw:style-name="gr53" draw:text-style-name="P23" draw:layer="layout" svg:width="3.759cm" svg:height="3.449cm" svg:x="17.6cm" svg:y="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66" draw:text-style-name="P32" draw:layer="layout" svg:width="4cm" svg:height="4cm" svg:x="5cm" svg:y="5cm">
          <text:p/>
          <draw:enhanced-geometry svg:viewBox="0 0 21600 21600" draw:type="rectangle" draw:enhanced-path="M 0 0 L 21600 0 21600 21600 0 21600 0 0 Z N"/>
        </draw:custom-shape>
        <draw:frame draw:style-name="gr53" draw:text-style-name="P23" draw:layer="layout" svg:width="6.728cm" svg:height="6.368cm" svg:x="2.15cm" svg:y="2.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67" draw:text-style-name="P33" draw:layer="layout" svg:width="1cm" svg:height="1cm" svg:x="11cm" svg:y="2.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3" draw:layer="layout" svg:width="1cm" svg:height="1cm" svg:x="12cm" svg:y="2.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3" draw:layer="layout" svg:width="1cm" svg:height="1cm" svg:x="13cm" svg:y="2.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3" draw:layer="layout" svg:width="1cm" svg:height="1cm" svg:x="14cm" svg:y="2.7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4" draw:layer="layout" svg:width="1cm" svg:height="1cm" svg:x="11cm" svg:y="3.7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4" draw:layer="layout" svg:width="1cm" svg:height="1cm" svg:x="11cm" svg:y="4.7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4" draw:layer="layout" svg:width="1cm" svg:height="1cm" svg:x="12cm" svg:y="3.7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4" draw:layer="layout" svg:width="1cm" svg:height="1cm" svg:x="13cm" svg:y="3.7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4" draw:layer="layout" svg:width="1cm" svg:height="1cm" svg:x="14cm" svg:y="3.7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4" draw:layer="layout" svg:width="1cm" svg:height="1cm" svg:x="12cm" svg:y="4.7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4" draw:layer="layout" svg:width="1cm" svg:height="1cm" svg:x="13cm" svg:y="4.7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4" draw:layer="layout" svg:width="1cm" svg:height="1cm" svg:x="14cm" svg:y="4.7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3" draw:layer="layout" svg:width="1cm" svg:height="1cm" svg:x="11cm" svg:y="5.7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3" draw:layer="layout" svg:width="1cm" svg:height="1cm" svg:x="12cm" svg:y="5.7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3" draw:layer="layout" svg:width="1cm" svg:height="1cm" svg:x="13cm" svg:y="5.7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3" draw:layer="layout" svg:width="1cm" svg:height="1cm" svg:x="14cm" svg:y="5.75cm">
          <text:p/>
          <draw:enhanced-geometry svg:viewBox="0 0 21600 21600" draw:type="rectangle" draw:enhanced-path="M 0 0 L 21600 0 21600 21600 0 21600 0 0 Z N"/>
        </draw:custom-shape>
        <draw:line draw:style-name="gr71" draw:text-style-name="P1" draw:layer="layout" svg:x1="9.25cm" svg:y1="7cm" svg:x2="10.75cm" svg:y2="5cm">
          <text:p/>
        </draw:line>
        <draw:custom-shape draw:name="Snow 8" draw:style-name="gr12" draw:text-style-name="P10" draw:layer="layout" svg:width="1cm" svg:height="1cm" svg:x="15.75cm" svg:y="4.25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9" draw:style-name="gr44" draw:text-style-name="P10" draw:layer="layout" svg:width="0.6cm" svg:height="0.6cm" svg:x="33.25cm" svg:y="15.65cm">
          <text:p text:style-name="P9"><text:span text:style-name="T1">.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1" draw:text-style-name="P1" draw:layer="layout" svg:width="1cm" svg:height="1cm" svg:x="17.5cm" svg:y="2.7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1cm" svg:height="1cm" svg:x="17.5cm" svg:y="3.7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1cm" svg:height="1cm" svg:x="17.5cm" svg:y="4.7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1cm" svg:height="1cm" svg:x="17.5cm" svg:y="5.7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35cm" svg:y="8cm">
          <text:p/>
          <draw:enhanced-geometry svg:viewBox="0 0 21600 21600" draw:type="rectangle" draw:enhanced-path="M 0 0 L 21600 0 21600 21600 0 21600 0 0 Z N"/>
        </draw:custom-shape>
        <draw:frame draw:style-name="gr72" draw:text-style-name="P23" draw:layer="layout" svg:width="0.691cm" svg:height="0.53cm" svg:x="35.15cm" svg:y="8.2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51" draw:text-style-name="P1" draw:layer="layout" svg:width="1cm" svg:height="1cm" svg:x="35cm" svg:y="9cm">
          <text:p/>
          <draw:enhanced-geometry svg:viewBox="0 0 21600 21600" draw:type="rectangle" draw:enhanced-path="M 0 0 L 21600 0 21600 21600 0 21600 0 0 Z N"/>
        </draw:custom-shape>
        <draw:frame draw:style-name="gr72" draw:text-style-name="P23" draw:layer="layout" svg:width="0.704cm" svg:height="0.53cm" svg:x="35.15cm" svg:y="9.2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custom-shape draw:style-name="gr51" draw:text-style-name="P1" draw:layer="layout" svg:width="1cm" svg:height="1cm" svg:x="35cm" svg:y="10cm">
          <text:p/>
          <draw:enhanced-geometry svg:viewBox="0 0 21600 21600" draw:type="rectangle" draw:enhanced-path="M 0 0 L 21600 0 21600 21600 0 21600 0 0 Z N"/>
        </draw:custom-shape>
        <draw:frame draw:style-name="gr72" draw:text-style-name="P23" draw:layer="layout" svg:width="0.699cm" svg:height="0.53cm" svg:x="35.15cm" svg:y="10.2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custom-shape draw:style-name="gr51" draw:text-style-name="P1" draw:layer="layout" svg:width="1cm" svg:height="1cm" svg:x="35cm" svg:y="11cm">
          <text:p/>
          <draw:enhanced-geometry svg:viewBox="0 0 21600 21600" draw:type="rectangle" draw:enhanced-path="M 0 0 L 21600 0 21600 21600 0 21600 0 0 Z N"/>
        </draw:custom-shape>
        <draw:frame draw:style-name="gr72" draw:text-style-name="P23" draw:layer="layout" svg:width="0.704cm" svg:height="0.53cm" svg:x="35.15cm" svg:y="11.2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custom-shape draw:style-name="gr63" draw:text-style-name="P1" draw:layer="layout" svg:width="1cm" svg:height="1cm" svg:x="35cm" svg:y="12cm">
          <text:p/>
          <draw:enhanced-geometry svg:viewBox="0 0 21600 21600" draw:type="rectangle" draw:enhanced-path="M 0 0 L 21600 0 21600 21600 0 21600 0 0 Z N"/>
        </draw:custom-shape>
        <draw:frame draw:style-name="gr73" draw:text-style-name="P23" draw:layer="layout" svg:width="0.707cm" svg:height="0.53cm" svg:x="35.15cm" svg:y="12.22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custom-shape draw:style-name="gr63" draw:text-style-name="P1" draw:layer="layout" svg:width="1cm" svg:height="1cm" svg:x="35cm" svg:y="13cm">
          <text:p/>
          <draw:enhanced-geometry svg:viewBox="0 0 21600 21600" draw:type="rectangle" draw:enhanced-path="M 0 0 L 21600 0 21600 21600 0 21600 0 0 Z N"/>
        </draw:custom-shape>
        <draw:frame draw:style-name="gr73" draw:text-style-name="P23" draw:layer="layout" svg:width="0.704cm" svg:height="0.53cm" svg:x="35.15cm" svg:y="13.22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custom-shape draw:style-name="gr63" draw:text-style-name="P1" draw:layer="layout" svg:width="1cm" svg:height="1cm" svg:x="35cm" svg:y="14cm">
          <text:p/>
          <draw:enhanced-geometry svg:viewBox="0 0 21600 21600" draw:type="rectangle" draw:enhanced-path="M 0 0 L 21600 0 21600 21600 0 21600 0 0 Z N"/>
        </draw:custom-shape>
        <draw:frame draw:style-name="gr73" draw:text-style-name="P23" draw:layer="layout" svg:width="0.699cm" svg:height="0.53cm" svg:x="35.15cm" svg:y="14.22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custom-shape draw:style-name="gr63" draw:text-style-name="P1" draw:layer="layout" svg:width="1cm" svg:height="1cm" svg:x="35cm" svg:y="15cm">
          <text:p/>
          <draw:enhanced-geometry svg:viewBox="0 0 21600 21600" draw:type="rectangle" draw:enhanced-path="M 0 0 L 21600 0 21600 21600 0 21600 0 0 Z N"/>
        </draw:custom-shape>
        <draw:frame draw:style-name="gr73" draw:text-style-name="P23" draw:layer="layout" svg:width="0.704cm" svg:height="0.53cm" svg:x="35.15cm" svg:y="15.2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custom-shape draw:style-name="gr64" draw:text-style-name="P1" draw:layer="layout" svg:width="1cm" svg:height="1cm" svg:x="35cm" svg:y="16cm">
          <text:p/>
          <draw:enhanced-geometry svg:viewBox="0 0 21600 21600" draw:type="rectangle" draw:enhanced-path="M 0 0 L 21600 0 21600 21600 0 21600 0 0 Z N"/>
        </draw:custom-shape>
        <draw:frame draw:style-name="gr74" draw:text-style-name="P23" draw:layer="layout" svg:width="0.707cm" svg:height="0.53cm" svg:x="35.15cm" svg:y="16.2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custom-shape draw:style-name="gr64" draw:text-style-name="P1" draw:layer="layout" svg:width="1cm" svg:height="1cm" svg:x="35cm" svg:y="17cm">
          <text:p/>
          <draw:enhanced-geometry svg:viewBox="0 0 21600 21600" draw:type="rectangle" draw:enhanced-path="M 0 0 L 21600 0 21600 21600 0 21600 0 0 Z N"/>
        </draw:custom-shape>
        <draw:frame draw:style-name="gr74" draw:text-style-name="P23" draw:layer="layout" svg:width="0.704cm" svg:height="0.53cm" svg:x="35.15cm" svg:y="17.22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custom-shape draw:style-name="gr64" draw:text-style-name="P1" draw:layer="layout" svg:width="1cm" svg:height="1cm" svg:x="35cm" svg:y="18cm">
          <text:p/>
          <draw:enhanced-geometry svg:viewBox="0 0 21600 21600" draw:type="rectangle" draw:enhanced-path="M 0 0 L 21600 0 21600 21600 0 21600 0 0 Z N"/>
        </draw:custom-shape>
        <draw:frame draw:style-name="gr74" draw:text-style-name="P23" draw:layer="layout" svg:width="0.699cm" svg:height="0.53cm" svg:x="35.15cm" svg:y="18.22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custom-shape draw:style-name="gr64" draw:text-style-name="P1" draw:layer="layout" svg:width="1cm" svg:height="1cm" svg:x="35cm" svg:y="19cm">
          <text:p/>
          <draw:enhanced-geometry svg:viewBox="0 0 21600 21600" draw:type="rectangle" draw:enhanced-path="M 0 0 L 21600 0 21600 21600 0 21600 0 0 Z N"/>
        </draw:custom-shape>
        <draw:frame draw:style-name="gr74" draw:text-style-name="P23" draw:layer="layout" svg:width="0.704cm" svg:height="0.53cm" svg:x="35.15cm" svg:y="19.22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custom-shape draw:style-name="gr65" draw:text-style-name="P1" draw:layer="layout" svg:width="1cm" svg:height="1cm" svg:x="35cm" svg:y="20cm">
          <text:p/>
          <draw:enhanced-geometry svg:viewBox="0 0 21600 21600" draw:type="rectangle" draw:enhanced-path="M 0 0 L 21600 0 21600 21600 0 21600 0 0 Z N"/>
        </draw:custom-shape>
        <draw:frame draw:style-name="gr75" draw:text-style-name="P23" draw:layer="layout" svg:width="0.707cm" svg:height="0.53cm" svg:x="35.15cm" svg:y="20.22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custom-shape draw:style-name="gr65" draw:text-style-name="P1" draw:layer="layout" svg:width="1cm" svg:height="1cm" svg:x="35cm" svg:y="21cm">
          <text:p/>
          <draw:enhanced-geometry svg:viewBox="0 0 21600 21600" draw:type="rectangle" draw:enhanced-path="M 0 0 L 21600 0 21600 21600 0 21600 0 0 Z N"/>
        </draw:custom-shape>
        <draw:frame draw:style-name="gr75" draw:text-style-name="P23" draw:layer="layout" svg:width="0.704cm" svg:height="0.53cm" svg:x="35.15cm" svg:y="21.22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custom-shape draw:style-name="gr65" draw:text-style-name="P1" draw:layer="layout" svg:width="1cm" svg:height="1cm" svg:x="35cm" svg:y="22cm">
          <text:p/>
          <draw:enhanced-geometry svg:viewBox="0 0 21600 21600" draw:type="rectangle" draw:enhanced-path="M 0 0 L 21600 0 21600 21600 0 21600 0 0 Z N"/>
        </draw:custom-shape>
        <draw:frame draw:style-name="gr75" draw:text-style-name="P23" draw:layer="layout" svg:width="0.699cm" svg:height="0.53cm" svg:x="35.15cm" svg:y="22.2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custom-shape draw:style-name="gr65" draw:text-style-name="P1" draw:layer="layout" svg:width="1cm" svg:height="1cm" svg:x="35cm" svg:y="23cm">
          <text:p/>
          <draw:enhanced-geometry svg:viewBox="0 0 21600 21600" draw:type="rectangle" draw:enhanced-path="M 0 0 L 21600 0 21600 21600 0 21600 0 0 Z N"/>
        </draw:custom-shape>
        <draw:frame draw:style-name="gr75" draw:text-style-name="P23" draw:layer="layout" svg:width="0.704cm" svg:height="0.53cm" svg:x="35.15cm" svg:y="23.2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line draw:style-name="gr76" draw:text-style-name="P1" draw:layer="layout" svg:x1="22.25cm" svg:y1="5cm" svg:x2="23.25cm" svg:y2="5cm">
          <text:p/>
        </draw:line>
        <draw:custom-shape draw:style-name="gr77" draw:text-style-name="P35" draw:layer="layout" svg:width="1cm" svg:height="1cm" svg:x="4cm" svg:y="14cm">
          <text:p/>
          <draw:enhanced-geometry svg:viewBox="0 0 21600 21600" draw:type="rectangle" draw:enhanced-path="M 0 0 L 21600 0 21600 21600 0 21600 0 0 Z N"/>
        </draw:custom-shape>
        <draw:frame draw:style-name="gr78" draw:text-style-name="P36" draw:layer="layout" svg:width="0.695cm" svg:height="0.53cm" svg:x="5.151cm" svg:y="1.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custom-shape draw:style-name="gr79" draw:text-style-name="P37" draw:layer="layout" svg:width="1cm" svg:height="1cm" svg:x="3cm" svg:y="1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8" draw:layer="layout" svg:width="1cm" svg:height="1cm" svg:x="2cm" svg:y="1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1cm" svg:height="1cm" svg:x="4cm" svg:y="1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0" draw:layer="layout" svg:width="1cm" svg:height="1cm" svg:x="3cm" svg:y="1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1" draw:layer="layout" svg:width="1cm" svg:height="1cm" svg:x="2cm" svg:y="12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2" draw:layer="layout" svg:width="1cm" svg:height="1cm" svg:x="4cm" svg:y="11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43" draw:layer="layout" svg:width="1cm" svg:height="1cm" svg:x="3cm" svg:y="11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44" draw:layer="layout" svg:width="1cm" svg:height="1cm" svg:x="2cm" svg:y="1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5" draw:layer="layout" svg:width="1cm" svg:height="1cm" svg:x="4cm" svg:y="1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6" draw:layer="layout" svg:width="1cm" svg:height="1cm" svg:x="3cm" svg:y="1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7" draw:layer="layout" svg:width="1cm" svg:height="1cm" svg:x="2cm" svg:y="13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8" draw:layer="layout" svg:width="1cm" svg:height="1cm" svg:x="5cm" svg:y="14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9" draw:layer="layout" svg:width="1cm" svg:height="1cm" svg:x="6cm" svg:y="1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0" draw:layer="layout" svg:width="1cm" svg:height="1cm" svg:x="7cm" svg:y="1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2" draw:layer="layout" svg:width="1cm" svg:height="1cm" svg:x="8cm" svg:y="14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1" draw:layer="layout" svg:width="1cm" svg:height="1cm" svg:x="5cm" svg:y="1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52" draw:layer="layout" svg:width="1cm" svg:height="1cm" svg:x="6cm" svg:y="15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3" draw:layer="layout" svg:width="1cm" svg:height="1cm" svg:x="7cm" svg:y="1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9" draw:layer="layout" svg:width="1cm" svg:height="1cm" svg:x="8cm" svg:y="1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4" draw:layer="layout" svg:width="1cm" svg:height="1cm" svg:x="5cm" svg:y="1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5" draw:layer="layout" svg:width="1cm" svg:height="1cm" svg:x="6cm" svg:y="16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56" draw:layer="layout" svg:width="1cm" svg:height="1cm" svg:x="7cm" svg:y="1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7" draw:layer="layout" svg:width="1cm" svg:height="1cm" svg:x="8cm" svg:y="16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8" draw:layer="layout" svg:width="1cm" svg:height="1cm" svg:x="5cm" svg:y="17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59" draw:layer="layout" svg:width="1cm" svg:height="1cm" svg:x="6cm" svg:y="17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60" draw:layer="layout" svg:width="1cm" svg:height="1cm" svg:x="7cm" svg:y="17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61" draw:layer="layout" svg:width="1cm" svg:height="1cm" svg:x="8cm" svg:y="17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62" draw:layer="layout" svg:width="1cm" svg:height="1cm" svg:x="5cm" svg:y="12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63" draw:layer="layout" svg:width="1cm" svg:height="1cm" svg:x="6cm" svg:y="12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64" draw:layer="layout" svg:width="1cm" svg:height="1cm" svg:x="7cm" svg:y="12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65" draw:layer="layout" svg:width="1cm" svg:height="1cm" svg:x="8cm" svg:y="12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66" draw:layer="layout" svg:width="1cm" svg:height="1cm" svg:x="5cm" svg:y="1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67" draw:layer="layout" svg:width="1cm" svg:height="1cm" svg:x="6cm" svg:y="11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68" draw:layer="layout" svg:width="1cm" svg:height="1cm" svg:x="7cm" svg:y="11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69" draw:layer="layout" svg:width="1cm" svg:height="1cm" svg:x="8cm" svg:y="11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70" draw:layer="layout" svg:width="1cm" svg:height="1cm" svg:x="4cm" svg:y="15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71" draw:layer="layout" svg:width="1cm" svg:height="1cm" svg:x="3cm" svg:y="15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72" draw:layer="layout" svg:width="1cm" svg:height="1cm" svg:x="2cm" svg:y="15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73" draw:layer="layout" svg:width="1cm" svg:height="1cm" svg:x="4cm" svg:y="16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74" draw:layer="layout" svg:width="1cm" svg:height="1cm" svg:x="3cm" svg:y="16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75" draw:layer="layout" svg:width="1cm" svg:height="1cm" svg:x="2cm" svg:y="16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76" draw:layer="layout" svg:width="1cm" svg:height="1cm" svg:x="4cm" svg:y="17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77" draw:layer="layout" svg:width="1cm" svg:height="1cm" svg:x="3cm" svg:y="17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78" draw:layer="layout" svg:width="1cm" svg:height="1cm" svg:x="2cm" svg:y="1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cm" svg:x="24cm" svg:y="3.5cm">
          <text:p/>
          <draw:enhanced-geometry svg:viewBox="0 0 21600 21600" draw:type="rectangle" draw:enhanced-path="M 0 0 L 21600 0 21600 21600 0 21600 0 0 Z N"/>
        </draw:custom-shape>
        <draw:frame draw:style-name="gr72" draw:text-style-name="P23" draw:layer="layout" svg:width="0.691cm" svg:height="0.53cm" svg:x="24.15cm" svg:y="3.72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custom-shape draw:style-name="gr51" draw:text-style-name="P1" draw:layer="layout" svg:width="1cm" svg:height="1cm" svg:x="25cm" svg:y="3.5cm">
          <text:p/>
          <draw:enhanced-geometry svg:viewBox="0 0 21600 21600" draw:type="rectangle" draw:enhanced-path="M 0 0 L 21600 0 21600 21600 0 21600 0 0 Z N"/>
        </draw:custom-shape>
        <draw:frame draw:style-name="gr72" draw:text-style-name="P23" draw:layer="layout" svg:width="0.704cm" svg:height="0.53cm" svg:x="25.15cm" svg:y="3.72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custom-shape draw:style-name="gr51" draw:text-style-name="P1" draw:layer="layout" svg:width="1cm" svg:height="1cm" svg:x="26cm" svg:y="3.5cm">
          <text:p/>
          <draw:enhanced-geometry svg:viewBox="0 0 21600 21600" draw:type="rectangle" draw:enhanced-path="M 0 0 L 21600 0 21600 21600 0 21600 0 0 Z N"/>
        </draw:custom-shape>
        <draw:frame draw:style-name="gr72" draw:text-style-name="P23" draw:layer="layout" svg:width="0.699cm" svg:height="0.53cm" svg:x="26.15cm" svg:y="3.72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custom-shape draw:style-name="gr51" draw:text-style-name="P1" draw:layer="layout" svg:width="1cm" svg:height="1cm" svg:x="27cm" svg:y="3.5cm">
          <text:p/>
          <draw:enhanced-geometry svg:viewBox="0 0 21600 21600" draw:type="rectangle" draw:enhanced-path="M 0 0 L 21600 0 21600 21600 0 21600 0 0 Z N"/>
        </draw:custom-shape>
        <draw:frame draw:style-name="gr72" draw:text-style-name="P23" draw:layer="layout" svg:width="0.704cm" svg:height="0.53cm" svg:x="27.15cm" svg:y="3.72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custom-shape draw:style-name="gr63" draw:text-style-name="P1" draw:layer="layout" svg:width="1cm" svg:height="1cm" svg:x="28cm" svg:y="3.5cm">
          <text:p/>
          <draw:enhanced-geometry svg:viewBox="0 0 21600 21600" draw:type="rectangle" draw:enhanced-path="M 0 0 L 21600 0 21600 21600 0 21600 0 0 Z N"/>
        </draw:custom-shape>
        <draw:frame draw:style-name="gr73" draw:text-style-name="P23" draw:layer="layout" svg:width="0.707cm" svg:height="0.53cm" svg:x="28.15cm" svg:y="3.7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custom-shape draw:style-name="gr63" draw:text-style-name="P1" draw:layer="layout" svg:width="1cm" svg:height="1cm" svg:x="29cm" svg:y="3.5cm">
          <text:p/>
          <draw:enhanced-geometry svg:viewBox="0 0 21600 21600" draw:type="rectangle" draw:enhanced-path="M 0 0 L 21600 0 21600 21600 0 21600 0 0 Z N"/>
        </draw:custom-shape>
        <draw:frame draw:style-name="gr73" draw:text-style-name="P23" draw:layer="layout" svg:width="0.704cm" svg:height="0.53cm" svg:x="29.15cm" svg:y="3.72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custom-shape draw:style-name="gr63" draw:text-style-name="P1" draw:layer="layout" svg:width="1cm" svg:height="1cm" svg:x="30cm" svg:y="3.5cm">
          <text:p/>
          <draw:enhanced-geometry svg:viewBox="0 0 21600 21600" draw:type="rectangle" draw:enhanced-path="M 0 0 L 21600 0 21600 21600 0 21600 0 0 Z N"/>
        </draw:custom-shape>
        <draw:frame draw:style-name="gr73" draw:text-style-name="P23" draw:layer="layout" svg:width="0.699cm" svg:height="0.53cm" svg:x="30.15cm" svg:y="3.72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custom-shape draw:style-name="gr63" draw:text-style-name="P1" draw:layer="layout" svg:width="1cm" svg:height="1cm" svg:x="31cm" svg:y="3.5cm">
          <text:p/>
          <draw:enhanced-geometry svg:viewBox="0 0 21600 21600" draw:type="rectangle" draw:enhanced-path="M 0 0 L 21600 0 21600 21600 0 21600 0 0 Z N"/>
        </draw:custom-shape>
        <draw:frame draw:style-name="gr73" draw:text-style-name="P23" draw:layer="layout" svg:width="0.704cm" svg:height="0.53cm" svg:x="31.15cm" svg:y="3.72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custom-shape draw:style-name="gr64" draw:text-style-name="P1" draw:layer="layout" svg:width="1cm" svg:height="1cm" svg:x="32cm" svg:y="3.5cm">
          <text:p/>
          <draw:enhanced-geometry svg:viewBox="0 0 21600 21600" draw:type="rectangle" draw:enhanced-path="M 0 0 L 21600 0 21600 21600 0 21600 0 0 Z N"/>
        </draw:custom-shape>
        <draw:frame draw:style-name="gr74" draw:text-style-name="P23" draw:layer="layout" svg:width="0.707cm" svg:height="0.53cm" svg:x="32.15cm" svg:y="3.72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custom-shape draw:style-name="gr64" draw:text-style-name="P1" draw:layer="layout" svg:width="1cm" svg:height="1cm" svg:x="33cm" svg:y="3.5cm">
          <text:p/>
          <draw:enhanced-geometry svg:viewBox="0 0 21600 21600" draw:type="rectangle" draw:enhanced-path="M 0 0 L 21600 0 21600 21600 0 21600 0 0 Z N"/>
        </draw:custom-shape>
        <draw:frame draw:style-name="gr74" draw:text-style-name="P23" draw:layer="layout" svg:width="0.704cm" svg:height="0.53cm" svg:x="33.15cm" svg:y="3.72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64" draw:text-style-name="P1" draw:layer="layout" svg:width="1cm" svg:height="1cm" svg:x="34cm" svg:y="3.5cm">
          <text:p/>
          <draw:enhanced-geometry svg:viewBox="0 0 21600 21600" draw:type="rectangle" draw:enhanced-path="M 0 0 L 21600 0 21600 21600 0 21600 0 0 Z N"/>
        </draw:custom-shape>
        <draw:frame draw:style-name="gr74" draw:text-style-name="P23" draw:layer="layout" svg:width="0.699cm" svg:height="0.53cm" svg:x="34.15cm" svg:y="3.72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custom-shape draw:style-name="gr64" draw:text-style-name="P1" draw:layer="layout" svg:width="1cm" svg:height="1cm" svg:x="35cm" svg:y="3.5cm">
          <text:p/>
          <draw:enhanced-geometry svg:viewBox="0 0 21600 21600" draw:type="rectangle" draw:enhanced-path="M 0 0 L 21600 0 21600 21600 0 21600 0 0 Z N"/>
        </draw:custom-shape>
        <draw:frame draw:style-name="gr74" draw:text-style-name="P23" draw:layer="layout" svg:width="0.704cm" svg:height="0.53cm" svg:x="35.15cm" svg:y="3.72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custom-shape draw:style-name="gr65" draw:text-style-name="P1" draw:layer="layout" svg:width="1cm" svg:height="1cm" svg:x="36cm" svg:y="3.5cm">
          <text:p/>
          <draw:enhanced-geometry svg:viewBox="0 0 21600 21600" draw:type="rectangle" draw:enhanced-path="M 0 0 L 21600 0 21600 21600 0 21600 0 0 Z N"/>
        </draw:custom-shape>
        <draw:frame draw:style-name="gr75" draw:text-style-name="P23" draw:layer="layout" svg:width="0.707cm" svg:height="0.53cm" svg:x="36.15cm" svg:y="3.72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custom-shape draw:style-name="gr65" draw:text-style-name="P1" draw:layer="layout" svg:width="1cm" svg:height="1cm" svg:x="37cm" svg:y="3.5cm">
          <text:p/>
          <draw:enhanced-geometry svg:viewBox="0 0 21600 21600" draw:type="rectangle" draw:enhanced-path="M 0 0 L 21600 0 21600 21600 0 21600 0 0 Z N"/>
        </draw:custom-shape>
        <draw:frame draw:style-name="gr75" draw:text-style-name="P23" draw:layer="layout" svg:width="0.704cm" svg:height="0.53cm" svg:x="37.15cm" svg:y="3.7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custom-shape draw:style-name="gr65" draw:text-style-name="P1" draw:layer="layout" svg:width="1cm" svg:height="1cm" svg:x="38cm" svg:y="3.5cm">
          <text:p/>
          <draw:enhanced-geometry svg:viewBox="0 0 21600 21600" draw:type="rectangle" draw:enhanced-path="M 0 0 L 21600 0 21600 21600 0 21600 0 0 Z N"/>
        </draw:custom-shape>
        <draw:frame draw:style-name="gr75" draw:text-style-name="P23" draw:layer="layout" svg:width="0.699cm" svg:height="0.53cm" svg:x="38.15cm" svg:y="3.72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custom-shape draw:style-name="gr65" draw:text-style-name="P1" draw:layer="layout" svg:width="1cm" svg:height="1cm" svg:x="39cm" svg:y="3.5cm">
          <text:p/>
          <draw:enhanced-geometry svg:viewBox="0 0 21600 21600" draw:type="rectangle" draw:enhanced-path="M 0 0 L 21600 0 21600 21600 0 21600 0 0 Z N"/>
        </draw:custom-shape>
        <draw:frame draw:style-name="gr75" draw:text-style-name="P23" draw:layer="layout" svg:width="0.704cm" svg:height="0.53cm" svg:x="39.15cm" svg:y="3.72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line draw:style-name="gr71" draw:text-style-name="P1" draw:layer="layout" svg:x1="5cm" svg:y1="9.25cm" svg:x2="5cm" svg:y2="10.75cm">
          <text:p/>
        </draw:line>
        <draw:line draw:style-name="gr71" draw:text-style-name="P1" draw:layer="layout" svg:x1="10.25cm" svg:y1="14.5cm" svg:x2="14.25cm" svg:y2="14.5cm">
          <text:p/>
        </draw:line>
        <draw:frame draw:style-name="gr53" draw:text-style-name="P23" draw:layer="layout" svg:width="3.712cm" svg:height="3.449cm" svg:x="11.2cm" svg:y="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22" draw:text-style-name="P79" draw:layer="layout" svg:width="1cm" svg:height="1cm" svg:x="5cm" svg:y="13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80" draw:layer="layout" svg:width="1cm" svg:height="1cm" svg:x="6cm" svg:y="13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81" draw:layer="layout" svg:width="1cm" svg:height="1cm" svg:x="7cm" svg:y="13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18" draw:layer="layout" svg:width="1cm" svg:height="1cm" svg:x="8cm" svg:y="13cm">
          <text:p/>
          <draw:enhanced-geometry svg:viewBox="0 0 21600 21600" draw:type="rectangle" draw:enhanced-path="M 0 0 L 21600 0 21600 21600 0 21600 0 0 Z N"/>
        </draw:custom-shape>
        <draw:frame draw:style-name="gr53" draw:text-style-name="P23" draw:layer="layout" svg:width="6.728cm" svg:height="6.368cm" svg:x="2.2cm" svg:y="11.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101" draw:text-style-name="P58" draw:layer="layout" svg:width="1cm" svg:height="1cm" svg:x="28cm" svg:y="8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59" draw:layer="layout" svg:width="1cm" svg:height="1cm" svg:x="29cm" svg:y="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60" draw:layer="layout" svg:width="1cm" svg:height="1cm" svg:x="30cm" svg:y="8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61" draw:layer="layout" svg:width="1cm" svg:height="1cm" svg:x="31cm" svg:y="8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76" draw:layer="layout" svg:width="1cm" svg:height="1cm" svg:x="28cm" svg:y="9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77" draw:layer="layout" svg:width="1cm" svg:height="1cm" svg:x="28cm" svg:y="10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78" draw:layer="layout" svg:width="1cm" svg:height="1cm" svg:x="28cm" svg:y="1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5" draw:layer="layout" svg:width="1cm" svg:height="1cm" svg:x="16cm" svg:y="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37" draw:layer="layout" svg:width="1cm" svg:height="1cm" svg:x="16cm" svg:y="10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8" draw:layer="layout" svg:width="1cm" svg:height="1cm" svg:x="16cm" svg:y="11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8" draw:layer="layout" svg:width="1cm" svg:height="1cm" svg:x="16cm" svg:y="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9" draw:layer="layout" svg:width="1cm" svg:height="1cm" svg:x="17cm" svg:y="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0" draw:layer="layout" svg:width="1cm" svg:height="1cm" svg:x="18cm" svg:y="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2" draw:layer="layout" svg:width="1cm" svg:height="1cm" svg:x="19cm" svg:y="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0" draw:layer="layout" svg:width="1cm" svg:height="1cm" svg:x="19cm" svg:y="9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9" draw:layer="layout" svg:width="1cm" svg:height="1cm" svg:x="19cm" svg:y="10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9" draw:layer="layout" svg:width="1cm" svg:height="1cm" svg:x="18cm" svg:y="9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8" draw:layer="layout" svg:width="1cm" svg:height="1cm" svg:x="17cm" svg:y="9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8" draw:layer="layout" svg:width="1cm" svg:height="1cm" svg:x="18cm" svg:y="10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8" draw:layer="layout" svg:width="1cm" svg:height="1cm" svg:x="19cm" svg:y="1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37" draw:layer="layout" svg:width="1cm" svg:height="1cm" svg:x="17cm" svg:y="1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5" draw:layer="layout" svg:width="1cm" svg:height="1cm" svg:x="17cm" svg:y="10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5" draw:layer="layout" svg:width="1cm" svg:height="1cm" svg:x="18cm" svg:y="11cm">
          <text:p/>
          <draw:enhanced-geometry svg:viewBox="0 0 21600 21600" draw:type="rectangle" draw:enhanced-path="M 0 0 L 21600 0 21600 21600 0 21600 0 0 Z N"/>
        </draw:custom-shape>
        <draw:frame draw:style-name="gr53" draw:text-style-name="P23" draw:layer="layout" svg:width="3.721cm" svg:height="3.449cm" svg:x="16.15cm" svg:y="8.2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101" draw:text-style-name="P58" draw:layer="layout" svg:width="1cm" svg:height="1cm" svg:x="29cm" svg:y="9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59" draw:layer="layout" svg:width="1cm" svg:height="1cm" svg:x="30cm" svg:y="9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60" draw:layer="layout" svg:width="1cm" svg:height="1cm" svg:x="31cm" svg:y="9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76" draw:layer="layout" svg:width="1cm" svg:height="1cm" svg:x="29cm" svg:y="10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8" draw:layer="layout" svg:width="1cm" svg:height="1cm" svg:x="30cm" svg:y="10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59" draw:layer="layout" svg:width="1cm" svg:height="1cm" svg:x="31cm" svg:y="10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77" draw:layer="layout" svg:width="1cm" svg:height="1cm" svg:x="29cm" svg:y="11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76" draw:layer="layout" svg:width="1cm" svg:height="1cm" svg:x="30cm" svg:y="1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8" draw:layer="layout" svg:width="1cm" svg:height="1cm" svg:x="31cm" svg:y="1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1" draw:layer="layout" svg:width="1cm" svg:height="1cm" svg:x="20cm" svg:y="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52" draw:layer="layout" svg:width="1cm" svg:height="1cm" svg:x="21cm" svg:y="8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3" draw:layer="layout" svg:width="1cm" svg:height="1cm" svg:x="22cm" svg:y="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9" draw:layer="layout" svg:width="1cm" svg:height="1cm" svg:x="23cm" svg:y="8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70" draw:layer="layout" svg:width="1cm" svg:height="1cm" svg:x="20cm" svg:y="9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71" draw:layer="layout" svg:width="1cm" svg:height="1cm" svg:x="20cm" svg:y="10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72" draw:layer="layout" svg:width="1cm" svg:height="1cm" svg:x="20cm" svg:y="1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1" draw:layer="layout" svg:width="1cm" svg:height="1cm" svg:x="21cm" svg:y="9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52" draw:layer="layout" svg:width="1cm" svg:height="1cm" svg:x="22cm" svg:y="9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3" draw:layer="layout" svg:width="1cm" svg:height="1cm" svg:x="23cm" svg:y="9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70" draw:layer="layout" svg:width="1cm" svg:height="1cm" svg:x="21cm" svg:y="10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1" draw:layer="layout" svg:width="1cm" svg:height="1cm" svg:x="22cm" svg:y="10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52" draw:layer="layout" svg:width="1cm" svg:height="1cm" svg:x="23cm" svg:y="10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71" draw:layer="layout" svg:width="1cm" svg:height="1cm" svg:x="21cm" svg:y="11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70" draw:layer="layout" svg:width="1cm" svg:height="1cm" svg:x="22cm" svg:y="1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1" draw:layer="layout" svg:width="1cm" svg:height="1cm" svg:x="23cm" svg:y="11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4" draw:layer="layout" svg:width="1cm" svg:height="1cm" svg:x="24cm" svg:y="8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5" draw:layer="layout" svg:width="1cm" svg:height="1cm" svg:x="25cm" svg:y="8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56" draw:layer="layout" svg:width="1cm" svg:height="1cm" svg:x="26cm" svg:y="8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7" draw:layer="layout" svg:width="1cm" svg:height="1cm" svg:x="27cm" svg:y="8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4" draw:layer="layout" svg:width="1cm" svg:height="1cm" svg:x="25cm" svg:y="9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5" draw:layer="layout" svg:width="1cm" svg:height="1cm" svg:x="26cm" svg:y="9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56" draw:layer="layout" svg:width="1cm" svg:height="1cm" svg:x="27cm" svg:y="9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73" draw:layer="layout" svg:width="1cm" svg:height="1cm" svg:x="24cm" svg:y="9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4" draw:layer="layout" svg:width="1cm" svg:height="1cm" svg:x="26cm" svg:y="10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5" draw:layer="layout" svg:width="1cm" svg:height="1cm" svg:x="27cm" svg:y="10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73" draw:layer="layout" svg:width="1cm" svg:height="1cm" svg:x="25cm" svg:y="10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74" draw:layer="layout" svg:width="1cm" svg:height="1cm" svg:x="24cm" svg:y="10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4" draw:layer="layout" svg:width="1cm" svg:height="1cm" svg:x="27cm" svg:y="11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73" draw:layer="layout" svg:width="1cm" svg:height="1cm" svg:x="26cm" svg:y="1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74" draw:layer="layout" svg:width="1cm" svg:height="1cm" svg:x="25cm" svg:y="1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75" draw:layer="layout" svg:width="1cm" svg:height="1cm" svg:x="24cm" svg:y="1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3" draw:layer="layout" svg:width="1cm" svg:height="1cm" svg:x="24cm" svg:y="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3" draw:layer="layout" svg:width="1cm" svg:height="1cm" svg:x="25cm" svg:y="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3" draw:layer="layout" svg:width="1cm" svg:height="1cm" svg:x="26cm" svg:y="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3" draw:layer="layout" svg:width="1cm" svg:height="1cm" svg:x="27cm" svg:y="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4" draw:layer="layout" svg:width="1cm" svg:height="1cm" svg:x="28cm" svg:y="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4" draw:layer="layout" svg:width="1cm" svg:height="1cm" svg:x="32cm" svg:y="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4" draw:layer="layout" svg:width="1cm" svg:height="1cm" svg:x="29cm" svg:y="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4" draw:layer="layout" svg:width="1cm" svg:height="1cm" svg:x="30cm" svg:y="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4" draw:layer="layout" svg:width="1cm" svg:height="1cm" svg:x="31cm" svg:y="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4" draw:layer="layout" svg:width="1cm" svg:height="1cm" svg:x="33cm" svg:y="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4" draw:layer="layout" svg:width="1cm" svg:height="1cm" svg:x="34cm" svg:y="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4" draw:layer="layout" svg:width="1cm" svg:height="1cm" svg:x="35cm" svg:y="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3" draw:layer="layout" svg:width="1cm" svg:height="1cm" svg:x="3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3" draw:layer="layout" svg:width="1cm" svg:height="1cm" svg:x="37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3" draw:layer="layout" svg:width="1cm" svg:height="1cm" svg:x="38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3" draw:layer="layout" svg:width="1cm" svg:height="1cm" svg:x="39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23" draw:layer="layout" svg:width="3.712cm" svg:height="0.53cm" svg:x="24.2cm" svg:y="5.23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3" draw:text-style-name="P23" draw:layer="layout" svg:width="3.696cm" svg:height="0.53cm" svg:x="28.2cm" svg:y="5.23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3" draw:text-style-name="P23" draw:layer="layout" svg:width="3.712cm" svg:height="0.53cm" svg:x="32.2cm" svg:y="5.2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3" draw:text-style-name="P23" draw:layer="layout" svg:width="3.672cm" svg:height="0.53cm" svg:x="36.2cm" svg:y="5.23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3" draw:text-style-name="P23" draw:layer="layout" svg:width="3.705cm" svg:height="3.449cm" svg:x="20.234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3" draw:text-style-name="P23" draw:layer="layout" svg:width="3.689cm" svg:height="3.449cm" svg:x="28.225cm" svg:y="8.2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53" draw:text-style-name="P23" draw:layer="layout" svg:width="3.689cm" svg:height="3.449cm" svg:x="24.234cm" svg:y="8.2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style-name="gr122" draw:text-style-name="P79" draw:layer="layout" svg:width="1cm" svg:height="1cm" svg:x="16cm" svg:y="12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80" draw:layer="layout" svg:width="1cm" svg:height="1cm" svg:x="17cm" svg:y="12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81" draw:layer="layout" svg:width="1cm" svg:height="1cm" svg:x="18cm" svg:y="12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18" draw:layer="layout" svg:width="1cm" svg:height="1cm" svg:x="19cm" svg:y="12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5" draw:layer="layout" svg:width="1cm" svg:height="1cm" svg:x="16cm" svg:y="13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79" draw:layer="layout" svg:width="1cm" svg:height="1cm" svg:x="17cm" svg:y="13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80" draw:layer="layout" svg:width="1cm" svg:height="1cm" svg:x="18cm" svg:y="13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81" draw:layer="layout" svg:width="1cm" svg:height="1cm" svg:x="19cm" svg:y="13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5" draw:layer="layout" svg:width="1cm" svg:height="1cm" svg:x="17cm" svg:y="1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6" draw:layer="layout" svg:width="1cm" svg:height="1cm" svg:x="16cm" svg:y="14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79" draw:layer="layout" svg:width="1cm" svg:height="1cm" svg:x="18cm" svg:y="14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80" draw:layer="layout" svg:width="1cm" svg:height="1cm" svg:x="19cm" svg:y="1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5" draw:layer="layout" svg:width="1cm" svg:height="1cm" svg:x="19cm" svg:y="1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6" draw:layer="layout" svg:width="1cm" svg:height="1cm" svg:x="18cm" svg:y="1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7" draw:layer="layout" svg:width="1cm" svg:height="1cm" svg:x="17cm" svg:y="1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7" draw:layer="layout" svg:width="1cm" svg:height="1cm" svg:x="16cm" svg:y="15cm">
          <text:p/>
          <draw:enhanced-geometry svg:viewBox="0 0 21600 21600" draw:type="rectangle" draw:enhanced-path="M 0 0 L 21600 0 21600 21600 0 21600 0 0 Z N"/>
        </draw:custom-shape>
        <draw:frame draw:style-name="gr53" draw:text-style-name="P23" draw:layer="layout" svg:width="3.705cm" svg:height="3.449cm" svg:x="16.2cm" svg:y="12.2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109" draw:text-style-name="P66" draw:layer="layout" svg:width="1cm" svg:height="1cm" svg:x="16cm" svg:y="20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67" draw:layer="layout" svg:width="1cm" svg:height="1cm" svg:x="17cm" svg:y="20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68" draw:layer="layout" svg:width="1cm" svg:height="1cm" svg:x="18cm" svg:y="20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69" draw:layer="layout" svg:width="1cm" svg:height="1cm" svg:x="19cm" svg:y="20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62" draw:layer="layout" svg:width="1cm" svg:height="1cm" svg:x="16cm" svg:y="16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63" draw:layer="layout" svg:width="1cm" svg:height="1cm" svg:x="17cm" svg:y="16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64" draw:layer="layout" svg:width="1cm" svg:height="1cm" svg:x="18cm" svg:y="16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65" draw:layer="layout" svg:width="1cm" svg:height="1cm" svg:x="19cm" svg:y="1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1cm" svg:height="1cm" svg:x="16cm" svg:y="17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62" draw:layer="layout" svg:width="1cm" svg:height="1cm" svg:x="17cm" svg:y="17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63" draw:layer="layout" svg:width="1cm" svg:height="1cm" svg:x="18cm" svg:y="17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64" draw:layer="layout" svg:width="1cm" svg:height="1cm" svg:x="19cm" svg:y="17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1cm" svg:height="1cm" svg:x="17cm" svg:y="18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0" draw:layer="layout" svg:width="1cm" svg:height="1cm" svg:x="16cm" svg:y="18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62" draw:layer="layout" svg:width="1cm" svg:height="1cm" svg:x="18cm" svg:y="18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63" draw:layer="layout" svg:width="1cm" svg:height="1cm" svg:x="19cm" svg:y="1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1cm" svg:height="1cm" svg:x="18cm" svg:y="19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0" draw:layer="layout" svg:width="1cm" svg:height="1cm" svg:x="17cm" svg:y="1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1" draw:layer="layout" svg:width="1cm" svg:height="1cm" svg:x="16cm" svg:y="19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62" draw:layer="layout" svg:width="1cm" svg:height="1cm" svg:x="19cm" svg:y="19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42" draw:layer="layout" svg:width="1cm" svg:height="1cm" svg:x="16cm" svg:y="2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66" draw:layer="layout" svg:width="1cm" svg:height="1cm" svg:x="17cm" svg:y="2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67" draw:layer="layout" svg:width="1cm" svg:height="1cm" svg:x="18cm" svg:y="21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68" draw:layer="layout" svg:width="1cm" svg:height="1cm" svg:x="19cm" svg:y="21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42" draw:layer="layout" svg:width="1cm" svg:height="1cm" svg:x="17cm" svg:y="22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43" draw:layer="layout" svg:width="1cm" svg:height="1cm" svg:x="16cm" svg:y="22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66" draw:layer="layout" svg:width="1cm" svg:height="1cm" svg:x="18cm" svg:y="22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67" draw:layer="layout" svg:width="1cm" svg:height="1cm" svg:x="19cm" svg:y="22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42" draw:layer="layout" svg:width="1cm" svg:height="1cm" svg:x="18cm" svg:y="23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43" draw:layer="layout" svg:width="1cm" svg:height="1cm" svg:x="17cm" svg:y="23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44" draw:layer="layout" svg:width="1cm" svg:height="1cm" svg:x="16cm" svg:y="2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66" draw:layer="layout" svg:width="1cm" svg:height="1cm" svg:x="19cm" svg:y="23cm">
          <text:p/>
          <draw:enhanced-geometry svg:viewBox="0 0 21600 21600" draw:type="rectangle" draw:enhanced-path="M 0 0 L 21600 0 21600 21600 0 21600 0 0 Z N"/>
        </draw:custom-shape>
        <draw:frame draw:style-name="gr53" draw:text-style-name="P23" draw:layer="layout" svg:width="3.705cm" svg:height="3.449cm" svg:x="16.2cm" svg:y="16.2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3" draw:text-style-name="P23" draw:layer="layout" svg:width="3.705cm" svg:height="3.449cm" svg:x="16.2cm" svg:y="20.251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77" draw:text-style-name="P35" draw:layer="layout" svg:width="1cm" svg:height="1cm" svg:x="20cm" svg:y="1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37" draw:layer="layout" svg:width="1cm" svg:height="1cm" svg:x="20cm" svg:y="1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8" draw:layer="layout" svg:width="1cm" svg:height="1cm" svg:x="20cm" svg:y="1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8" draw:layer="layout" svg:width="1cm" svg:height="1cm" svg:x="20cm" svg:y="12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9" draw:layer="layout" svg:width="1cm" svg:height="1cm" svg:x="21cm" svg:y="12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0" draw:layer="layout" svg:width="1cm" svg:height="1cm" svg:x="22cm" svg:y="12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2" draw:layer="layout" svg:width="1cm" svg:height="1cm" svg:x="23cm" svg:y="12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0" draw:layer="layout" svg:width="1cm" svg:height="1cm" svg:x="23cm" svg:y="13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9" draw:layer="layout" svg:width="1cm" svg:height="1cm" svg:x="23cm" svg:y="14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9" draw:layer="layout" svg:width="1cm" svg:height="1cm" svg:x="22cm" svg:y="13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8" draw:layer="layout" svg:width="1cm" svg:height="1cm" svg:x="21cm" svg:y="13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8" draw:layer="layout" svg:width="1cm" svg:height="1cm" svg:x="22cm" svg:y="14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8" draw:layer="layout" svg:width="1cm" svg:height="1cm" svg:x="23cm" svg:y="1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37" draw:layer="layout" svg:width="1cm" svg:height="1cm" svg:x="21cm" svg:y="1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5" draw:layer="layout" svg:width="1cm" svg:height="1cm" svg:x="21cm" svg:y="1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5" draw:layer="layout" svg:width="1cm" svg:height="1cm" svg:x="22cm" svg:y="15cm">
          <text:p/>
          <draw:enhanced-geometry svg:viewBox="0 0 21600 21600" draw:type="rectangle" draw:enhanced-path="M 0 0 L 21600 0 21600 21600 0 21600 0 0 Z N"/>
        </draw:custom-shape>
        <draw:frame draw:style-name="gr53" draw:text-style-name="P23" draw:layer="layout" svg:width="3.721cm" svg:height="3.449cm" svg:x="20.15cm" svg:y="12.2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custom-shape draw:style-name="gr122" draw:text-style-name="P79" draw:layer="layout" svg:width="1cm" svg:height="1cm" svg:x="20cm" svg:y="16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80" draw:layer="layout" svg:width="1cm" svg:height="1cm" svg:x="21cm" svg:y="16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81" draw:layer="layout" svg:width="1cm" svg:height="1cm" svg:x="22cm" svg:y="16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18" draw:layer="layout" svg:width="1cm" svg:height="1cm" svg:x="23cm" svg:y="1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5" draw:layer="layout" svg:width="1cm" svg:height="1cm" svg:x="20cm" svg:y="17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79" draw:layer="layout" svg:width="1cm" svg:height="1cm" svg:x="21cm" svg:y="17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80" draw:layer="layout" svg:width="1cm" svg:height="1cm" svg:x="22cm" svg:y="17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81" draw:layer="layout" svg:width="1cm" svg:height="1cm" svg:x="23cm" svg:y="17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5" draw:layer="layout" svg:width="1cm" svg:height="1cm" svg:x="21cm" svg:y="1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6" draw:layer="layout" svg:width="1cm" svg:height="1cm" svg:x="20cm" svg:y="18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79" draw:layer="layout" svg:width="1cm" svg:height="1cm" svg:x="22cm" svg:y="18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80" draw:layer="layout" svg:width="1cm" svg:height="1cm" svg:x="23cm" svg:y="1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5" draw:layer="layout" svg:width="1cm" svg:height="1cm" svg:x="23cm" svg:y="19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6" draw:layer="layout" svg:width="1cm" svg:height="1cm" svg:x="22cm" svg:y="19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7" draw:layer="layout" svg:width="1cm" svg:height="1cm" svg:x="21cm" svg:y="19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7" draw:layer="layout" svg:width="1cm" svg:height="1cm" svg:x="20cm" svg:y="19cm">
          <text:p/>
          <draw:enhanced-geometry svg:viewBox="0 0 21600 21600" draw:type="rectangle" draw:enhanced-path="M 0 0 L 21600 0 21600 21600 0 21600 0 0 Z N"/>
        </draw:custom-shape>
        <draw:frame draw:style-name="gr53" draw:text-style-name="P23" draw:layer="layout" svg:width="3.705cm" svg:height="3.449cm" svg:x="20.2cm" svg:y="16.2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05" draw:text-style-name="P62" draw:layer="layout" svg:width="1cm" svg:height="1cm" svg:x="20cm" svg:y="20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63" draw:layer="layout" svg:width="1cm" svg:height="1cm" svg:x="21cm" svg:y="20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64" draw:layer="layout" svg:width="1cm" svg:height="1cm" svg:x="22cm" svg:y="20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65" draw:layer="layout" svg:width="1cm" svg:height="1cm" svg:x="23cm" svg:y="20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1cm" svg:height="1cm" svg:x="20cm" svg:y="21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62" draw:layer="layout" svg:width="1cm" svg:height="1cm" svg:x="21cm" svg:y="21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63" draw:layer="layout" svg:width="1cm" svg:height="1cm" svg:x="22cm" svg:y="21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64" draw:layer="layout" svg:width="1cm" svg:height="1cm" svg:x="23cm" svg:y="2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1cm" svg:height="1cm" svg:x="21cm" svg:y="2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0" draw:layer="layout" svg:width="1cm" svg:height="1cm" svg:x="20cm" svg:y="22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62" draw:layer="layout" svg:width="1cm" svg:height="1cm" svg:x="22cm" svg:y="22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63" draw:layer="layout" svg:width="1cm" svg:height="1cm" svg:x="23cm" svg:y="22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1cm" svg:height="1cm" svg:x="22cm" svg:y="2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0" draw:layer="layout" svg:width="1cm" svg:height="1cm" svg:x="21cm" svg:y="2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1" draw:layer="layout" svg:width="1cm" svg:height="1cm" svg:x="20cm" svg:y="23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62" draw:layer="layout" svg:width="1cm" svg:height="1cm" svg:x="23cm" svg:y="23cm">
          <text:p/>
          <draw:enhanced-geometry svg:viewBox="0 0 21600 21600" draw:type="rectangle" draw:enhanced-path="M 0 0 L 21600 0 21600 21600 0 21600 0 0 Z N"/>
        </draw:custom-shape>
        <draw:frame draw:style-name="gr53" draw:text-style-name="P23" draw:layer="layout" svg:width="3.705cm" svg:height="3.449cm" svg:x="20.2cm" svg:y="20.2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77" draw:text-style-name="P35" draw:layer="layout" svg:width="1cm" svg:height="1cm" svg:x="24cm" svg:y="1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37" draw:layer="layout" svg:width="1cm" svg:height="1cm" svg:x="24cm" svg:y="1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8" draw:layer="layout" svg:width="1cm" svg:height="1cm" svg:x="24cm" svg:y="19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8" draw:layer="layout" svg:width="1cm" svg:height="1cm" svg:x="24cm" svg:y="1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9" draw:layer="layout" svg:width="1cm" svg:height="1cm" svg:x="25cm" svg:y="1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0" draw:layer="layout" svg:width="1cm" svg:height="1cm" svg:x="26cm" svg:y="1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2" draw:layer="layout" svg:width="1cm" svg:height="1cm" svg:x="27cm" svg:y="1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0" draw:layer="layout" svg:width="1cm" svg:height="1cm" svg:x="27cm" svg:y="17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9" draw:layer="layout" svg:width="1cm" svg:height="1cm" svg:x="27cm" svg:y="1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9" draw:layer="layout" svg:width="1cm" svg:height="1cm" svg:x="26cm" svg:y="17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8" draw:layer="layout" svg:width="1cm" svg:height="1cm" svg:x="25cm" svg:y="17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8" draw:layer="layout" svg:width="1cm" svg:height="1cm" svg:x="26cm" svg:y="18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8" draw:layer="layout" svg:width="1cm" svg:height="1cm" svg:x="27cm" svg:y="1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37" draw:layer="layout" svg:width="1cm" svg:height="1cm" svg:x="25cm" svg:y="1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5" draw:layer="layout" svg:width="1cm" svg:height="1cm" svg:x="25cm" svg:y="1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5" draw:layer="layout" svg:width="1cm" svg:height="1cm" svg:x="26cm" svg:y="19cm">
          <text:p/>
          <draw:enhanced-geometry svg:viewBox="0 0 21600 21600" draw:type="rectangle" draw:enhanced-path="M 0 0 L 21600 0 21600 21600 0 21600 0 0 Z N"/>
        </draw:custom-shape>
        <draw:frame draw:style-name="gr53" draw:text-style-name="P23" draw:layer="layout" svg:width="3.721cm" svg:height="3.449cm" svg:x="24.15cm" svg:y="16.2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style-name="gr122" draw:text-style-name="P79" draw:layer="layout" svg:width="1cm" svg:height="1cm" svg:x="24cm" svg:y="20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80" draw:layer="layout" svg:width="1cm" svg:height="1cm" svg:x="25cm" svg:y="20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81" draw:layer="layout" svg:width="1cm" svg:height="1cm" svg:x="26cm" svg:y="20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18" draw:layer="layout" svg:width="1cm" svg:height="1cm" svg:x="27cm" svg:y="20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5" draw:layer="layout" svg:width="1cm" svg:height="1cm" svg:x="24cm" svg:y="21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79" draw:layer="layout" svg:width="1cm" svg:height="1cm" svg:x="25cm" svg:y="21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80" draw:layer="layout" svg:width="1cm" svg:height="1cm" svg:x="26cm" svg:y="21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81" draw:layer="layout" svg:width="1cm" svg:height="1cm" svg:x="27cm" svg:y="2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5" draw:layer="layout" svg:width="1cm" svg:height="1cm" svg:x="25cm" svg:y="2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6" draw:layer="layout" svg:width="1cm" svg:height="1cm" svg:x="24cm" svg:y="22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79" draw:layer="layout" svg:width="1cm" svg:height="1cm" svg:x="26cm" svg:y="22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80" draw:layer="layout" svg:width="1cm" svg:height="1cm" svg:x="27cm" svg:y="22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5" draw:layer="layout" svg:width="1cm" svg:height="1cm" svg:x="27cm" svg:y="2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6" draw:layer="layout" svg:width="1cm" svg:height="1cm" svg:x="26cm" svg:y="2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7" draw:layer="layout" svg:width="1cm" svg:height="1cm" svg:x="25cm" svg:y="2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7" draw:layer="layout" svg:width="1cm" svg:height="1cm" svg:x="24cm" svg:y="23cm">
          <text:p/>
          <draw:enhanced-geometry svg:viewBox="0 0 21600 21600" draw:type="rectangle" draw:enhanced-path="M 0 0 L 21600 0 21600 21600 0 21600 0 0 Z N"/>
        </draw:custom-shape>
        <draw:frame draw:style-name="gr53" draw:text-style-name="P23" draw:layer="layout" svg:width="3.705cm" svg:height="3.449cm" svg:x="24.2cm" svg:y="20.2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ustom-shape draw:style-name="gr94" draw:text-style-name="P51" draw:layer="layout" svg:width="1cm" svg:height="1cm" svg:x="24cm" svg:y="12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52" draw:layer="layout" svg:width="1cm" svg:height="1cm" svg:x="25cm" svg:y="12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3" draw:layer="layout" svg:width="1cm" svg:height="1cm" svg:x="26cm" svg:y="1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9" draw:layer="layout" svg:width="1cm" svg:height="1cm" svg:x="27cm" svg:y="12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70" draw:layer="layout" svg:width="1cm" svg:height="1cm" svg:x="24cm" svg:y="13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71" draw:layer="layout" svg:width="1cm" svg:height="1cm" svg:x="24cm" svg:y="14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72" draw:layer="layout" svg:width="1cm" svg:height="1cm" svg:x="24cm" svg:y="1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1" draw:layer="layout" svg:width="1cm" svg:height="1cm" svg:x="25cm" svg:y="1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52" draw:layer="layout" svg:width="1cm" svg:height="1cm" svg:x="26cm" svg:y="13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3" draw:layer="layout" svg:width="1cm" svg:height="1cm" svg:x="27cm" svg:y="13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70" draw:layer="layout" svg:width="1cm" svg:height="1cm" svg:x="25cm" svg:y="14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1" draw:layer="layout" svg:width="1cm" svg:height="1cm" svg:x="26cm" svg:y="1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52" draw:layer="layout" svg:width="1cm" svg:height="1cm" svg:x="27cm" svg:y="14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71" draw:layer="layout" svg:width="1cm" svg:height="1cm" svg:x="25cm" svg:y="1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70" draw:layer="layout" svg:width="1cm" svg:height="1cm" svg:x="26cm" svg:y="1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1" draw:layer="layout" svg:width="1cm" svg:height="1cm" svg:x="27cm" svg:y="1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4" draw:layer="layout" svg:width="1cm" svg:height="1cm" svg:x="28cm" svg:y="12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5" draw:layer="layout" svg:width="1cm" svg:height="1cm" svg:x="29cm" svg:y="12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56" draw:layer="layout" svg:width="1cm" svg:height="1cm" svg:x="30cm" svg:y="12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7" draw:layer="layout" svg:width="1cm" svg:height="1cm" svg:x="31cm" svg:y="12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4" draw:layer="layout" svg:width="1cm" svg:height="1cm" svg:x="29cm" svg:y="13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5" draw:layer="layout" svg:width="1cm" svg:height="1cm" svg:x="30cm" svg:y="13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56" draw:layer="layout" svg:width="1cm" svg:height="1cm" svg:x="31cm" svg:y="13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73" draw:layer="layout" svg:width="1cm" svg:height="1cm" svg:x="28cm" svg:y="13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4" draw:layer="layout" svg:width="1cm" svg:height="1cm" svg:x="30cm" svg:y="14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5" draw:layer="layout" svg:width="1cm" svg:height="1cm" svg:x="31cm" svg:y="14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73" draw:layer="layout" svg:width="1cm" svg:height="1cm" svg:x="29cm" svg:y="14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74" draw:layer="layout" svg:width="1cm" svg:height="1cm" svg:x="28cm" svg:y="14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4" draw:layer="layout" svg:width="1cm" svg:height="1cm" svg:x="31cm" svg:y="15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73" draw:layer="layout" svg:width="1cm" svg:height="1cm" svg:x="30cm" svg:y="1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74" draw:layer="layout" svg:width="1cm" svg:height="1cm" svg:x="29cm" svg:y="1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75" draw:layer="layout" svg:width="1cm" svg:height="1cm" svg:x="28cm" svg:y="15cm">
          <text:p/>
          <draw:enhanced-geometry svg:viewBox="0 0 21600 21600" draw:type="rectangle" draw:enhanced-path="M 0 0 L 21600 0 21600 21600 0 21600 0 0 Z N"/>
        </draw:custom-shape>
        <draw:frame draw:style-name="gr53" draw:text-style-name="P23" draw:layer="layout" svg:width="3.705cm" svg:height="3.449cm" svg:x="24.234cm" svg:y="12.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53" draw:text-style-name="P23" draw:layer="layout" svg:width="3.689cm" svg:height="3.449cm" svg:x="28.234cm" svg:y="12.2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custom-shape draw:style-name="gr94" draw:text-style-name="P51" draw:layer="layout" svg:width="1cm" svg:height="1cm" svg:x="28cm" svg:y="1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52" draw:layer="layout" svg:width="1cm" svg:height="1cm" svg:x="29cm" svg:y="16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3" draw:layer="layout" svg:width="1cm" svg:height="1cm" svg:x="30cm" svg:y="1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9" draw:layer="layout" svg:width="1cm" svg:height="1cm" svg:x="31cm" svg:y="16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70" draw:layer="layout" svg:width="1cm" svg:height="1cm" svg:x="28cm" svg:y="17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71" draw:layer="layout" svg:width="1cm" svg:height="1cm" svg:x="28cm" svg:y="18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72" draw:layer="layout" svg:width="1cm" svg:height="1cm" svg:x="28cm" svg:y="19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1" draw:layer="layout" svg:width="1cm" svg:height="1cm" svg:x="29cm" svg:y="17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52" draw:layer="layout" svg:width="1cm" svg:height="1cm" svg:x="30cm" svg:y="17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3" draw:layer="layout" svg:width="1cm" svg:height="1cm" svg:x="31cm" svg:y="17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70" draw:layer="layout" svg:width="1cm" svg:height="1cm" svg:x="29cm" svg:y="1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1" draw:layer="layout" svg:width="1cm" svg:height="1cm" svg:x="30cm" svg:y="1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52" draw:layer="layout" svg:width="1cm" svg:height="1cm" svg:x="31cm" svg:y="18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71" draw:layer="layout" svg:width="1cm" svg:height="1cm" svg:x="29cm" svg:y="19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70" draw:layer="layout" svg:width="1cm" svg:height="1cm" svg:x="30cm" svg:y="19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1" draw:layer="layout" svg:width="1cm" svg:height="1cm" svg:x="31cm" svg:y="19cm">
          <text:p/>
          <draw:enhanced-geometry svg:viewBox="0 0 21600 21600" draw:type="rectangle" draw:enhanced-path="M 0 0 L 21600 0 21600 21600 0 21600 0 0 Z N"/>
        </draw:custom-shape>
        <draw:frame draw:style-name="gr53" draw:text-style-name="P23" draw:layer="layout" svg:width="3.705cm" svg:height="3.449cm" svg:x="28.234cm" svg:y="16.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custom-shape draw:style-name="gr77" draw:text-style-name="P35" draw:layer="layout" svg:width="1cm" svg:height="1cm" svg:x="28cm" svg:y="2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37" draw:layer="layout" svg:width="1cm" svg:height="1cm" svg:x="28cm" svg:y="2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8" draw:layer="layout" svg:width="1cm" svg:height="1cm" svg:x="28cm" svg:y="23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8" draw:layer="layout" svg:width="1cm" svg:height="1cm" svg:x="28cm" svg:y="20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9" draw:layer="layout" svg:width="1cm" svg:height="1cm" svg:x="29cm" svg:y="20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0" draw:layer="layout" svg:width="1cm" svg:height="1cm" svg:x="30cm" svg:y="20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2" draw:layer="layout" svg:width="1cm" svg:height="1cm" svg:x="31cm" svg:y="20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0" draw:layer="layout" svg:width="1cm" svg:height="1cm" svg:x="31cm" svg:y="21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9" draw:layer="layout" svg:width="1cm" svg:height="1cm" svg:x="31cm" svg:y="22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9" draw:layer="layout" svg:width="1cm" svg:height="1cm" svg:x="30cm" svg:y="21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8" draw:layer="layout" svg:width="1cm" svg:height="1cm" svg:x="29cm" svg:y="21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8" draw:layer="layout" svg:width="1cm" svg:height="1cm" svg:x="30cm" svg:y="22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8" draw:layer="layout" svg:width="1cm" svg:height="1cm" svg:x="31cm" svg:y="2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37" draw:layer="layout" svg:width="1cm" svg:height="1cm" svg:x="29cm" svg:y="2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5" draw:layer="layout" svg:width="1cm" svg:height="1cm" svg:x="29cm" svg:y="2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5" draw:layer="layout" svg:width="1cm" svg:height="1cm" svg:x="30cm" svg:y="23cm">
          <text:p/>
          <draw:enhanced-geometry svg:viewBox="0 0 21600 21600" draw:type="rectangle" draw:enhanced-path="M 0 0 L 21600 0 21600 21600 0 21600 0 0 Z N"/>
        </draw:custom-shape>
        <draw:frame draw:style-name="gr53" draw:text-style-name="P23" draw:layer="layout" svg:width="3.721cm" svg:height="3.449cm" svg:x="28.15cm" svg:y="20.2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Noto Sans KR2" svg:font-family="'Noto Sans KR'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Gradient_20_11" draw:display-name="Gradient 11" draw:style="radial" draw:cx="50%" draw:cy="50%" draw:start-color="#000000" draw:end-color="#fff8dc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화살촉_20_1" draw:display-name="화살촉 1" svg:viewBox="0 0 20 20" svg:d="M0 20l10-20 10 20z"/>
    <draw:marker draw:name="화살촉_20_2" draw:display-name="화살촉 2" svg:viewBox="0 0 20 20" svg:d="M0 20l10-20 10 20z"/>
    <draw:marker draw:name="화살촉_20_3" draw:display-name="화살촉 3" svg:viewBox="0 0 20 20" svg:d="M0 20l10-20 10 20z"/>
    <draw:marker draw:name="화살촉_20_4" draw:display-name="화살촉 4" svg:viewBox="0 0 3000 6000" svg:d="M1500 0l1500 3000-1500 3000-1500-3000z"/>
    <draw:marker draw:name="화살촉_20_5" draw:display-name="화살촉 5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 KR" fo:font-size="24pt" fo:language="en" fo:country="US" style:font-name-asian="Noto Serif KR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 KR" fo:font-family="'Noto Sans KR'" style:font-family-generic="roman" style:font-pitch="variable" fo:font-size="18pt" fo:font-style="normal" fo:text-shadow="none" style:text-underline-style="none" fo:font-weight="normal" style:letter-kerning="true" style:font-name-asian="Noto Sans KR1" style:font-family-asian="'Noto Sans KR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27T15:26:12.941000000</meta:creation-date>
    <dc:date>2023-03-01T14:45:05.218000000</dc:date>
    <meta:editing-duration>PT9H16M24S</meta:editing-duration>
    <meta:editing-cycles>36</meta:editing-cycles>
    <meta:generator>LibreOffice/7.4.3.2$Windows_X86_64 LibreOffice_project/1048a8393ae2eeec98dff31b5c133c5f1d08b890</meta:generator>
    <meta:document-statistic meta:object-count="3774"/>
  </office:meta>
</office:document-meta>
</file>

<file path=Object 1/content.xml><?xml version="1.0" encoding="utf-8"?>
<math xmlns="http://www.w3.org/1998/Math/MathML" display="block">
  <semantics>
    <mtable>
      <mtr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  <mtd>
          <msub>
            <mi>h</mi>
            <mn>41</mn>
          </msub>
        </mtd>
      </mtr>
      <mtr>
        <mtd>
          <msub>
            <mi>h</mi>
            <mn>34</mn>
          </msub>
        </mtd>
        <mtd>
          <msub>
            <mi>h</mi>
            <mn>33</mn>
          </msub>
        </mtd>
        <mtd>
          <msub>
            <mi>h</mi>
            <mn>32</mn>
          </msub>
        </mtd>
        <mtd>
          <msub>
            <mi>h</mi>
            <mn>31</mn>
          </msub>
        </mtd>
      </mtr>
      <mtr>
        <mtd>
          <msub>
            <mi>h</mi>
            <mn>24</mn>
          </msub>
        </mtd>
        <mtd>
          <msub>
            <mi>h</mi>
            <mn>23</mn>
          </msub>
        </mtd>
        <mtd>
          <msub>
            <mi>h</mi>
            <mn>22</mn>
          </msub>
        </mtd>
        <mtd>
          <msub>
            <mi>h</mi>
            <mn>21</mn>
          </msub>
        </mtd>
      </mtr>
      <mtr>
        <mtd>
          <msub>
            <mi>h</mi>
            <mn>14</mn>
          </msub>
        </mtd>
        <mtd>
          <msub>
            <mi>h</mi>
            <mn>13</mn>
          </msub>
        </mtd>
        <mtd>
          <msub>
            <mi>h</mi>
            <mn>12</mn>
          </msub>
        </mtd>
        <mtd>
          <msub>
            <mi>h</mi>
            <mn>11</mn>
          </msub>
        </mtd>
      </mtr>
    </mtable>
    <annotation encoding="StarMath 5.0">matrix { 
 h_{44} # h_{43} # h_{42} # h_{41} ##
 h_{34} # h_{33} # h_{32} # h_{31} ##
h_{24} # h_{23} # h_{22} # h_{21} ##
 h_{14} # h_{13} # h_{12} # h_{11} 
} </annotation>
  </semantics>
</math>
</file>

<file path=Object 10/content.xml><?xml version="1.0" encoding="utf-8"?>
<math xmlns="http://www.w3.org/1998/Math/MathML" display="block">
  <semantics>
    <mtable>
      <mtr>
        <mtd>
          <msub>
            <mi>h</mi>
            <mn>77</mn>
          </msub>
        </mtd>
        <mtd>
          <msub>
            <mi>h</mi>
            <mn>76</mn>
          </msub>
        </mtd>
        <mtd>
          <msub>
            <mi>h</mi>
            <mn>75</mn>
          </msub>
        </mtd>
        <mtd>
          <msub>
            <mi>h</mi>
            <mn>74</mn>
          </msub>
        </mtd>
        <mtd>
          <msub>
            <mi>h</mi>
            <mn>73</mn>
          </msub>
        </mtd>
        <mtd>
          <msub>
            <mi>h</mi>
            <mn>72</mn>
          </msub>
        </mtd>
        <mtd>
          <msub>
            <mi>h</mi>
            <mn>71</mn>
          </msub>
        </mtd>
      </mtr>
      <mtr>
        <mtd>
          <msub>
            <mi>h</mi>
            <mn>67</mn>
          </msub>
        </mtd>
        <mtd>
          <msub>
            <mi>h</mi>
            <mn>66</mn>
          </msub>
        </mtd>
        <mtd>
          <msub>
            <mi>h</mi>
            <mn>65</mn>
          </msub>
        </mtd>
        <mtd>
          <msub>
            <mi>h</mi>
            <mn>64</mn>
          </msub>
        </mtd>
        <mtd>
          <msub>
            <mi>h</mi>
            <mn>63</mn>
          </msub>
        </mtd>
        <mtd>
          <msub>
            <mi>h</mi>
            <mn>62</mn>
          </msub>
        </mtd>
        <mtd>
          <msub>
            <mi>h</mi>
            <mn>61</mn>
          </msub>
        </mtd>
      </mtr>
      <mtr>
        <mtd>
          <msub>
            <mi>h</mi>
            <mn>57</mn>
          </msub>
        </mtd>
        <mtd>
          <msub>
            <mi>h</mi>
            <mn>56</mn>
          </msub>
        </mtd>
        <mtd>
          <msub>
            <mi>h</mi>
            <mn>55</mn>
          </msub>
        </mtd>
        <mtd>
          <msub>
            <mi>h</mi>
            <mn>54</mn>
          </msub>
        </mtd>
        <mtd>
          <msub>
            <mi>h</mi>
            <mn>53</mn>
          </msub>
        </mtd>
        <mtd>
          <msub>
            <mi>h</mi>
            <mn>52</mn>
          </msub>
        </mtd>
        <mtd>
          <msub>
            <mi>h</mi>
            <mn>51</mn>
          </msub>
        </mtd>
      </mtr>
      <mtr>
        <mtd>
          <msub>
            <mi>h</mi>
            <mn>47</mn>
          </msub>
        </mtd>
        <mtd>
          <msub>
            <mi>h</mi>
            <mn>46</mn>
          </msub>
        </mtd>
        <mtd>
          <msub>
            <mi>h</mi>
            <mn>45</mn>
          </msub>
        </mtd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  <mtd>
          <msub>
            <mi>h</mi>
            <mn>41</mn>
          </msub>
        </mtd>
      </mtr>
      <mtr>
        <mtd>
          <msub>
            <mi>h</mi>
            <mn>37</mn>
          </msub>
        </mtd>
        <mtd>
          <msub>
            <mi>h</mi>
            <mn>36</mn>
          </msub>
        </mtd>
        <mtd>
          <msub>
            <mi>h</mi>
            <mn>35</mn>
          </msub>
        </mtd>
        <mtd>
          <msub>
            <mi>h</mi>
            <mn>34</mn>
          </msub>
        </mtd>
        <mtd>
          <msub>
            <mi>h</mi>
            <mn>33</mn>
          </msub>
        </mtd>
        <mtd>
          <msub>
            <mi>h</mi>
            <mn>32</mn>
          </msub>
        </mtd>
        <mtd>
          <msub>
            <mi>h</mi>
            <mn>31</mn>
          </msub>
        </mtd>
      </mtr>
      <mtr>
        <mtd>
          <msub>
            <mi>h</mi>
            <mn>27</mn>
          </msub>
        </mtd>
        <mtd>
          <msub>
            <mi>h</mi>
            <mn>26</mn>
          </msub>
        </mtd>
        <mtd>
          <msub>
            <mi>h</mi>
            <mn>25</mn>
          </msub>
        </mtd>
        <mtd>
          <msub>
            <mi>h</mi>
            <mn>24</mn>
          </msub>
        </mtd>
        <mtd>
          <msub>
            <mi>h</mi>
            <mn>23</mn>
          </msub>
        </mtd>
        <mtd>
          <msub>
            <mi>h</mi>
            <mn>22</mn>
          </msub>
        </mtd>
        <mtd>
          <msub>
            <mi>h</mi>
            <mn>21</mn>
          </msub>
        </mtd>
      </mtr>
      <mtr>
        <mtd>
          <msub>
            <mi>h</mi>
            <mn>17</mn>
          </msub>
        </mtd>
        <mtd>
          <msub>
            <mi>h</mi>
            <mn>16</mn>
          </msub>
        </mtd>
        <mtd>
          <msub>
            <mi>h</mi>
            <mn>15</mn>
          </msub>
        </mtd>
        <mtd>
          <msub>
            <mi>h</mi>
            <mn>14</mn>
          </msub>
        </mtd>
        <mtd>
          <msub>
            <mi>h</mi>
            <mn>13</mn>
          </msub>
        </mtd>
        <mtd>
          <msub>
            <mi>h</mi>
            <mn>12</mn>
          </msub>
        </mtd>
        <mtd>
          <msub>
            <mi>h</mi>
            <mn>11</mn>
          </msub>
        </mtd>
      </mtr>
    </mtable>
    <annotation encoding="StarMath 5.0">matrix { 
h_{77} # h_{76} # h_{75} # h_{74} # h_{73} # h_{72} # h_{71} ## 
h_{67} # h_{66} # h_{65} # h_{64} # h_{63} # h_{62} # h_{61} ##  
h_{57} # h_{56} # h_{55} # h_{54} # h_{53} # h_{52} # h_{51} ##
h_{47} # h_{46} # h_{45} # h_{44} # h_{43} # h_{42} # h_{41} ##
h_{37} # h_{36} # h_{35} # h_{34} # h_{33} # h_{32} # h_{31} ##
h_{27} # h_{26} # h_{25} # h_{24} # h_{23} # h_{22} # h_{21} ##
h_{17} # h_{16} # h_{15} # h_{14} # h_{13} # h_{12} # h_{11} 
} </annotation>
  </semantics>
</math>
</file>

<file path=Object 106/content.xml><?xml version="1.0" encoding="utf-8"?>
<math xmlns="http://www.w3.org/1998/Math/MathML" display="block">
  <semantics>
    <msub>
      <mi>h</mi>
      <mn>43</mn>
    </msub>
    <annotation encoding="StarMath 5.0">h_{ 43 }</annotation>
  </semantics>
</math>
</file>

<file path=Object 11/content.xml><?xml version="1.0" encoding="utf-8"?>
<math xmlns="http://www.w3.org/1998/Math/MathML" display="block">
  <semantics>
    <mtable>
      <mtr>
        <mtd>
          <msub>
            <mi>h</mi>
            <mn>14</mn>
          </msub>
        </mtd>
        <mtd>
          <msub>
            <mi>h</mi>
            <mn>13</mn>
          </msub>
        </mtd>
        <mtd>
          <msub>
            <mi>h</mi>
            <mn>12</mn>
          </msub>
        </mtd>
        <mtd>
          <msub>
            <mi>h</mi>
            <mn>11</mn>
          </msub>
        </mtd>
      </mtr>
    </mtable>
    <annotation encoding="StarMath 5.0">matrix { 
 h_{14} # h_{13} # h_{12} # h_{11} 
} </annotation>
  </semantics>
</math>
</file>

<file path=Object 12/content.xml><?xml version="1.0" encoding="utf-8"?>
<math xmlns="http://www.w3.org/1998/Math/MathML" display="block">
  <semantics>
    <mtable>
      <mtr>
        <mtd>
          <msub>
            <mi>h</mi>
            <mn>34</mn>
          </msub>
        </mtd>
        <mtd>
          <msub>
            <mi>h</mi>
            <mn>33</mn>
          </msub>
        </mtd>
        <mtd>
          <msub>
            <mi>h</mi>
            <mn>32</mn>
          </msub>
        </mtd>
        <mtd>
          <msub>
            <mi>h</mi>
            <mn>31</mn>
          </msub>
        </mtd>
      </mtr>
      <mtr>
        <mtd>
          <msub>
            <mi>h</mi>
            <mn>35</mn>
          </msub>
        </mtd>
        <mtd>
          <msub>
            <mi>h</mi>
            <mn>34</mn>
          </msub>
        </mtd>
        <mtd>
          <msub>
            <mi>h</mi>
            <mn>33</mn>
          </msub>
        </mtd>
        <mtd>
          <msub>
            <mi>h</mi>
            <mn>32</mn>
          </msub>
        </mtd>
      </mtr>
      <mtr>
        <mtd>
          <msub>
            <mi>h</mi>
            <mn>36</mn>
          </msub>
        </mtd>
        <mtd>
          <msub>
            <mi>h</mi>
            <mn>35</mn>
          </msub>
        </mtd>
        <mtd>
          <msub>
            <mi>h</mi>
            <mn>34</mn>
          </msub>
        </mtd>
        <mtd>
          <msub>
            <mi>h</mi>
            <mn>33</mn>
          </msub>
        </mtd>
      </mtr>
      <mtr>
        <mtd>
          <msub>
            <mi>h</mi>
            <mn>37</mn>
          </msub>
        </mtd>
        <mtd>
          <msub>
            <mi>h</mi>
            <mn>36</mn>
          </msub>
        </mtd>
        <mtd>
          <msub>
            <mi>h</mi>
            <mn>35</mn>
          </msub>
        </mtd>
        <mtd>
          <msub>
            <mi>h</mi>
            <mn>34</mn>
          </msub>
        </mtd>
      </mtr>
    </mtable>
    <annotation encoding="StarMath 5.0">matrix { 
h_{34} # h_{33} # h_{32} # h_{31} ##
h_{35} # h_{34} # h_{33} # h_{32} ##
h_{36} # h_{35} # h_{34} # h_{33} ##
h_{37} # h_{36} # h_{35} # h_{34} 
} </annotation>
  </semantics>
</math>
</file>

<file path=Object 13/content.xml><?xml version="1.0" encoding="utf-8"?>
<math xmlns="http://www.w3.org/1998/Math/MathML" display="block">
  <semantics>
    <mtable>
      <mtr>
        <mtd>
          <msub>
            <mi>h</mi>
            <mn>14</mn>
          </msub>
        </mtd>
        <mtd>
          <msub>
            <mi>h</mi>
            <mn>13</mn>
          </msub>
        </mtd>
        <mtd>
          <msub>
            <mi>h</mi>
            <mn>12</mn>
          </msub>
        </mtd>
        <mtd>
          <msub>
            <mi>h</mi>
            <mn>11</mn>
          </msub>
        </mtd>
      </mtr>
      <mtr>
        <mtd>
          <msub>
            <mi>h</mi>
            <mn>15</mn>
          </msub>
        </mtd>
        <mtd>
          <msub>
            <mi>h</mi>
            <mn>14</mn>
          </msub>
        </mtd>
        <mtd>
          <msub>
            <mi>h</mi>
            <mn>13</mn>
          </msub>
        </mtd>
        <mtd>
          <msub>
            <mi>h</mi>
            <mn>12</mn>
          </msub>
        </mtd>
      </mtr>
      <mtr>
        <mtd>
          <msub>
            <mi>h</mi>
            <mn>16</mn>
          </msub>
        </mtd>
        <mtd>
          <msub>
            <mi>h</mi>
            <mn>15</mn>
          </msub>
        </mtd>
        <mtd>
          <msub>
            <mi>h</mi>
            <mn>14</mn>
          </msub>
        </mtd>
        <mtd>
          <msub>
            <mi>h</mi>
            <mn>13</mn>
          </msub>
        </mtd>
      </mtr>
      <mtr>
        <mtd>
          <msub>
            <mi>h</mi>
            <mn>17</mn>
          </msub>
        </mtd>
        <mtd>
          <msub>
            <mi>h</mi>
            <mn>16</mn>
          </msub>
        </mtd>
        <mtd>
          <msub>
            <mi>h</mi>
            <mn>15</mn>
          </msub>
        </mtd>
        <mtd>
          <msub>
            <mi>h</mi>
            <mn>14</mn>
          </msub>
        </mtd>
      </mtr>
    </mtable>
    <annotation encoding="StarMath 5.0">matrix { 
h_{14} # h_{13} # h_{12} # h_{11} ##
h_{15} # h_{14} # h_{13} # h_{12} ##
h_{16} # h_{15} # h_{14} # h_{13} ##
h_{17} # h_{16} # h_{15} # h_{14} 
} </annotation>
  </semantics>
</math>
</file>

<file path=Object 14/content.xml><?xml version="1.0" encoding="utf-8"?>
<math xmlns="http://www.w3.org/1998/Math/MathML" display="block">
  <semantics>
    <mtable>
      <mtr>
        <mtd>
          <msub>
            <mi>b</mi>
            <mn>11</mn>
          </msub>
        </mtd>
        <mtd>
          <msub>
            <mi>b</mi>
            <mn>12</mn>
          </msub>
        </mtd>
        <mtd>
          <msub>
            <mi>b</mi>
            <mn>13</mn>
          </msub>
        </mtd>
        <mtd>
          <msub>
            <mi>b</mi>
            <mn>14</mn>
          </msub>
        </mtd>
      </mtr>
      <mtr>
        <mtd>
          <msub>
            <mi>b</mi>
            <mn>21</mn>
          </msub>
        </mtd>
        <mtd>
          <msub>
            <mi>b</mi>
            <mn>22</mn>
          </msub>
        </mtd>
        <mtd>
          <msub>
            <mi>b</mi>
            <mn>23</mn>
          </msub>
        </mtd>
        <mtd>
          <msub>
            <mi>b</mi>
            <mn>24</mn>
          </msub>
        </mtd>
      </mtr>
      <mtr>
        <mtd>
          <msub>
            <mi>b</mi>
            <mn>31</mn>
          </msub>
        </mtd>
        <mtd>
          <msub>
            <mi>b</mi>
            <mn>32</mn>
          </msub>
        </mtd>
        <mtd>
          <msub>
            <mi>b</mi>
            <mn>33</mn>
          </msub>
        </mtd>
        <mtd>
          <msub>
            <mi>b</mi>
            <mn>34</mn>
          </msub>
        </mtd>
      </mtr>
      <mtr>
        <mtd>
          <msub>
            <mi>b</mi>
            <mn>41</mn>
          </msub>
        </mtd>
        <mtd>
          <msub>
            <mi>b</mi>
            <mn>42</mn>
          </msub>
        </mtd>
        <mtd>
          <msub>
            <mi>b</mi>
            <mn>43</mn>
          </msub>
        </mtd>
        <mtd>
          <msub>
            <mi>b</mi>
            <mn>44</mn>
          </msub>
        </mtd>
      </mtr>
    </mtable>
    <annotation encoding="StarMath 5.0"> matrix { 
b_{11} # b_{12} # b_{13} # b_{14} ## 
b_{21} # b_{22} # b_{23} # b_{24} ##  
b_{31} # b_{32} # b_{33} # b_{34} ##
b_{41} # b_{42} # b_{43}  #b_{ 44 } 
} </annotation>
  </semantics>
</math>
</file>

<file path=Object 15/content.xml><?xml version="1.0" encoding="utf-8"?>
<math xmlns="http://www.w3.org/1998/Math/MathML" display="block">
  <semantics>
    <mtable>
      <mtr>
        <mtd>
          <msub>
            <mi>h</mi>
            <mn>14</mn>
          </msub>
        </mtd>
        <mtd>
          <msub>
            <mi>h</mi>
            <mn>13</mn>
          </msub>
        </mtd>
        <mtd>
          <msub>
            <mi>h</mi>
            <mn>12</mn>
          </msub>
        </mtd>
        <mtd>
          <msub>
            <mi>h</mi>
            <mn>11</mn>
          </msub>
        </mtd>
      </mtr>
      <mtr>
        <mtd>
          <msub>
            <mi>h</mi>
            <mn>15</mn>
          </msub>
        </mtd>
        <mtd>
          <msub>
            <mi>h</mi>
            <mn>14</mn>
          </msub>
        </mtd>
        <mtd>
          <msub>
            <mi>h</mi>
            <mn>13</mn>
          </msub>
        </mtd>
        <mtd>
          <msub>
            <mi>h</mi>
            <mn>12</mn>
          </msub>
        </mtd>
      </mtr>
      <mtr>
        <mtd>
          <msub>
            <mi>h</mi>
            <mn>16</mn>
          </msub>
        </mtd>
        <mtd>
          <msub>
            <mi>h</mi>
            <mn>15</mn>
          </msub>
        </mtd>
        <mtd>
          <msub>
            <mi>h</mi>
            <mn>14</mn>
          </msub>
        </mtd>
        <mtd>
          <msub>
            <mi>h</mi>
            <mn>13</mn>
          </msub>
        </mtd>
      </mtr>
      <mtr>
        <mtd>
          <msub>
            <mi>h</mi>
            <mn>17</mn>
          </msub>
        </mtd>
        <mtd>
          <msub>
            <mi>h</mi>
            <mn>16</mn>
          </msub>
        </mtd>
        <mtd>
          <msub>
            <mi>h</mi>
            <mn>15</mn>
          </msub>
        </mtd>
        <mtd>
          <msub>
            <mi>h</mi>
            <mn>14</mn>
          </msub>
        </mtd>
      </mtr>
    </mtable>
    <annotation encoding="StarMath 5.0">matrix { 
h_{14} # h_{13} # h_{12} # h_{11} ##
h_{15} # h_{14} # h_{13} # h_{12} ##
h_{16} # h_{15} # h_{14} # h_{13} ##
h_{17} # h_{16} # h_{15} # h_{14} 
} </annotation>
  </semantics>
</math>
</file>

<file path=Object 16/content.xml><?xml version="1.0" encoding="utf-8"?>
<math xmlns="http://www.w3.org/1998/Math/MathML" display="block">
  <semantics>
    <mtable>
      <mtr>
        <mtd>
          <msub>
            <mi>h</mi>
            <mn>54</mn>
          </msub>
        </mtd>
        <mtd>
          <msub>
            <mi>h</mi>
            <mn>53</mn>
          </msub>
        </mtd>
        <mtd>
          <msub>
            <mi>h</mi>
            <mn>52</mn>
          </msub>
        </mtd>
        <mtd>
          <msub>
            <mi>h</mi>
            <mn>51</mn>
          </msub>
        </mtd>
      </mtr>
      <mtr>
        <mtd>
          <msub>
            <mi>h</mi>
            <mn>55</mn>
          </msub>
        </mtd>
        <mtd>
          <msub>
            <mi>h</mi>
            <mn>54</mn>
          </msub>
        </mtd>
        <mtd>
          <msub>
            <mi>h</mi>
            <mn>53</mn>
          </msub>
        </mtd>
        <mtd>
          <msub>
            <mi>h</mi>
            <mn>52</mn>
          </msub>
        </mtd>
      </mtr>
      <mtr>
        <mtd>
          <msub>
            <mi>h</mi>
            <mn>56</mn>
          </msub>
        </mtd>
        <mtd>
          <msub>
            <mi>h</mi>
            <mn>55</mn>
          </msub>
        </mtd>
        <mtd>
          <msub>
            <mi>h</mi>
            <mn>54</mn>
          </msub>
        </mtd>
        <mtd>
          <msub>
            <mi>h</mi>
            <mn>53</mn>
          </msub>
        </mtd>
      </mtr>
      <mtr>
        <mtd>
          <msub>
            <mi>h</mi>
            <mn>57</mn>
          </msub>
        </mtd>
        <mtd>
          <msub>
            <mi>h</mi>
            <mn>56</mn>
          </msub>
        </mtd>
        <mtd>
          <msub>
            <mi>h</mi>
            <mn>55</mn>
          </msub>
        </mtd>
        <mtd>
          <msub>
            <mi>h</mi>
            <mn>54</mn>
          </msub>
        </mtd>
      </mtr>
    </mtable>
    <annotation encoding="StarMath 5.0">matrix { 
h_{54} # h_{53} # h_{52} # h_{51} ##
h_{55} # h_{54} # h_{53} # h_{52} ##
h_{56} # h_{55} # h_{54} # h_{53} ##
h_{57} # h_{56} # h_{55} # h_{54} 
}</annotation>
  </semantics>
</math>
</file>

<file path=Object 17/content.xml><?xml version="1.0" encoding="utf-8"?>
<math xmlns="http://www.w3.org/1998/Math/MathML" display="block">
  <semantics>
    <mtable>
      <mtr>
        <mtd>
          <msub>
            <mi>h</mi>
            <mn>64</mn>
          </msub>
        </mtd>
        <mtd>
          <msub>
            <mi>h</mi>
            <mn>63</mn>
          </msub>
        </mtd>
        <mtd>
          <msub>
            <mi>h</mi>
            <mn>62</mn>
          </msub>
        </mtd>
        <mtd>
          <msub>
            <mi>h</mi>
            <mn>61</mn>
          </msub>
        </mtd>
      </mtr>
      <mtr>
        <mtd>
          <msub>
            <mi>h</mi>
            <mn>65</mn>
          </msub>
        </mtd>
        <mtd>
          <msub>
            <mi>h</mi>
            <mn>64</mn>
          </msub>
        </mtd>
        <mtd>
          <msub>
            <mi>h</mi>
            <mn>63</mn>
          </msub>
        </mtd>
        <mtd>
          <msub>
            <mi>h</mi>
            <mn>62</mn>
          </msub>
        </mtd>
      </mtr>
      <mtr>
        <mtd>
          <msub>
            <mi>h</mi>
            <mn>66</mn>
          </msub>
        </mtd>
        <mtd>
          <msub>
            <mi>h</mi>
            <mn>65</mn>
          </msub>
        </mtd>
        <mtd>
          <msub>
            <mi>h</mi>
            <mn>64</mn>
          </msub>
        </mtd>
        <mtd>
          <msub>
            <mi>h</mi>
            <mn>63</mn>
          </msub>
        </mtd>
      </mtr>
      <mtr>
        <mtd>
          <msub>
            <mi>h</mi>
            <mn>67</mn>
          </msub>
        </mtd>
        <mtd>
          <msub>
            <mi>h</mi>
            <mn>66</mn>
          </msub>
        </mtd>
        <mtd>
          <msub>
            <mi>h</mi>
            <mn>65</mn>
          </msub>
        </mtd>
        <mtd>
          <msub>
            <mi>h</mi>
            <mn>64</mn>
          </msub>
        </mtd>
      </mtr>
    </mtable>
    <annotation encoding="StarMath 5.0">matrix { 
h_{64} # h_{63} # h_{62} # h_{61} ##
h_{65} # h_{64} # h_{63} # h_{62} ##
h_{66} # h_{65} # h_{64} # h_{63} ##
h_{67} # h_{66} # h_{65} # h_{64} 
}</annotation>
  </semantics>
</math>
</file>

<file path=Object 18/content.xml><?xml version="1.0" encoding="utf-8"?>
<math xmlns="http://www.w3.org/1998/Math/MathML" display="block">
  <semantics>
    <mtable>
      <mtr>
        <mtd>
          <msub>
            <mi>h</mi>
            <mn>74</mn>
          </msub>
        </mtd>
        <mtd>
          <msub>
            <mi>h</mi>
            <mn>73</mn>
          </msub>
        </mtd>
        <mtd>
          <msub>
            <mi>h</mi>
            <mn>72</mn>
          </msub>
        </mtd>
        <mtd>
          <msub>
            <mi>h</mi>
            <mn>71</mn>
          </msub>
        </mtd>
      </mtr>
      <mtr>
        <mtd>
          <msub>
            <mi>h</mi>
            <mn>75</mn>
          </msub>
        </mtd>
        <mtd>
          <msub>
            <mi>h</mi>
            <mn>74</mn>
          </msub>
        </mtd>
        <mtd>
          <msub>
            <mi>h</mi>
            <mn>73</mn>
          </msub>
        </mtd>
        <mtd>
          <msub>
            <mi>h</mi>
            <mn>72</mn>
          </msub>
        </mtd>
      </mtr>
      <mtr>
        <mtd>
          <msub>
            <mi>h</mi>
            <mn>76</mn>
          </msub>
        </mtd>
        <mtd>
          <msub>
            <mi>h</mi>
            <mn>75</mn>
          </msub>
        </mtd>
        <mtd>
          <msub>
            <mi>h</mi>
            <mn>74</mn>
          </msub>
        </mtd>
        <mtd>
          <msub>
            <mi>h</mi>
            <mn>73</mn>
          </msub>
        </mtd>
      </mtr>
      <mtr>
        <mtd>
          <msub>
            <mi>h</mi>
            <mn>77</mn>
          </msub>
        </mtd>
        <mtd>
          <msub>
            <mi>h</mi>
            <mn>76</mn>
          </msub>
        </mtd>
        <mtd>
          <msub>
            <mi>h</mi>
            <mn>75</mn>
          </msub>
        </mtd>
        <mtd>
          <msub>
            <mi>h</mi>
            <mn>74</mn>
          </msub>
        </mtd>
      </mtr>
    </mtable>
    <annotation encoding="StarMath 5.0">matrix { 
h_{74} # h_{73} # h_{72} # h_{71} ##
h_{75} # h_{74} # h_{73} # h_{72} ##
h_{76} # h_{75} # h_{74} # h_{73} ##
h_{77} # h_{76} # h_{75} # h_{74} 
}</annotation>
  </semantics>
</math>
</file>

<file path=Object 19/content.xml><?xml version="1.0" encoding="utf-8"?>
<math xmlns="http://www.w3.org/1998/Math/MathML" display="block">
  <semantics>
    <mtable>
      <mtr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  <mtd>
          <msub>
            <mi>h</mi>
            <mn>41</mn>
          </msub>
        </mtd>
      </mtr>
      <mtr>
        <mtd>
          <msub>
            <mi>h</mi>
            <mn>45</mn>
          </msub>
        </mtd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</mtr>
      <mtr>
        <mtd>
          <msub>
            <mi>h</mi>
            <mn>46</mn>
          </msub>
        </mtd>
        <mtd>
          <msub>
            <mi>h</mi>
            <mn>45</mn>
          </msub>
        </mtd>
        <mtd>
          <msub>
            <mi>h</mi>
            <mn>44</mn>
          </msub>
        </mtd>
        <mtd>
          <msub>
            <mi>h</mi>
            <mn>43</mn>
          </msub>
        </mtd>
      </mtr>
      <mtr>
        <mtd>
          <msub>
            <mi>h</mi>
            <mn>47</mn>
          </msub>
        </mtd>
        <mtd>
          <msub>
            <mi>h</mi>
            <mn>46</mn>
          </msub>
        </mtd>
        <mtd>
          <msub>
            <mi>h</mi>
            <mn>45</mn>
          </msub>
        </mtd>
        <mtd>
          <msub>
            <mi>h</mi>
            <mn>44</mn>
          </msub>
        </mtd>
      </mtr>
    </mtable>
    <annotation encoding="StarMath 5.0">matrix { 
 h_{44} # h_{43} # h_{42} # h_{41} ##
 h_{45} # h_{44} # h_{43} # h_{42} ##
h_{46} # h_{45} # h_{44} # h_{43} ##
h_{47} # h_{46} # h_{45} # h_{44} 
} </annotation>
  </semantics>
</math>
</file>

<file path=Object 2/content.xml><?xml version="1.0" encoding="utf-8"?>
<math xmlns="http://www.w3.org/1998/Math/MathML" display="block">
  <semantics>
    <mtable>
      <mtr>
        <mtd>
          <msub>
            <mi>x</mi>
            <mn>11</mn>
          </msub>
        </mtd>
        <mtd>
          <msub>
            <mi>x</mi>
            <mn>12</mn>
          </msub>
        </mtd>
        <mtd>
          <msub>
            <mi>x</mi>
            <mn>13</mn>
          </msub>
        </mtd>
        <mtd>
          <msub>
            <mi>x</mi>
            <mn>14</mn>
          </msub>
        </mtd>
      </mtr>
      <mtr>
        <mtd>
          <msub>
            <mi>x</mi>
            <mn>21</mn>
          </msub>
        </mtd>
        <mtd>
          <msub>
            <mi>x</mi>
            <mn>22</mn>
          </msub>
        </mtd>
        <mtd>
          <msub>
            <mi>x</mi>
            <mn>23</mn>
          </msub>
        </mtd>
        <mtd>
          <msub>
            <mi>x</mi>
            <mn>24</mn>
          </msub>
        </mtd>
      </mtr>
      <mtr>
        <mtd>
          <msub>
            <mi>x</mi>
            <mn>31</mn>
          </msub>
        </mtd>
        <mtd>
          <msub>
            <mi>x</mi>
            <mn>32</mn>
          </msub>
        </mtd>
        <mtd>
          <msub>
            <mi>x</mi>
            <mn>33</mn>
          </msub>
        </mtd>
        <mtd>
          <msub>
            <mi>x</mi>
            <mn>34</mn>
          </msub>
        </mtd>
      </mtr>
      <mtr>
        <mtd>
          <msub>
            <mi>x</mi>
            <mn>41</mn>
          </msub>
        </mtd>
        <mtd>
          <msub>
            <mi>x</mi>
            <mn>42</mn>
          </msub>
        </mtd>
        <mtd>
          <msub>
            <mi>x</mi>
            <mn>43</mn>
          </msub>
        </mtd>
        <mtd>
          <msub>
            <mi>x</mi>
            <mn>44</mn>
          </msub>
        </mtd>
      </mtr>
    </mtable>
    <annotation encoding="StarMath 5.0"> matrix { 

x_{11} # x_{12} # x_{13} # x_{14} ## 
x_{21} # x_{22} # x_{23} # x_{24} ##  
x_{31} # x_{32} # x_{33} # x_{34} ##
x_{41} # x_{42} # x_{43}  #x_{ 44 } 
} </annotation>
  </semantics>
</math>
</file>

<file path=Object 20/content.xml><?xml version="1.0" encoding="utf-8"?>
<math xmlns="http://www.w3.org/1998/Math/MathML" display="block">
  <semantics>
    <mtable>
      <mtr>
        <mtd>
          <msub>
            <mi>h</mi>
            <mn>54</mn>
          </msub>
        </mtd>
        <mtd>
          <msub>
            <mi>h</mi>
            <mn>53</mn>
          </msub>
        </mtd>
        <mtd>
          <msub>
            <mi>h</mi>
            <mn>52</mn>
          </msub>
        </mtd>
        <mtd>
          <msub>
            <mi>h</mi>
            <mn>51</mn>
          </msub>
        </mtd>
      </mtr>
      <mtr>
        <mtd>
          <msub>
            <mi>h</mi>
            <mn>55</mn>
          </msub>
        </mtd>
        <mtd>
          <msub>
            <mi>h</mi>
            <mn>54</mn>
          </msub>
        </mtd>
        <mtd>
          <msub>
            <mi>h</mi>
            <mn>53</mn>
          </msub>
        </mtd>
        <mtd>
          <msub>
            <mi>h</mi>
            <mn>52</mn>
          </msub>
        </mtd>
      </mtr>
      <mtr>
        <mtd>
          <msub>
            <mi>h</mi>
            <mn>56</mn>
          </msub>
        </mtd>
        <mtd>
          <msub>
            <mi>h</mi>
            <mn>55</mn>
          </msub>
        </mtd>
        <mtd>
          <msub>
            <mi>h</mi>
            <mn>54</mn>
          </msub>
        </mtd>
        <mtd>
          <msub>
            <mi>h</mi>
            <mn>53</mn>
          </msub>
        </mtd>
      </mtr>
      <mtr>
        <mtd>
          <msub>
            <mi>h</mi>
            <mn>57</mn>
          </msub>
        </mtd>
        <mtd>
          <msub>
            <mi>h</mi>
            <mn>56</mn>
          </msub>
        </mtd>
        <mtd>
          <msub>
            <mi>h</mi>
            <mn>55</mn>
          </msub>
        </mtd>
        <mtd>
          <msub>
            <mi>h</mi>
            <mn>54</mn>
          </msub>
        </mtd>
      </mtr>
    </mtable>
    <annotation encoding="StarMath 5.0">matrix { 
h_{54} # h_{53} # h_{52} # h_{51} ##
h_{55} # h_{54} # h_{53} # h_{52} ##
h_{56} # h_{55} # h_{54} # h_{53} ##
h_{57} # h_{56} # h_{55} # h_{54} 
}</annotation>
  </semantics>
</math>
</file>

<file path=Object 21/content.xml><?xml version="1.0" encoding="utf-8"?>
<math xmlns="http://www.w3.org/1998/Math/MathML" display="block">
  <semantics>
    <mtable>
      <mtr>
        <mtd>
          <msub>
            <mi>h</mi>
            <mn>64</mn>
          </msub>
        </mtd>
        <mtd>
          <msub>
            <mi>h</mi>
            <mn>63</mn>
          </msub>
        </mtd>
        <mtd>
          <msub>
            <mi>h</mi>
            <mn>62</mn>
          </msub>
        </mtd>
        <mtd>
          <msub>
            <mi>h</mi>
            <mn>61</mn>
          </msub>
        </mtd>
      </mtr>
      <mtr>
        <mtd>
          <msub>
            <mi>h</mi>
            <mn>65</mn>
          </msub>
        </mtd>
        <mtd>
          <msub>
            <mi>h</mi>
            <mn>64</mn>
          </msub>
        </mtd>
        <mtd>
          <msub>
            <mi>h</mi>
            <mn>63</mn>
          </msub>
        </mtd>
        <mtd>
          <msub>
            <mi>h</mi>
            <mn>62</mn>
          </msub>
        </mtd>
      </mtr>
      <mtr>
        <mtd>
          <msub>
            <mi>h</mi>
            <mn>66</mn>
          </msub>
        </mtd>
        <mtd>
          <msub>
            <mi>h</mi>
            <mn>65</mn>
          </msub>
        </mtd>
        <mtd>
          <msub>
            <mi>h</mi>
            <mn>64</mn>
          </msub>
        </mtd>
        <mtd>
          <msub>
            <mi>h</mi>
            <mn>63</mn>
          </msub>
        </mtd>
      </mtr>
      <mtr>
        <mtd>
          <msub>
            <mi>h</mi>
            <mn>67</mn>
          </msub>
        </mtd>
        <mtd>
          <msub>
            <mi>h</mi>
            <mn>66</mn>
          </msub>
        </mtd>
        <mtd>
          <msub>
            <mi>h</mi>
            <mn>65</mn>
          </msub>
        </mtd>
        <mtd>
          <msub>
            <mi>h</mi>
            <mn>64</mn>
          </msub>
        </mtd>
      </mtr>
    </mtable>
    <annotation encoding="StarMath 5.0">matrix { 
h_{64} # h_{63} # h_{62} # h_{61} ##
h_{65} # h_{64} # h_{63} # h_{62} ##
h_{66} # h_{65} # h_{64} # h_{63} ##
h_{67} # h_{66} # h_{65} # h_{64} 
}</annotation>
  </semantics>
</math>
</file>

<file path=Object 22/content.xml><?xml version="1.0" encoding="utf-8"?>
<math xmlns="http://www.w3.org/1998/Math/MathML" display="block">
  <semantics>
    <mtable>
      <mtr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  <mtd>
          <msub>
            <mi>h</mi>
            <mn>41</mn>
          </msub>
        </mtd>
      </mtr>
      <mtr>
        <mtd>
          <msub>
            <mi>h</mi>
            <mn>45</mn>
          </msub>
        </mtd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</mtr>
      <mtr>
        <mtd>
          <msub>
            <mi>h</mi>
            <mn>46</mn>
          </msub>
        </mtd>
        <mtd>
          <msub>
            <mi>h</mi>
            <mn>45</mn>
          </msub>
        </mtd>
        <mtd>
          <msub>
            <mi>h</mi>
            <mn>44</mn>
          </msub>
        </mtd>
        <mtd>
          <msub>
            <mi>h</mi>
            <mn>43</mn>
          </msub>
        </mtd>
      </mtr>
      <mtr>
        <mtd>
          <msub>
            <mi>h</mi>
            <mn>47</mn>
          </msub>
        </mtd>
        <mtd>
          <msub>
            <mi>h</mi>
            <mn>46</mn>
          </msub>
        </mtd>
        <mtd>
          <msub>
            <mi>h</mi>
            <mn>45</mn>
          </msub>
        </mtd>
        <mtd>
          <msub>
            <mi>h</mi>
            <mn>44</mn>
          </msub>
        </mtd>
      </mtr>
    </mtable>
    <annotation encoding="StarMath 5.0">matrix { 
 h_{44} # h_{43} # h_{42} # h_{41} ##
 h_{45} # h_{44} # h_{43} # h_{42} ##
h_{46} # h_{45} # h_{44} # h_{43} ##
h_{47} # h_{46} # h_{45} # h_{44} 
} </annotation>
  </semantics>
</math>
</file>

<file path=Object 23/content.xml><?xml version="1.0" encoding="utf-8"?>
<math xmlns="http://www.w3.org/1998/Math/MathML" display="block">
  <semantics>
    <mtable>
      <mtr>
        <mtd>
          <msub>
            <mi>h</mi>
            <mn>54</mn>
          </msub>
        </mtd>
        <mtd>
          <msub>
            <mi>h</mi>
            <mn>53</mn>
          </msub>
        </mtd>
        <mtd>
          <msub>
            <mi>h</mi>
            <mn>52</mn>
          </msub>
        </mtd>
        <mtd>
          <msub>
            <mi>h</mi>
            <mn>51</mn>
          </msub>
        </mtd>
      </mtr>
      <mtr>
        <mtd>
          <msub>
            <mi>h</mi>
            <mn>55</mn>
          </msub>
        </mtd>
        <mtd>
          <msub>
            <mi>h</mi>
            <mn>54</mn>
          </msub>
        </mtd>
        <mtd>
          <msub>
            <mi>h</mi>
            <mn>53</mn>
          </msub>
        </mtd>
        <mtd>
          <msub>
            <mi>h</mi>
            <mn>52</mn>
          </msub>
        </mtd>
      </mtr>
      <mtr>
        <mtd>
          <msub>
            <mi>h</mi>
            <mn>56</mn>
          </msub>
        </mtd>
        <mtd>
          <msub>
            <mi>h</mi>
            <mn>55</mn>
          </msub>
        </mtd>
        <mtd>
          <msub>
            <mi>h</mi>
            <mn>54</mn>
          </msub>
        </mtd>
        <mtd>
          <msub>
            <mi>h</mi>
            <mn>53</mn>
          </msub>
        </mtd>
      </mtr>
      <mtr>
        <mtd>
          <msub>
            <mi>h</mi>
            <mn>57</mn>
          </msub>
        </mtd>
        <mtd>
          <msub>
            <mi>h</mi>
            <mn>56</mn>
          </msub>
        </mtd>
        <mtd>
          <msub>
            <mi>h</mi>
            <mn>55</mn>
          </msub>
        </mtd>
        <mtd>
          <msub>
            <mi>h</mi>
            <mn>54</mn>
          </msub>
        </mtd>
      </mtr>
    </mtable>
    <annotation encoding="StarMath 5.0">matrix { 
h_{54} # h_{53} # h_{52} # h_{51} ##
h_{55} # h_{54} # h_{53} # h_{52} ##
h_{56} # h_{55} # h_{54} # h_{53} ##
h_{57} # h_{56} # h_{55} # h_{54} 
}</annotation>
  </semantics>
</math>
</file>

<file path=Object 24/content.xml><?xml version="1.0" encoding="utf-8"?>
<math xmlns="http://www.w3.org/1998/Math/MathML" display="block">
  <semantics>
    <mtable>
      <mtr>
        <mtd>
          <msub>
            <mi>h</mi>
            <mn>34</mn>
          </msub>
        </mtd>
        <mtd>
          <msub>
            <mi>h</mi>
            <mn>33</mn>
          </msub>
        </mtd>
        <mtd>
          <msub>
            <mi>h</mi>
            <mn>32</mn>
          </msub>
        </mtd>
        <mtd>
          <msub>
            <mi>h</mi>
            <mn>31</mn>
          </msub>
        </mtd>
      </mtr>
      <mtr>
        <mtd>
          <msub>
            <mi>h</mi>
            <mn>35</mn>
          </msub>
        </mtd>
        <mtd>
          <msub>
            <mi>h</mi>
            <mn>34</mn>
          </msub>
        </mtd>
        <mtd>
          <msub>
            <mi>h</mi>
            <mn>33</mn>
          </msub>
        </mtd>
        <mtd>
          <msub>
            <mi>h</mi>
            <mn>32</mn>
          </msub>
        </mtd>
      </mtr>
      <mtr>
        <mtd>
          <msub>
            <mi>h</mi>
            <mn>36</mn>
          </msub>
        </mtd>
        <mtd>
          <msub>
            <mi>h</mi>
            <mn>35</mn>
          </msub>
        </mtd>
        <mtd>
          <msub>
            <mi>h</mi>
            <mn>34</mn>
          </msub>
        </mtd>
        <mtd>
          <msub>
            <mi>h</mi>
            <mn>33</mn>
          </msub>
        </mtd>
      </mtr>
      <mtr>
        <mtd>
          <msub>
            <mi>h</mi>
            <mn>37</mn>
          </msub>
        </mtd>
        <mtd>
          <msub>
            <mi>h</mi>
            <mn>36</mn>
          </msub>
        </mtd>
        <mtd>
          <msub>
            <mi>h</mi>
            <mn>35</mn>
          </msub>
        </mtd>
        <mtd>
          <msub>
            <mi>h</mi>
            <mn>34</mn>
          </msub>
        </mtd>
      </mtr>
    </mtable>
    <annotation encoding="StarMath 5.0">matrix { 
h_{34} # h_{33} # h_{32} # h_{31} ##
h_{35} # h_{34} # h_{33} # h_{32} ##
h_{36} # h_{35} # h_{34} # h_{33} ##
h_{37} # h_{36} # h_{35} # h_{34} 
} </annotation>
  </semantics>
</math>
</file>

<file path=Object 25/content.xml><?xml version="1.0" encoding="utf-8"?>
<math xmlns="http://www.w3.org/1998/Math/MathML" display="block">
  <semantics>
    <mtable>
      <mtr>
        <mtd>
          <msub>
            <mi>h</mi>
            <mn>14</mn>
          </msub>
        </mtd>
        <mtd>
          <msub>
            <mi>h</mi>
            <mn>13</mn>
          </msub>
        </mtd>
        <mtd>
          <msub>
            <mi>h</mi>
            <mn>12</mn>
          </msub>
        </mtd>
        <mtd>
          <msub>
            <mi>h</mi>
            <mn>11</mn>
          </msub>
        </mtd>
      </mtr>
      <mtr>
        <mtd>
          <msub>
            <mi>h</mi>
            <mn>15</mn>
          </msub>
        </mtd>
        <mtd>
          <msub>
            <mi>h</mi>
            <mn>14</mn>
          </msub>
        </mtd>
        <mtd>
          <msub>
            <mi>h</mi>
            <mn>13</mn>
          </msub>
        </mtd>
        <mtd>
          <msub>
            <mi>h</mi>
            <mn>12</mn>
          </msub>
        </mtd>
      </mtr>
      <mtr>
        <mtd>
          <msub>
            <mi>h</mi>
            <mn>16</mn>
          </msub>
        </mtd>
        <mtd>
          <msub>
            <mi>h</mi>
            <mn>15</mn>
          </msub>
        </mtd>
        <mtd>
          <msub>
            <mi>h</mi>
            <mn>14</mn>
          </msub>
        </mtd>
        <mtd>
          <msub>
            <mi>h</mi>
            <mn>13</mn>
          </msub>
        </mtd>
      </mtr>
      <mtr>
        <mtd>
          <msub>
            <mi>h</mi>
            <mn>17</mn>
          </msub>
        </mtd>
        <mtd>
          <msub>
            <mi>h</mi>
            <mn>16</mn>
          </msub>
        </mtd>
        <mtd>
          <msub>
            <mi>h</mi>
            <mn>15</mn>
          </msub>
        </mtd>
        <mtd>
          <msub>
            <mi>h</mi>
            <mn>14</mn>
          </msub>
        </mtd>
      </mtr>
    </mtable>
    <annotation encoding="StarMath 5.0">matrix { 
h_{14} # h_{13} # h_{12} # h_{11} ##
h_{15} # h_{14} # h_{13} # h_{12} ##
h_{16} # h_{15} # h_{14} # h_{13} ##
h_{17} # h_{16} # h_{15} # h_{14} 
} </annotation>
  </semantics>
</math>
</file>

<file path=Object 26/content.xml><?xml version="1.0" encoding="utf-8"?>
<math xmlns="http://www.w3.org/1998/Math/MathML" display="block">
  <semantics>
    <mtable>
      <mtr>
        <mtd>
          <msub>
            <mi>h</mi>
            <mn>34</mn>
          </msub>
        </mtd>
        <mtd>
          <msub>
            <mi>h</mi>
            <mn>33</mn>
          </msub>
        </mtd>
        <mtd>
          <msub>
            <mi>h</mi>
            <mn>32</mn>
          </msub>
        </mtd>
        <mtd>
          <msub>
            <mi>h</mi>
            <mn>31</mn>
          </msub>
        </mtd>
      </mtr>
      <mtr>
        <mtd>
          <msub>
            <mi>h</mi>
            <mn>35</mn>
          </msub>
        </mtd>
        <mtd>
          <msub>
            <mi>h</mi>
            <mn>34</mn>
          </msub>
        </mtd>
        <mtd>
          <msub>
            <mi>h</mi>
            <mn>33</mn>
          </msub>
        </mtd>
        <mtd>
          <msub>
            <mi>h</mi>
            <mn>32</mn>
          </msub>
        </mtd>
      </mtr>
      <mtr>
        <mtd>
          <msub>
            <mi>h</mi>
            <mn>36</mn>
          </msub>
        </mtd>
        <mtd>
          <msub>
            <mi>h</mi>
            <mn>35</mn>
          </msub>
        </mtd>
        <mtd>
          <msub>
            <mi>h</mi>
            <mn>34</mn>
          </msub>
        </mtd>
        <mtd>
          <msub>
            <mi>h</mi>
            <mn>33</mn>
          </msub>
        </mtd>
      </mtr>
      <mtr>
        <mtd>
          <msub>
            <mi>h</mi>
            <mn>37</mn>
          </msub>
        </mtd>
        <mtd>
          <msub>
            <mi>h</mi>
            <mn>36</mn>
          </msub>
        </mtd>
        <mtd>
          <msub>
            <mi>h</mi>
            <mn>35</mn>
          </msub>
        </mtd>
        <mtd>
          <msub>
            <mi>h</mi>
            <mn>34</mn>
          </msub>
        </mtd>
      </mtr>
    </mtable>
    <annotation encoding="StarMath 5.0">matrix { 
h_{34} # h_{33} # h_{32} # h_{31} ##
h_{35} # h_{34} # h_{33} # h_{32} ##
h_{36} # h_{35} # h_{34} # h_{33} ##
h_{37} # h_{36} # h_{35} # h_{34} 
} </annotation>
  </semantics>
</math>
</file>

<file path=Object 27/content.xml><?xml version="1.0" encoding="utf-8"?>
<math xmlns="http://www.w3.org/1998/Math/MathML" display="block">
  <semantics>
    <mtable>
      <mtr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  <mtd>
          <msub>
            <mi>h</mi>
            <mn>41</mn>
          </msub>
        </mtd>
      </mtr>
      <mtr>
        <mtd>
          <msub>
            <mi>h</mi>
            <mn>45</mn>
          </msub>
        </mtd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</mtr>
      <mtr>
        <mtd>
          <msub>
            <mi>h</mi>
            <mn>46</mn>
          </msub>
        </mtd>
        <mtd>
          <msub>
            <mi>h</mi>
            <mn>45</mn>
          </msub>
        </mtd>
        <mtd>
          <msub>
            <mi>h</mi>
            <mn>44</mn>
          </msub>
        </mtd>
        <mtd>
          <msub>
            <mi>h</mi>
            <mn>43</mn>
          </msub>
        </mtd>
      </mtr>
      <mtr>
        <mtd>
          <msub>
            <mi>h</mi>
            <mn>47</mn>
          </msub>
        </mtd>
        <mtd>
          <msub>
            <mi>h</mi>
            <mn>46</mn>
          </msub>
        </mtd>
        <mtd>
          <msub>
            <mi>h</mi>
            <mn>45</mn>
          </msub>
        </mtd>
        <mtd>
          <msub>
            <mi>h</mi>
            <mn>44</mn>
          </msub>
        </mtd>
      </mtr>
    </mtable>
    <annotation encoding="StarMath 5.0">matrix { 
 h_{44} # h_{43} # h_{42} # h_{41} ##
 h_{45} # h_{44} # h_{43} # h_{42} ##
h_{46} # h_{45} # h_{44} # h_{43} ##
h_{47} # h_{46} # h_{45} # h_{44} 
} </annotation>
  </semantics>
</math>
</file>

<file path=Object 3/content.xml><?xml version="1.0" encoding="utf-8"?>
<math xmlns="http://www.w3.org/1998/Math/MathML" display="block">
  <semantics>
    <mtable>
      <mtr>
        <mtd>
          <msub>
            <mi>h</mi>
            <mn>77</mn>
          </msub>
        </mtd>
        <mtd>
          <msub>
            <mi>h</mi>
            <mn>76</mn>
          </msub>
        </mtd>
        <mtd>
          <msub>
            <mi>h</mi>
            <mn>75</mn>
          </msub>
        </mtd>
        <mtd>
          <msub>
            <mi>h</mi>
            <mn>74</mn>
          </msub>
        </mtd>
        <mtd>
          <msub>
            <mi>h</mi>
            <mn>73</mn>
          </msub>
        </mtd>
        <mtd>
          <msub>
            <mi>h</mi>
            <mn>72</mn>
          </msub>
        </mtd>
        <mtd>
          <msub>
            <mi>h</mi>
            <mn>71</mn>
          </msub>
        </mtd>
      </mtr>
      <mtr>
        <mtd>
          <msub>
            <mi>h</mi>
            <mn>67</mn>
          </msub>
        </mtd>
        <mtd>
          <msub>
            <mi>h</mi>
            <mn>66</mn>
          </msub>
        </mtd>
        <mtd>
          <msub>
            <mi>h</mi>
            <mn>65</mn>
          </msub>
        </mtd>
        <mtd>
          <msub>
            <mi>h</mi>
            <mn>64</mn>
          </msub>
        </mtd>
        <mtd>
          <msub>
            <mi>h</mi>
            <mn>63</mn>
          </msub>
        </mtd>
        <mtd>
          <msub>
            <mi>h</mi>
            <mn>62</mn>
          </msub>
        </mtd>
        <mtd>
          <msub>
            <mi>h</mi>
            <mn>61</mn>
          </msub>
        </mtd>
      </mtr>
      <mtr>
        <mtd>
          <msub>
            <mi>h</mi>
            <mn>57</mn>
          </msub>
        </mtd>
        <mtd>
          <msub>
            <mi>h</mi>
            <mn>56</mn>
          </msub>
        </mtd>
        <mtd>
          <msub>
            <mi>h</mi>
            <mn>55</mn>
          </msub>
        </mtd>
        <mtd>
          <msub>
            <mi>h</mi>
            <mn>54</mn>
          </msub>
        </mtd>
        <mtd>
          <msub>
            <mi>h</mi>
            <mn>53</mn>
          </msub>
        </mtd>
        <mtd>
          <msub>
            <mi>h</mi>
            <mn>52</mn>
          </msub>
        </mtd>
        <mtd>
          <msub>
            <mi>h</mi>
            <mn>51</mn>
          </msub>
        </mtd>
      </mtr>
      <mtr>
        <mtd>
          <msub>
            <mi>h</mi>
            <mn>47</mn>
          </msub>
        </mtd>
        <mtd>
          <msub>
            <mi>h</mi>
            <mn>46</mn>
          </msub>
        </mtd>
        <mtd>
          <msub>
            <mi>h</mi>
            <mn>45</mn>
          </msub>
        </mtd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  <mtd>
          <msub>
            <mi>h</mi>
            <mn>41</mn>
          </msub>
        </mtd>
      </mtr>
      <mtr>
        <mtd>
          <msub>
            <mi>h</mi>
            <mn>37</mn>
          </msub>
        </mtd>
        <mtd>
          <msub>
            <mi>h</mi>
            <mn>36</mn>
          </msub>
        </mtd>
        <mtd>
          <msub>
            <mi>h</mi>
            <mn>35</mn>
          </msub>
        </mtd>
        <mtd>
          <msub>
            <mi>h</mi>
            <mn>34</mn>
          </msub>
        </mtd>
        <mtd>
          <msub>
            <mi>h</mi>
            <mn>33</mn>
          </msub>
        </mtd>
        <mtd>
          <msub>
            <mi>h</mi>
            <mn>32</mn>
          </msub>
        </mtd>
        <mtd>
          <msub>
            <mi>h</mi>
            <mn>31</mn>
          </msub>
        </mtd>
      </mtr>
      <mtr>
        <mtd>
          <msub>
            <mi>h</mi>
            <mn>27</mn>
          </msub>
        </mtd>
        <mtd>
          <msub>
            <mi>h</mi>
            <mn>26</mn>
          </msub>
        </mtd>
        <mtd>
          <msub>
            <mi>h</mi>
            <mn>25</mn>
          </msub>
        </mtd>
        <mtd>
          <msub>
            <mi>h</mi>
            <mn>24</mn>
          </msub>
        </mtd>
        <mtd>
          <msub>
            <mi>h</mi>
            <mn>23</mn>
          </msub>
        </mtd>
        <mtd>
          <msub>
            <mi>h</mi>
            <mn>22</mn>
          </msub>
        </mtd>
        <mtd>
          <msub>
            <mi>h</mi>
            <mn>21</mn>
          </msub>
        </mtd>
      </mtr>
      <mtr>
        <mtd>
          <msub>
            <mi>h</mi>
            <mn>17</mn>
          </msub>
        </mtd>
        <mtd>
          <msub>
            <mi>h</mi>
            <mn>16</mn>
          </msub>
        </mtd>
        <mtd>
          <msub>
            <mi>h</mi>
            <mn>15</mn>
          </msub>
        </mtd>
        <mtd>
          <msub>
            <mi>h</mi>
            <mn>14</mn>
          </msub>
        </mtd>
        <mtd>
          <msub>
            <mi>h</mi>
            <mn>13</mn>
          </msub>
        </mtd>
        <mtd>
          <msub>
            <mi>h</mi>
            <mn>12</mn>
          </msub>
        </mtd>
        <mtd>
          <msub>
            <mi>h</mi>
            <mn>11</mn>
          </msub>
        </mtd>
      </mtr>
    </mtable>
    <annotation encoding="StarMath 5.0">matrix { 
h_{77} # h_{76} # h_{75} # h_{74} # h_{73} # h_{72} # h_{71} ## 
h_{67} # h_{66} # h_{65} # h_{64} # h_{63} # h_{62} # h_{61} ##  
h_{57} # h_{56} # h_{55} # h_{54} # h_{53} # h_{52} # h_{51} ##
h_{47} # h_{46} # h_{45} # h_{44} # h_{43} # h_{42} # h_{41} ##
h_{37} # h_{36} # h_{35} # h_{34} # h_{33} # h_{32} # h_{31} ##
h_{27} # h_{26} # h_{25} # h_{24} # h_{23} # h_{22} # h_{21} ##
h_{17} # h_{16} # h_{15} # h_{14} # h_{13} # h_{12} # h_{11} 
} </annotation>
  </semantics>
</math>
</file>

<file path=Object 31/content.xml><?xml version="1.0" encoding="utf-8"?>
<math xmlns="http://www.w3.org/1998/Math/MathML" display="block">
  <semantics>
    <msub>
      <mi>x</mi>
      <mn>11</mn>
    </msub>
    <annotation encoding="StarMath 5.0">x_{ 11 }</annotation>
  </semantics>
</math>
</file>

<file path=Object 32/content.xml><?xml version="1.0" encoding="utf-8"?>
<math xmlns="http://www.w3.org/1998/Math/MathML" display="block">
  <semantics>
    <msub>
      <mi>x</mi>
      <mn>12</mn>
    </msub>
    <annotation encoding="StarMath 5.0">x_{ 12 }</annotation>
  </semantics>
</math>
</file>

<file path=Object 33/content.xml><?xml version="1.0" encoding="utf-8"?>
<math xmlns="http://www.w3.org/1998/Math/MathML" display="block">
  <semantics>
    <msub>
      <mi>x</mi>
      <mn>13</mn>
    </msub>
    <annotation encoding="StarMath 5.0">x_{ 13 }</annotation>
  </semantics>
</math>
</file>

<file path=Object 34/content.xml><?xml version="1.0" encoding="utf-8"?>
<math xmlns="http://www.w3.org/1998/Math/MathML" display="block">
  <semantics>
    <msub>
      <mi>x</mi>
      <mn>14</mn>
    </msub>
    <annotation encoding="StarMath 5.0">x_{ 14 }</annotation>
  </semantics>
</math>
</file>

<file path=Object 35/content.xml><?xml version="1.0" encoding="utf-8"?>
<math xmlns="http://www.w3.org/1998/Math/MathML" display="block">
  <semantics>
    <msub>
      <mi>x</mi>
      <mn>21</mn>
    </msub>
    <annotation encoding="StarMath 5.0">x_{ 21 }</annotation>
  </semantics>
</math>
</file>

<file path=Object 36/content.xml><?xml version="1.0" encoding="utf-8"?>
<math xmlns="http://www.w3.org/1998/Math/MathML" display="block">
  <semantics>
    <msub>
      <mi>x</mi>
      <mn>22</mn>
    </msub>
    <annotation encoding="StarMath 5.0">x_{ 22 }</annotation>
  </semantics>
</math>
</file>

<file path=Object 362/content.xml><?xml version="1.0" encoding="utf-8"?>
<math xmlns="http://www.w3.org/1998/Math/MathML" display="block">
  <semantics>
    <msub>
      <mi>x</mi>
      <mn>11</mn>
    </msub>
    <annotation encoding="StarMath 5.0">x_{ 11 }</annotation>
  </semantics>
</math>
</file>

<file path=Object 363/content.xml><?xml version="1.0" encoding="utf-8"?>
<math xmlns="http://www.w3.org/1998/Math/MathML" display="block">
  <semantics>
    <msub>
      <mi>x</mi>
      <mn>12</mn>
    </msub>
    <annotation encoding="StarMath 5.0">x_{ 12 }</annotation>
  </semantics>
</math>
</file>

<file path=Object 364/content.xml><?xml version="1.0" encoding="utf-8"?>
<math xmlns="http://www.w3.org/1998/Math/MathML" display="block">
  <semantics>
    <msub>
      <mi>x</mi>
      <mn>13</mn>
    </msub>
    <annotation encoding="StarMath 5.0">x_{ 13 }</annotation>
  </semantics>
</math>
</file>

<file path=Object 365/content.xml><?xml version="1.0" encoding="utf-8"?>
<math xmlns="http://www.w3.org/1998/Math/MathML" display="block">
  <semantics>
    <msub>
      <mi>x</mi>
      <mn>14</mn>
    </msub>
    <annotation encoding="StarMath 5.0">x_{ 14 }</annotation>
  </semantics>
</math>
</file>

<file path=Object 366/content.xml><?xml version="1.0" encoding="utf-8"?>
<math xmlns="http://www.w3.org/1998/Math/MathML" display="block">
  <semantics>
    <msub>
      <mi>x</mi>
      <mn>21</mn>
    </msub>
    <annotation encoding="StarMath 5.0">x_{ 21 }</annotation>
  </semantics>
</math>
</file>

<file path=Object 367/content.xml><?xml version="1.0" encoding="utf-8"?>
<math xmlns="http://www.w3.org/1998/Math/MathML" display="block">
  <semantics>
    <msub>
      <mi>x</mi>
      <mn>22</mn>
    </msub>
    <annotation encoding="StarMath 5.0">x_{ 22 }</annotation>
  </semantics>
</math>
</file>

<file path=Object 368/content.xml><?xml version="1.0" encoding="utf-8"?>
<math xmlns="http://www.w3.org/1998/Math/MathML" display="block">
  <semantics>
    <msub>
      <mi>x</mi>
      <mn>23</mn>
    </msub>
    <annotation encoding="StarMath 5.0">x_{ 23 }</annotation>
  </semantics>
</math>
</file>

<file path=Object 369/content.xml><?xml version="1.0" encoding="utf-8"?>
<math xmlns="http://www.w3.org/1998/Math/MathML" display="block">
  <semantics>
    <msub>
      <mi>x</mi>
      <mn>24</mn>
    </msub>
    <annotation encoding="StarMath 5.0">x_{ 24 }</annotation>
  </semantics>
</math>
</file>

<file path=Object 37/content.xml><?xml version="1.0" encoding="utf-8"?>
<math xmlns="http://www.w3.org/1998/Math/MathML" display="block">
  <semantics>
    <msub>
      <mi>x</mi>
      <mn>23</mn>
    </msub>
    <annotation encoding="StarMath 5.0">x_{ 23 }</annotation>
  </semantics>
</math>
</file>

<file path=Object 370/content.xml><?xml version="1.0" encoding="utf-8"?>
<math xmlns="http://www.w3.org/1998/Math/MathML" display="block">
  <semantics>
    <msub>
      <mi>x</mi>
      <mn>31</mn>
    </msub>
    <annotation encoding="StarMath 5.0">x_{ 31 }</annotation>
  </semantics>
</math>
</file>

<file path=Object 371/content.xml><?xml version="1.0" encoding="utf-8"?>
<math xmlns="http://www.w3.org/1998/Math/MathML" display="block">
  <semantics>
    <msub>
      <mi>x</mi>
      <mn>32</mn>
    </msub>
    <annotation encoding="StarMath 5.0">x_{ 32 }</annotation>
  </semantics>
</math>
</file>

<file path=Object 372/content.xml><?xml version="1.0" encoding="utf-8"?>
<math xmlns="http://www.w3.org/1998/Math/MathML" display="block">
  <semantics>
    <msub>
      <mi>x</mi>
      <mn>33</mn>
    </msub>
    <annotation encoding="StarMath 5.0">x_{ 33 }</annotation>
  </semantics>
</math>
</file>

<file path=Object 373/content.xml><?xml version="1.0" encoding="utf-8"?>
<math xmlns="http://www.w3.org/1998/Math/MathML" display="block">
  <semantics>
    <msub>
      <mi>x</mi>
      <mn>34</mn>
    </msub>
    <annotation encoding="StarMath 5.0">x_{ 34 }</annotation>
  </semantics>
</math>
</file>

<file path=Object 374/content.xml><?xml version="1.0" encoding="utf-8"?>
<math xmlns="http://www.w3.org/1998/Math/MathML" display="block">
  <semantics>
    <msub>
      <mi>x</mi>
      <mn>41</mn>
    </msub>
    <annotation encoding="StarMath 5.0">x_{ 41 }</annotation>
  </semantics>
</math>
</file>

<file path=Object 375/content.xml><?xml version="1.0" encoding="utf-8"?>
<math xmlns="http://www.w3.org/1998/Math/MathML" display="block">
  <semantics>
    <msub>
      <mi>x</mi>
      <mn>42</mn>
    </msub>
    <annotation encoding="StarMath 5.0">x_{ 42 }</annotation>
  </semantics>
</math>
</file>

<file path=Object 376/content.xml><?xml version="1.0" encoding="utf-8"?>
<math xmlns="http://www.w3.org/1998/Math/MathML" display="block">
  <semantics>
    <msub>
      <mi>x</mi>
      <mn>43</mn>
    </msub>
    <annotation encoding="StarMath 5.0">x_{ 43 }</annotation>
  </semantics>
</math>
</file>

<file path=Object 377/content.xml><?xml version="1.0" encoding="utf-8"?>
<math xmlns="http://www.w3.org/1998/Math/MathML" display="block">
  <semantics>
    <msub>
      <mi>x</mi>
      <mn>44</mn>
    </msub>
    <annotation encoding="StarMath 5.0">x_{ 44 }</annotation>
  </semantics>
</math>
</file>

<file path=Object 38/content.xml><?xml version="1.0" encoding="utf-8"?>
<math xmlns="http://www.w3.org/1998/Math/MathML" display="block">
  <semantics>
    <msub>
      <mi>x</mi>
      <mn>24</mn>
    </msub>
    <annotation encoding="StarMath 5.0">x_{ 24 }</annotation>
  </semantics>
</math>
</file>

<file path=Object 39/content.xml><?xml version="1.0" encoding="utf-8"?>
<math xmlns="http://www.w3.org/1998/Math/MathML" display="block">
  <semantics>
    <msub>
      <mi>x</mi>
      <mn>31</mn>
    </msub>
    <annotation encoding="StarMath 5.0">x_{ 31 }</annotation>
  </semantics>
</math>
</file>

<file path=Object 4/content.xml><?xml version="1.0" encoding="utf-8"?>
<math xmlns="http://www.w3.org/1998/Math/MathML" display="block">
  <semantics>
    <mtable>
      <mtr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  <mtd>
          <msub>
            <mi>h</mi>
            <mn>41</mn>
          </msub>
        </mtd>
      </mtr>
      <mtr>
        <mtd>
          <msub>
            <mi>h</mi>
            <mn>45</mn>
          </msub>
        </mtd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</mtr>
      <mtr>
        <mtd>
          <msub>
            <mi>h</mi>
            <mn>46</mn>
          </msub>
        </mtd>
        <mtd>
          <msub>
            <mi>h</mi>
            <mn>45</mn>
          </msub>
        </mtd>
        <mtd>
          <msub>
            <mi>h</mi>
            <mn>44</mn>
          </msub>
        </mtd>
        <mtd>
          <msub>
            <mi>h</mi>
            <mn>43</mn>
          </msub>
        </mtd>
      </mtr>
      <mtr>
        <mtd>
          <msub>
            <mi>h</mi>
            <mn>47</mn>
          </msub>
        </mtd>
        <mtd>
          <msub>
            <mi>h</mi>
            <mn>46</mn>
          </msub>
        </mtd>
        <mtd>
          <msub>
            <mi>h</mi>
            <mn>45</mn>
          </msub>
        </mtd>
        <mtd>
          <msub>
            <mi>h</mi>
            <mn>44</mn>
          </msub>
        </mtd>
      </mtr>
    </mtable>
    <annotation encoding="StarMath 5.0">matrix { 
 h_{44} # h_{43} # h_{42} # h_{41} ##
 h_{45} # h_{44} # h_{43} # h_{42} ##
h_{46} # h_{45} # h_{44} # h_{43} ##
h_{47} # h_{46} # h_{45} # h_{44} 
} </annotation>
  </semantics>
</math>
</file>

<file path=Object 40/content.xml><?xml version="1.0" encoding="utf-8"?>
<math xmlns="http://www.w3.org/1998/Math/MathML" display="block">
  <semantics>
    <msub>
      <mi>x</mi>
      <mn>32</mn>
    </msub>
    <annotation encoding="StarMath 5.0">x_{ 32 }</annotation>
  </semantics>
</math>
</file>

<file path=Object 41/content.xml><?xml version="1.0" encoding="utf-8"?>
<math xmlns="http://www.w3.org/1998/Math/MathML" display="block">
  <semantics>
    <msub>
      <mi>x</mi>
      <mn>33</mn>
    </msub>
    <annotation encoding="StarMath 5.0">x_{ 33 }</annotation>
  </semantics>
</math>
</file>

<file path=Object 42/content.xml><?xml version="1.0" encoding="utf-8"?>
<math xmlns="http://www.w3.org/1998/Math/MathML" display="block">
  <semantics>
    <msub>
      <mi>x</mi>
      <mn>34</mn>
    </msub>
    <annotation encoding="StarMath 5.0">x_{ 34 }</annotation>
  </semantics>
</math>
</file>

<file path=Object 43/content.xml><?xml version="1.0" encoding="utf-8"?>
<math xmlns="http://www.w3.org/1998/Math/MathML" display="block">
  <semantics>
    <msub>
      <mi>x</mi>
      <mn>41</mn>
    </msub>
    <annotation encoding="StarMath 5.0">x_{ 41 }</annotation>
  </semantics>
</math>
</file>

<file path=Object 44/content.xml><?xml version="1.0" encoding="utf-8"?>
<math xmlns="http://www.w3.org/1998/Math/MathML" display="block">
  <semantics>
    <msub>
      <mi>x</mi>
      <mn>42</mn>
    </msub>
    <annotation encoding="StarMath 5.0">x_{ 42 }</annotation>
  </semantics>
</math>
</file>

<file path=Object 45/content.xml><?xml version="1.0" encoding="utf-8"?>
<math xmlns="http://www.w3.org/1998/Math/MathML" display="block">
  <semantics>
    <msub>
      <mi>x</mi>
      <mn>43</mn>
    </msub>
    <annotation encoding="StarMath 5.0">x_{ 43 }</annotation>
  </semantics>
</math>
</file>

<file path=Object 46/content.xml><?xml version="1.0" encoding="utf-8"?>
<math xmlns="http://www.w3.org/1998/Math/MathML" display="block">
  <semantics>
    <msub>
      <mi>x</mi>
      <mn>44</mn>
    </msub>
    <annotation encoding="StarMath 5.0">x_{ 44 }</annotation>
  </semantics>
</math>
</file>

<file path=Object 47/content.xml><?xml version="1.0" encoding="utf-8"?>
<math xmlns="http://www.w3.org/1998/Math/MathML" display="block">
  <semantics>
    <mtable>
      <mtr>
        <mtd>
          <msub>
            <mi>x</mi>
            <mn>11</mn>
          </msub>
        </mtd>
        <mtd>
          <msub>
            <mi>x</mi>
            <mn>12</mn>
          </msub>
        </mtd>
        <mtd>
          <msub>
            <mi>x</mi>
            <mn>13</mn>
          </msub>
        </mtd>
        <mtd>
          <msub>
            <mi>x</mi>
            <mn>14</mn>
          </msub>
        </mtd>
      </mtr>
      <mtr>
        <mtd>
          <msub>
            <mi>x</mi>
            <mn>21</mn>
          </msub>
        </mtd>
        <mtd>
          <msub>
            <mi>x</mi>
            <mn>22</mn>
          </msub>
        </mtd>
        <mtd>
          <msub>
            <mi>x</mi>
            <mn>23</mn>
          </msub>
        </mtd>
        <mtd>
          <msub>
            <mi>x</mi>
            <mn>24</mn>
          </msub>
        </mtd>
      </mtr>
      <mtr>
        <mtd>
          <msub>
            <mi>x</mi>
            <mn>31</mn>
          </msub>
        </mtd>
        <mtd>
          <msub>
            <mi>x</mi>
            <mn>32</mn>
          </msub>
        </mtd>
        <mtd>
          <msub>
            <mi>x</mi>
            <mn>33</mn>
          </msub>
        </mtd>
        <mtd>
          <msub>
            <mi>x</mi>
            <mn>34</mn>
          </msub>
        </mtd>
      </mtr>
      <mtr>
        <mtd>
          <msub>
            <mi>x</mi>
            <mn>41</mn>
          </msub>
        </mtd>
        <mtd>
          <msub>
            <mi>x</mi>
            <mn>42</mn>
          </msub>
        </mtd>
        <mtd>
          <msub>
            <mi>x</mi>
            <mn>43</mn>
          </msub>
        </mtd>
        <mtd>
          <msub>
            <mi>x</mi>
            <mn>44</mn>
          </msub>
        </mtd>
      </mtr>
    </mtable>
    <annotation encoding="StarMath 5.0"> matrix { 

x_{11} # x_{12} # x_{13} # x_{14} ## 
x_{21} # x_{22} # x_{23} # x_{24} ##  
x_{31} # x_{32} # x_{33} # x_{34} ##
x_{41} # x_{42} # x_{43}  #x_{ 44 } 
} </annotation>
  </semantics>
</math>
</file>

<file path=Object 48/content.xml><?xml version="1.0" encoding="utf-8"?>
<math xmlns="http://www.w3.org/1998/Math/MathML" display="block">
  <semantics>
    <mtable>
      <mtr>
        <mtd>
          <msub>
            <mi>x</mi>
            <mn>11</mn>
          </msub>
        </mtd>
        <mtd>
          <msub>
            <mi>x</mi>
            <mn>12</mn>
          </msub>
        </mtd>
        <mtd>
          <msub>
            <mi>x</mi>
            <mn>13</mn>
          </msub>
        </mtd>
        <mtd>
          <msub>
            <mi>x</mi>
            <mn>14</mn>
          </msub>
        </mtd>
      </mtr>
      <mtr>
        <mtd>
          <msub>
            <mi>x</mi>
            <mn>21</mn>
          </msub>
        </mtd>
        <mtd>
          <msub>
            <mi>x</mi>
            <mn>22</mn>
          </msub>
        </mtd>
        <mtd>
          <msub>
            <mi>x</mi>
            <mn>23</mn>
          </msub>
        </mtd>
        <mtd>
          <msub>
            <mi>x</mi>
            <mn>24</mn>
          </msub>
        </mtd>
      </mtr>
      <mtr>
        <mtd>
          <msub>
            <mi>x</mi>
            <mn>31</mn>
          </msub>
        </mtd>
        <mtd>
          <msub>
            <mi>x</mi>
            <mn>32</mn>
          </msub>
        </mtd>
        <mtd>
          <msub>
            <mi>x</mi>
            <mn>33</mn>
          </msub>
        </mtd>
        <mtd>
          <msub>
            <mi>x</mi>
            <mn>34</mn>
          </msub>
        </mtd>
      </mtr>
      <mtr>
        <mtd>
          <msub>
            <mi>x</mi>
            <mn>41</mn>
          </msub>
        </mtd>
        <mtd>
          <msub>
            <mi>x</mi>
            <mn>42</mn>
          </msub>
        </mtd>
        <mtd>
          <msub>
            <mi>x</mi>
            <mn>43</mn>
          </msub>
        </mtd>
        <mtd>
          <msub>
            <mi>x</mi>
            <mn>44</mn>
          </msub>
        </mtd>
      </mtr>
    </mtable>
    <annotation encoding="StarMath 5.0"> matrix { 

x_{11} # x_{12} # x_{13} # x_{14} ## 
x_{21} # x_{22} # x_{23} # x_{24} ##  
x_{31} # x_{32} # x_{33} # x_{34} ##
x_{41} # x_{42} # x_{43}  #x_{ 44 } 
} </annotation>
  </semantics>
</math>
</file>

<file path=Object 49/content.xml><?xml version="1.0" encoding="utf-8"?>
<math xmlns="http://www.w3.org/1998/Math/MathML" display="block">
  <semantics>
    <mtable>
      <mtr>
        <mtd>
          <msub>
            <mi>x</mi>
            <mn>11</mn>
          </msub>
        </mtd>
        <mtd>
          <msub>
            <mi>x</mi>
            <mn>12</mn>
          </msub>
        </mtd>
        <mtd>
          <msub>
            <mi>x</mi>
            <mn>13</mn>
          </msub>
        </mtd>
        <mtd>
          <msub>
            <mi>x</mi>
            <mn>14</mn>
          </msub>
        </mtd>
      </mtr>
      <mtr>
        <mtd>
          <msub>
            <mi>x</mi>
            <mn>21</mn>
          </msub>
        </mtd>
        <mtd>
          <msub>
            <mi>x</mi>
            <mn>22</mn>
          </msub>
        </mtd>
        <mtd>
          <msub>
            <mi>x</mi>
            <mn>23</mn>
          </msub>
        </mtd>
        <mtd>
          <msub>
            <mi>x</mi>
            <mn>24</mn>
          </msub>
        </mtd>
      </mtr>
      <mtr>
        <mtd>
          <msub>
            <mi>x</mi>
            <mn>31</mn>
          </msub>
        </mtd>
        <mtd>
          <msub>
            <mi>x</mi>
            <mn>32</mn>
          </msub>
        </mtd>
        <mtd>
          <msub>
            <mi>x</mi>
            <mn>33</mn>
          </msub>
        </mtd>
        <mtd>
          <msub>
            <mi>x</mi>
            <mn>34</mn>
          </msub>
        </mtd>
      </mtr>
      <mtr>
        <mtd>
          <msub>
            <mi>x</mi>
            <mn>41</mn>
          </msub>
        </mtd>
        <mtd>
          <msub>
            <mi>x</mi>
            <mn>42</mn>
          </msub>
        </mtd>
        <mtd>
          <msub>
            <mi>x</mi>
            <mn>43</mn>
          </msub>
        </mtd>
        <mtd>
          <msub>
            <mi>x</mi>
            <mn>44</mn>
          </msub>
        </mtd>
      </mtr>
    </mtable>
    <annotation encoding="StarMath 5.0"> matrix { 

x_{11} # x_{12} # x_{13} # x_{14} ## 
x_{21} # x_{22} # x_{23} # x_{24} ##  
x_{31} # x_{32} # x_{33} # x_{34} ##
x_{41} # x_{42} # x_{43}  #x_{ 44 } 
} </annotation>
  </semantics>
</math>
</file>

<file path=Object 5/content.xml><?xml version="1.0" encoding="utf-8"?>
<math xmlns="http://www.w3.org/1998/Math/MathML" display="block">
  <semantics>
    <mtable>
      <mtr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  <mtd>
          <msub>
            <mi>h</mi>
            <mn>41</mn>
          </msub>
        </mtd>
      </mtr>
    </mtable>
    <annotation encoding="StarMath 5.0">matrix { 
 h_{44} # h_{43} # h_{42} # h_{41} 
} </annotation>
  </semantics>
</math>
</file>

<file path=Object 50/content.xml><?xml version="1.0" encoding="utf-8"?>
<math xmlns="http://www.w3.org/1998/Math/MathML" display="block">
  <semantics>
    <mtable>
      <mtr>
        <mtd>
          <msub>
            <mi>x</mi>
            <mn>11</mn>
          </msub>
        </mtd>
        <mtd>
          <msub>
            <mi>x</mi>
            <mn>12</mn>
          </msub>
        </mtd>
        <mtd>
          <msub>
            <mi>x</mi>
            <mn>13</mn>
          </msub>
        </mtd>
        <mtd>
          <msub>
            <mi>x</mi>
            <mn>14</mn>
          </msub>
        </mtd>
      </mtr>
      <mtr>
        <mtd>
          <msub>
            <mi>x</mi>
            <mn>21</mn>
          </msub>
        </mtd>
        <mtd>
          <msub>
            <mi>x</mi>
            <mn>22</mn>
          </msub>
        </mtd>
        <mtd>
          <msub>
            <mi>x</mi>
            <mn>23</mn>
          </msub>
        </mtd>
        <mtd>
          <msub>
            <mi>x</mi>
            <mn>24</mn>
          </msub>
        </mtd>
      </mtr>
      <mtr>
        <mtd>
          <msub>
            <mi>x</mi>
            <mn>31</mn>
          </msub>
        </mtd>
        <mtd>
          <msub>
            <mi>x</mi>
            <mn>32</mn>
          </msub>
        </mtd>
        <mtd>
          <msub>
            <mi>x</mi>
            <mn>33</mn>
          </msub>
        </mtd>
        <mtd>
          <msub>
            <mi>x</mi>
            <mn>34</mn>
          </msub>
        </mtd>
      </mtr>
      <mtr>
        <mtd>
          <msub>
            <mi>x</mi>
            <mn>41</mn>
          </msub>
        </mtd>
        <mtd>
          <msub>
            <mi>x</mi>
            <mn>42</mn>
          </msub>
        </mtd>
        <mtd>
          <msub>
            <mi>x</mi>
            <mn>43</mn>
          </msub>
        </mtd>
        <mtd>
          <msub>
            <mi>x</mi>
            <mn>44</mn>
          </msub>
        </mtd>
      </mtr>
    </mtable>
    <annotation encoding="StarMath 5.0"> matrix { 

x_{11} # x_{12} # x_{13} # x_{14} ## 
x_{21} # x_{22} # x_{23} # x_{24} ##  
x_{31} # x_{32} # x_{33} # x_{34} ##
x_{41} # x_{42} # x_{43}  #x_{ 44 } 
} </annotation>
  </semantics>
</math>
</file>

<file path=Object 51/content.xml><?xml version="1.0" encoding="utf-8"?>
<math xmlns="http://www.w3.org/1998/Math/MathML" display="block">
  <semantics>
    <mtable>
      <mtr>
        <mtd>
          <msub>
            <mi>b</mi>
            <mn>11</mn>
          </msub>
        </mtd>
        <mtd>
          <msub>
            <mi>b</mi>
            <mn>12</mn>
          </msub>
        </mtd>
        <mtd>
          <msub>
            <mi>b</mi>
            <mn>13</mn>
          </msub>
        </mtd>
        <mtd>
          <msub>
            <mi>b</mi>
            <mn>14</mn>
          </msub>
        </mtd>
      </mtr>
      <mtr>
        <mtd>
          <msub>
            <mi>b</mi>
            <mn>21</mn>
          </msub>
        </mtd>
        <mtd>
          <msub>
            <mi>b</mi>
            <mn>22</mn>
          </msub>
        </mtd>
        <mtd>
          <msub>
            <mi>b</mi>
            <mn>23</mn>
          </msub>
        </mtd>
        <mtd>
          <msub>
            <mi>b</mi>
            <mn>24</mn>
          </msub>
        </mtd>
      </mtr>
      <mtr>
        <mtd>
          <msub>
            <mi>b</mi>
            <mn>31</mn>
          </msub>
        </mtd>
        <mtd>
          <msub>
            <mi>b</mi>
            <mn>32</mn>
          </msub>
        </mtd>
        <mtd>
          <msub>
            <mi>b</mi>
            <mn>33</mn>
          </msub>
        </mtd>
        <mtd>
          <msub>
            <mi>b</mi>
            <mn>34</mn>
          </msub>
        </mtd>
      </mtr>
      <mtr>
        <mtd>
          <msub>
            <mi>b</mi>
            <mn>41</mn>
          </msub>
        </mtd>
        <mtd>
          <msub>
            <mi>b</mi>
            <mn>42</mn>
          </msub>
        </mtd>
        <mtd>
          <msub>
            <mi>b</mi>
            <mn>43</mn>
          </msub>
        </mtd>
        <mtd>
          <msub>
            <mi>b</mi>
            <mn>44</mn>
          </msub>
        </mtd>
      </mtr>
    </mtable>
    <annotation encoding="StarMath 5.0"> matrix { 
b_{11} # b_{12} # b_{13} # b_{14} ## 
b_{21} # b_{22} # b_{23} # b_{24} ##  
b_{31} # b_{32} # b_{33} # b_{34} ##
b_{41} # b_{42} # b_{43}  #b_{ 44 } 
} </annotation>
  </semantics>
</math>
</file>

<file path=Object 52/content.xml><?xml version="1.0" encoding="utf-8"?>
<math xmlns="http://www.w3.org/1998/Math/MathML" display="block">
  <semantics>
    <mtable>
      <mtr>
        <mtd>
          <msub>
            <mi>h</mi>
            <mn>77</mn>
          </msub>
        </mtd>
        <mtd>
          <msub>
            <mi>h</mi>
            <mn>76</mn>
          </msub>
        </mtd>
        <mtd>
          <msub>
            <mi>h</mi>
            <mn>75</mn>
          </msub>
        </mtd>
        <mtd>
          <msub>
            <mi>h</mi>
            <mn>74</mn>
          </msub>
        </mtd>
        <mtd>
          <msub>
            <mi>h</mi>
            <mn>73</mn>
          </msub>
        </mtd>
        <mtd>
          <msub>
            <mi>h</mi>
            <mn>72</mn>
          </msub>
        </mtd>
        <mtd>
          <msub>
            <mi>h</mi>
            <mn>71</mn>
          </msub>
        </mtd>
      </mtr>
      <mtr>
        <mtd>
          <msub>
            <mi>h</mi>
            <mn>67</mn>
          </msub>
        </mtd>
        <mtd>
          <msub>
            <mi>h</mi>
            <mn>66</mn>
          </msub>
        </mtd>
        <mtd>
          <msub>
            <mi>h</mi>
            <mn>65</mn>
          </msub>
        </mtd>
        <mtd>
          <msub>
            <mi>h</mi>
            <mn>64</mn>
          </msub>
        </mtd>
        <mtd>
          <msub>
            <mi>h</mi>
            <mn>63</mn>
          </msub>
        </mtd>
        <mtd>
          <msub>
            <mi>h</mi>
            <mn>62</mn>
          </msub>
        </mtd>
        <mtd>
          <msub>
            <mi>h</mi>
            <mn>61</mn>
          </msub>
        </mtd>
      </mtr>
      <mtr>
        <mtd>
          <msub>
            <mi>h</mi>
            <mn>57</mn>
          </msub>
        </mtd>
        <mtd>
          <msub>
            <mi>h</mi>
            <mn>56</mn>
          </msub>
        </mtd>
        <mtd>
          <msub>
            <mi>h</mi>
            <mn>55</mn>
          </msub>
        </mtd>
        <mtd>
          <msub>
            <mi>h</mi>
            <mn>54</mn>
          </msub>
        </mtd>
        <mtd>
          <msub>
            <mi>h</mi>
            <mn>53</mn>
          </msub>
        </mtd>
        <mtd>
          <msub>
            <mi>h</mi>
            <mn>52</mn>
          </msub>
        </mtd>
        <mtd>
          <msub>
            <mi>h</mi>
            <mn>51</mn>
          </msub>
        </mtd>
      </mtr>
      <mtr>
        <mtd>
          <msub>
            <mi>h</mi>
            <mn>47</mn>
          </msub>
        </mtd>
        <mtd>
          <msub>
            <mi>h</mi>
            <mn>46</mn>
          </msub>
        </mtd>
        <mtd>
          <msub>
            <mi>h</mi>
            <mn>45</mn>
          </msub>
        </mtd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  <mtd>
          <msub>
            <mi>h</mi>
            <mn>41</mn>
          </msub>
        </mtd>
      </mtr>
      <mtr>
        <mtd>
          <msub>
            <mi>h</mi>
            <mn>37</mn>
          </msub>
        </mtd>
        <mtd>
          <msub>
            <mi>h</mi>
            <mn>36</mn>
          </msub>
        </mtd>
        <mtd>
          <msub>
            <mi>h</mi>
            <mn>35</mn>
          </msub>
        </mtd>
        <mtd>
          <msub>
            <mi>h</mi>
            <mn>34</mn>
          </msub>
        </mtd>
        <mtd>
          <msub>
            <mi>h</mi>
            <mn>33</mn>
          </msub>
        </mtd>
        <mtd>
          <msub>
            <mi>h</mi>
            <mn>32</mn>
          </msub>
        </mtd>
        <mtd>
          <msub>
            <mi>h</mi>
            <mn>31</mn>
          </msub>
        </mtd>
      </mtr>
      <mtr>
        <mtd>
          <msub>
            <mi>h</mi>
            <mn>27</mn>
          </msub>
        </mtd>
        <mtd>
          <msub>
            <mi>h</mi>
            <mn>26</mn>
          </msub>
        </mtd>
        <mtd>
          <msub>
            <mi>h</mi>
            <mn>25</mn>
          </msub>
        </mtd>
        <mtd>
          <msub>
            <mi>h</mi>
            <mn>24</mn>
          </msub>
        </mtd>
        <mtd>
          <msub>
            <mi>h</mi>
            <mn>23</mn>
          </msub>
        </mtd>
        <mtd>
          <msub>
            <mi>h</mi>
            <mn>22</mn>
          </msub>
        </mtd>
        <mtd>
          <msub>
            <mi>h</mi>
            <mn>21</mn>
          </msub>
        </mtd>
      </mtr>
      <mtr>
        <mtd>
          <msub>
            <mi>h</mi>
            <mn>17</mn>
          </msub>
        </mtd>
        <mtd>
          <msub>
            <mi>h</mi>
            <mn>16</mn>
          </msub>
        </mtd>
        <mtd>
          <msub>
            <mi>h</mi>
            <mn>15</mn>
          </msub>
        </mtd>
        <mtd>
          <msub>
            <mi>h</mi>
            <mn>14</mn>
          </msub>
        </mtd>
        <mtd>
          <msub>
            <mi>h</mi>
            <mn>13</mn>
          </msub>
        </mtd>
        <mtd>
          <msub>
            <mi>h</mi>
            <mn>12</mn>
          </msub>
        </mtd>
        <mtd>
          <msub>
            <mi>h</mi>
            <mn>11</mn>
          </msub>
        </mtd>
      </mtr>
    </mtable>
    <annotation encoding="StarMath 5.0">matrix { 
h_{77} # h_{76} # h_{75} # h_{74} # h_{73} # h_{72} # h_{71} ## 
h_{67} # h_{66} # h_{65} # h_{64} # h_{63} # h_{62} # h_{61} ##  
h_{57} # h_{56} # h_{55} # h_{54} # h_{53} # h_{52} # h_{51} ##
h_{47} # h_{46} # h_{45} # h_{44} # h_{43} # h_{42} # h_{41} ##
h_{37} # h_{36} # h_{35} # h_{34} # h_{33} # h_{32} # h_{31} ##
h_{27} # h_{26} # h_{25} # h_{24} # h_{23} # h_{22} # h_{21} ##
h_{17} # h_{16} # h_{15} # h_{14} # h_{13} # h_{12} # h_{11} 
} </annotation>
  </semantics>
</math>
</file>

<file path=Object 53/content.xml><?xml version="1.0" encoding="utf-8"?>
<math xmlns="http://www.w3.org/1998/Math/MathML" display="block">
  <semantics>
    <mtable>
      <mtr>
        <mtd>
          <msub>
            <mi>h</mi>
            <mn>77</mn>
          </msub>
        </mtd>
        <mtd>
          <msub>
            <mi>h</mi>
            <mn>76</mn>
          </msub>
        </mtd>
        <mtd>
          <msub>
            <mi>h</mi>
            <mn>75</mn>
          </msub>
        </mtd>
        <mtd>
          <msub>
            <mi>h</mi>
            <mn>74</mn>
          </msub>
        </mtd>
        <mtd>
          <msub>
            <mi>h</mi>
            <mn>73</mn>
          </msub>
        </mtd>
        <mtd>
          <msub>
            <mi>h</mi>
            <mn>72</mn>
          </msub>
        </mtd>
        <mtd>
          <msub>
            <mi>h</mi>
            <mn>71</mn>
          </msub>
        </mtd>
      </mtr>
      <mtr>
        <mtd>
          <msub>
            <mi>h</mi>
            <mn>67</mn>
          </msub>
        </mtd>
        <mtd>
          <msub>
            <mi>h</mi>
            <mn>66</mn>
          </msub>
        </mtd>
        <mtd>
          <msub>
            <mi>h</mi>
            <mn>65</mn>
          </msub>
        </mtd>
        <mtd>
          <msub>
            <mi>h</mi>
            <mn>64</mn>
          </msub>
        </mtd>
        <mtd>
          <msub>
            <mi>h</mi>
            <mn>63</mn>
          </msub>
        </mtd>
        <mtd>
          <msub>
            <mi>h</mi>
            <mn>62</mn>
          </msub>
        </mtd>
        <mtd>
          <msub>
            <mi>h</mi>
            <mn>61</mn>
          </msub>
        </mtd>
      </mtr>
      <mtr>
        <mtd>
          <msub>
            <mi>h</mi>
            <mn>57</mn>
          </msub>
        </mtd>
        <mtd>
          <msub>
            <mi>h</mi>
            <mn>56</mn>
          </msub>
        </mtd>
        <mtd>
          <msub>
            <mi>h</mi>
            <mn>55</mn>
          </msub>
        </mtd>
        <mtd>
          <msub>
            <mi>h</mi>
            <mn>54</mn>
          </msub>
        </mtd>
        <mtd>
          <msub>
            <mi>h</mi>
            <mn>53</mn>
          </msub>
        </mtd>
        <mtd>
          <msub>
            <mi>h</mi>
            <mn>52</mn>
          </msub>
        </mtd>
        <mtd>
          <msub>
            <mi>h</mi>
            <mn>51</mn>
          </msub>
        </mtd>
      </mtr>
      <mtr>
        <mtd>
          <msub>
            <mi>h</mi>
            <mn>47</mn>
          </msub>
        </mtd>
        <mtd>
          <msub>
            <mi>h</mi>
            <mn>46</mn>
          </msub>
        </mtd>
        <mtd>
          <msub>
            <mi>h</mi>
            <mn>45</mn>
          </msub>
        </mtd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  <mtd>
          <msub>
            <mi>h</mi>
            <mn>41</mn>
          </msub>
        </mtd>
      </mtr>
      <mtr>
        <mtd>
          <msub>
            <mi>h</mi>
            <mn>37</mn>
          </msub>
        </mtd>
        <mtd>
          <msub>
            <mi>h</mi>
            <mn>36</mn>
          </msub>
        </mtd>
        <mtd>
          <msub>
            <mi>h</mi>
            <mn>35</mn>
          </msub>
        </mtd>
        <mtd>
          <msub>
            <mi>h</mi>
            <mn>34</mn>
          </msub>
        </mtd>
        <mtd>
          <msub>
            <mi>h</mi>
            <mn>33</mn>
          </msub>
        </mtd>
        <mtd>
          <msub>
            <mi>h</mi>
            <mn>32</mn>
          </msub>
        </mtd>
        <mtd>
          <msub>
            <mi>h</mi>
            <mn>31</mn>
          </msub>
        </mtd>
      </mtr>
      <mtr>
        <mtd>
          <msub>
            <mi>h</mi>
            <mn>27</mn>
          </msub>
        </mtd>
        <mtd>
          <msub>
            <mi>h</mi>
            <mn>26</mn>
          </msub>
        </mtd>
        <mtd>
          <msub>
            <mi>h</mi>
            <mn>25</mn>
          </msub>
        </mtd>
        <mtd>
          <msub>
            <mi>h</mi>
            <mn>24</mn>
          </msub>
        </mtd>
        <mtd>
          <msub>
            <mi>h</mi>
            <mn>23</mn>
          </msub>
        </mtd>
        <mtd>
          <msub>
            <mi>h</mi>
            <mn>22</mn>
          </msub>
        </mtd>
        <mtd>
          <msub>
            <mi>h</mi>
            <mn>21</mn>
          </msub>
        </mtd>
      </mtr>
      <mtr>
        <mtd>
          <msub>
            <mi>h</mi>
            <mn>17</mn>
          </msub>
        </mtd>
        <mtd>
          <msub>
            <mi>h</mi>
            <mn>16</mn>
          </msub>
        </mtd>
        <mtd>
          <msub>
            <mi>h</mi>
            <mn>15</mn>
          </msub>
        </mtd>
        <mtd>
          <msub>
            <mi>h</mi>
            <mn>14</mn>
          </msub>
        </mtd>
        <mtd>
          <msub>
            <mi>h</mi>
            <mn>13</mn>
          </msub>
        </mtd>
        <mtd>
          <msub>
            <mi>h</mi>
            <mn>12</mn>
          </msub>
        </mtd>
        <mtd>
          <msub>
            <mi>h</mi>
            <mn>11</mn>
          </msub>
        </mtd>
      </mtr>
    </mtable>
    <annotation encoding="StarMath 5.0">matrix { 
h_{77} # h_{76} # h_{75} # h_{74} # h_{73} # h_{72} # h_{71} ## 
h_{67} # h_{66} # h_{65} # h_{64} # h_{63} # h_{62} # h_{61} ##  
h_{57} # h_{56} # h_{55} # h_{54} # h_{53} # h_{52} # h_{51} ##
h_{47} # h_{46} # h_{45} # h_{44} # h_{43} # h_{42} # h_{41} ##
h_{37} # h_{36} # h_{35} # h_{34} # h_{33} # h_{32} # h_{31} ##
h_{27} # h_{26} # h_{25} # h_{24} # h_{23} # h_{22} # h_{21} ##
h_{17} # h_{16} # h_{15} # h_{14} # h_{13} # h_{12} # h_{11} 
} </annotation>
  </semantics>
</math>
</file>

<file path=Object 54/content.xml><?xml version="1.0" encoding="utf-8"?>
<math xmlns="http://www.w3.org/1998/Math/MathML" display="block">
  <semantics>
    <mtable>
      <mtr>
        <mtd>
          <msub>
            <mi>h</mi>
            <mn>77</mn>
          </msub>
        </mtd>
        <mtd>
          <msub>
            <mi>h</mi>
            <mn>76</mn>
          </msub>
        </mtd>
        <mtd>
          <msub>
            <mi>h</mi>
            <mn>75</mn>
          </msub>
        </mtd>
        <mtd>
          <msub>
            <mi>h</mi>
            <mn>74</mn>
          </msub>
        </mtd>
        <mtd>
          <msub>
            <mi>h</mi>
            <mn>73</mn>
          </msub>
        </mtd>
        <mtd>
          <msub>
            <mi>h</mi>
            <mn>72</mn>
          </msub>
        </mtd>
        <mtd>
          <msub>
            <mi>h</mi>
            <mn>71</mn>
          </msub>
        </mtd>
      </mtr>
      <mtr>
        <mtd>
          <msub>
            <mi>h</mi>
            <mn>67</mn>
          </msub>
        </mtd>
        <mtd>
          <msub>
            <mi>h</mi>
            <mn>66</mn>
          </msub>
        </mtd>
        <mtd>
          <msub>
            <mi>h</mi>
            <mn>65</mn>
          </msub>
        </mtd>
        <mtd>
          <msub>
            <mi>h</mi>
            <mn>64</mn>
          </msub>
        </mtd>
        <mtd>
          <msub>
            <mi>h</mi>
            <mn>63</mn>
          </msub>
        </mtd>
        <mtd>
          <msub>
            <mi>h</mi>
            <mn>62</mn>
          </msub>
        </mtd>
        <mtd>
          <msub>
            <mi>h</mi>
            <mn>61</mn>
          </msub>
        </mtd>
      </mtr>
      <mtr>
        <mtd>
          <msub>
            <mi>h</mi>
            <mn>57</mn>
          </msub>
        </mtd>
        <mtd>
          <msub>
            <mi>h</mi>
            <mn>56</mn>
          </msub>
        </mtd>
        <mtd>
          <msub>
            <mi>h</mi>
            <mn>55</mn>
          </msub>
        </mtd>
        <mtd>
          <msub>
            <mi>h</mi>
            <mn>54</mn>
          </msub>
        </mtd>
        <mtd>
          <msub>
            <mi>h</mi>
            <mn>53</mn>
          </msub>
        </mtd>
        <mtd>
          <msub>
            <mi>h</mi>
            <mn>52</mn>
          </msub>
        </mtd>
        <mtd>
          <msub>
            <mi>h</mi>
            <mn>51</mn>
          </msub>
        </mtd>
      </mtr>
      <mtr>
        <mtd>
          <msub>
            <mi>h</mi>
            <mn>47</mn>
          </msub>
        </mtd>
        <mtd>
          <msub>
            <mi>h</mi>
            <mn>46</mn>
          </msub>
        </mtd>
        <mtd>
          <msub>
            <mi>h</mi>
            <mn>45</mn>
          </msub>
        </mtd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  <mtd>
          <msub>
            <mi>h</mi>
            <mn>41</mn>
          </msub>
        </mtd>
      </mtr>
      <mtr>
        <mtd>
          <msub>
            <mi>h</mi>
            <mn>37</mn>
          </msub>
        </mtd>
        <mtd>
          <msub>
            <mi>h</mi>
            <mn>36</mn>
          </msub>
        </mtd>
        <mtd>
          <msub>
            <mi>h</mi>
            <mn>35</mn>
          </msub>
        </mtd>
        <mtd>
          <msub>
            <mi>h</mi>
            <mn>34</mn>
          </msub>
        </mtd>
        <mtd>
          <msub>
            <mi>h</mi>
            <mn>33</mn>
          </msub>
        </mtd>
        <mtd>
          <msub>
            <mi>h</mi>
            <mn>32</mn>
          </msub>
        </mtd>
        <mtd>
          <msub>
            <mi>h</mi>
            <mn>31</mn>
          </msub>
        </mtd>
      </mtr>
      <mtr>
        <mtd>
          <msub>
            <mi>h</mi>
            <mn>27</mn>
          </msub>
        </mtd>
        <mtd>
          <msub>
            <mi>h</mi>
            <mn>26</mn>
          </msub>
        </mtd>
        <mtd>
          <msub>
            <mi>h</mi>
            <mn>25</mn>
          </msub>
        </mtd>
        <mtd>
          <msub>
            <mi>h</mi>
            <mn>24</mn>
          </msub>
        </mtd>
        <mtd>
          <msub>
            <mi>h</mi>
            <mn>23</mn>
          </msub>
        </mtd>
        <mtd>
          <msub>
            <mi>h</mi>
            <mn>22</mn>
          </msub>
        </mtd>
        <mtd>
          <msub>
            <mi>h</mi>
            <mn>21</mn>
          </msub>
        </mtd>
      </mtr>
      <mtr>
        <mtd>
          <msub>
            <mi>h</mi>
            <mn>17</mn>
          </msub>
        </mtd>
        <mtd>
          <msub>
            <mi>h</mi>
            <mn>16</mn>
          </msub>
        </mtd>
        <mtd>
          <msub>
            <mi>h</mi>
            <mn>15</mn>
          </msub>
        </mtd>
        <mtd>
          <msub>
            <mi>h</mi>
            <mn>14</mn>
          </msub>
        </mtd>
        <mtd>
          <msub>
            <mi>h</mi>
            <mn>13</mn>
          </msub>
        </mtd>
        <mtd>
          <msub>
            <mi>h</mi>
            <mn>12</mn>
          </msub>
        </mtd>
        <mtd>
          <msub>
            <mi>h</mi>
            <mn>11</mn>
          </msub>
        </mtd>
      </mtr>
    </mtable>
    <annotation encoding="StarMath 5.0">matrix { 
h_{77} # h_{76} # h_{75} # h_{74} # h_{73} # h_{72} # h_{71} ## 
h_{67} # h_{66} # h_{65} # h_{64} # h_{63} # h_{62} # h_{61} ##  
h_{57} # h_{56} # h_{55} # h_{54} # h_{53} # h_{52} # h_{51} ##
h_{47} # h_{46} # h_{45} # h_{44} # h_{43} # h_{42} # h_{41} ##
h_{37} # h_{36} # h_{35} # h_{34} # h_{33} # h_{32} # h_{31} ##
h_{27} # h_{26} # h_{25} # h_{24} # h_{23} # h_{22} # h_{21} ##
h_{17} # h_{16} # h_{15} # h_{14} # h_{13} # h_{12} # h_{11} 
} </annotation>
  </semantics>
</math>
</file>

<file path=Object 55/content.xml><?xml version="1.0" encoding="utf-8"?>
<math xmlns="http://www.w3.org/1998/Math/MathML" display="block">
  <semantics>
    <mtable>
      <mtr>
        <mtd>
          <msub>
            <mi>h</mi>
            <mn>77</mn>
          </msub>
        </mtd>
        <mtd>
          <msub>
            <mi>h</mi>
            <mn>76</mn>
          </msub>
        </mtd>
        <mtd>
          <msub>
            <mi>h</mi>
            <mn>75</mn>
          </msub>
        </mtd>
        <mtd>
          <msub>
            <mi>h</mi>
            <mn>74</mn>
          </msub>
        </mtd>
        <mtd>
          <msub>
            <mi>h</mi>
            <mn>73</mn>
          </msub>
        </mtd>
        <mtd>
          <msub>
            <mi>h</mi>
            <mn>72</mn>
          </msub>
        </mtd>
        <mtd>
          <msub>
            <mi>h</mi>
            <mn>71</mn>
          </msub>
        </mtd>
      </mtr>
      <mtr>
        <mtd>
          <msub>
            <mi>h</mi>
            <mn>67</mn>
          </msub>
        </mtd>
        <mtd>
          <msub>
            <mi>h</mi>
            <mn>66</mn>
          </msub>
        </mtd>
        <mtd>
          <msub>
            <mi>h</mi>
            <mn>65</mn>
          </msub>
        </mtd>
        <mtd>
          <msub>
            <mi>h</mi>
            <mn>64</mn>
          </msub>
        </mtd>
        <mtd>
          <msub>
            <mi>h</mi>
            <mn>63</mn>
          </msub>
        </mtd>
        <mtd>
          <msub>
            <mi>h</mi>
            <mn>62</mn>
          </msub>
        </mtd>
        <mtd>
          <msub>
            <mi>h</mi>
            <mn>61</mn>
          </msub>
        </mtd>
      </mtr>
      <mtr>
        <mtd>
          <msub>
            <mi>h</mi>
            <mn>57</mn>
          </msub>
        </mtd>
        <mtd>
          <msub>
            <mi>h</mi>
            <mn>56</mn>
          </msub>
        </mtd>
        <mtd>
          <msub>
            <mi>h</mi>
            <mn>55</mn>
          </msub>
        </mtd>
        <mtd>
          <msub>
            <mi>h</mi>
            <mn>54</mn>
          </msub>
        </mtd>
        <mtd>
          <msub>
            <mi>h</mi>
            <mn>53</mn>
          </msub>
        </mtd>
        <mtd>
          <msub>
            <mi>h</mi>
            <mn>52</mn>
          </msub>
        </mtd>
        <mtd>
          <msub>
            <mi>h</mi>
            <mn>51</mn>
          </msub>
        </mtd>
      </mtr>
      <mtr>
        <mtd>
          <msub>
            <mi>h</mi>
            <mn>47</mn>
          </msub>
        </mtd>
        <mtd>
          <msub>
            <mi>h</mi>
            <mn>46</mn>
          </msub>
        </mtd>
        <mtd>
          <msub>
            <mi>h</mi>
            <mn>45</mn>
          </msub>
        </mtd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  <mtd>
          <msub>
            <mi>h</mi>
            <mn>41</mn>
          </msub>
        </mtd>
      </mtr>
      <mtr>
        <mtd>
          <msub>
            <mi>h</mi>
            <mn>37</mn>
          </msub>
        </mtd>
        <mtd>
          <msub>
            <mi>h</mi>
            <mn>36</mn>
          </msub>
        </mtd>
        <mtd>
          <msub>
            <mi>h</mi>
            <mn>35</mn>
          </msub>
        </mtd>
        <mtd>
          <msub>
            <mi>h</mi>
            <mn>34</mn>
          </msub>
        </mtd>
        <mtd>
          <msub>
            <mi>h</mi>
            <mn>33</mn>
          </msub>
        </mtd>
        <mtd>
          <msub>
            <mi>h</mi>
            <mn>32</mn>
          </msub>
        </mtd>
        <mtd>
          <msub>
            <mi>h</mi>
            <mn>31</mn>
          </msub>
        </mtd>
      </mtr>
      <mtr>
        <mtd>
          <msub>
            <mi>h</mi>
            <mn>27</mn>
          </msub>
        </mtd>
        <mtd>
          <msub>
            <mi>h</mi>
            <mn>26</mn>
          </msub>
        </mtd>
        <mtd>
          <msub>
            <mi>h</mi>
            <mn>25</mn>
          </msub>
        </mtd>
        <mtd>
          <msub>
            <mi>h</mi>
            <mn>24</mn>
          </msub>
        </mtd>
        <mtd>
          <msub>
            <mi>h</mi>
            <mn>23</mn>
          </msub>
        </mtd>
        <mtd>
          <msub>
            <mi>h</mi>
            <mn>22</mn>
          </msub>
        </mtd>
        <mtd>
          <msub>
            <mi>h</mi>
            <mn>21</mn>
          </msub>
        </mtd>
      </mtr>
      <mtr>
        <mtd>
          <msub>
            <mi>h</mi>
            <mn>17</mn>
          </msub>
        </mtd>
        <mtd>
          <msub>
            <mi>h</mi>
            <mn>16</mn>
          </msub>
        </mtd>
        <mtd>
          <msub>
            <mi>h</mi>
            <mn>15</mn>
          </msub>
        </mtd>
        <mtd>
          <msub>
            <mi>h</mi>
            <mn>14</mn>
          </msub>
        </mtd>
        <mtd>
          <msub>
            <mi>h</mi>
            <mn>13</mn>
          </msub>
        </mtd>
        <mtd>
          <msub>
            <mi>h</mi>
            <mn>12</mn>
          </msub>
        </mtd>
        <mtd>
          <msub>
            <mi>h</mi>
            <mn>11</mn>
          </msub>
        </mtd>
      </mtr>
    </mtable>
    <annotation encoding="StarMath 5.0">matrix { 
h_{77} # h_{76} # h_{75} # h_{74} # h_{73} # h_{72} # h_{71} ## 
h_{67} # h_{66} # h_{65} # h_{64} # h_{63} # h_{62} # h_{61} ##  
h_{57} # h_{56} # h_{55} # h_{54} # h_{53} # h_{52} # h_{51} ##
h_{47} # h_{46} # h_{45} # h_{44} # h_{43} # h_{42} # h_{41} ##
h_{37} # h_{36} # h_{35} # h_{34} # h_{33} # h_{32} # h_{31} ##
h_{27} # h_{26} # h_{25} # h_{24} # h_{23} # h_{22} # h_{21} ##
h_{17} # h_{16} # h_{15} # h_{14} # h_{13} # h_{12} # h_{11} 
} </annotation>
  </semantics>
</math>
</file>

<file path=Object 6/content.xml><?xml version="1.0" encoding="utf-8"?>
<math xmlns="http://www.w3.org/1998/Math/MathML" display="block">
  <semantics>
    <mtable>
      <mtr>
        <mtd>
          <msub>
            <mi>h</mi>
            <mn>34</mn>
          </msub>
        </mtd>
        <mtd>
          <msub>
            <mi>h</mi>
            <mn>33</mn>
          </msub>
        </mtd>
        <mtd>
          <msub>
            <mi>h</mi>
            <mn>32</mn>
          </msub>
        </mtd>
        <mtd>
          <msub>
            <mi>h</mi>
            <mn>31</mn>
          </msub>
        </mtd>
      </mtr>
    </mtable>
    <annotation encoding="StarMath 5.0">matrix { 
 h_{34} # h_{33} # h_{32} # h_{31} 
} </annotation>
  </semantics>
</math>
</file>

<file path=Object 7/content.xml><?xml version="1.0" encoding="utf-8"?>
<math xmlns="http://www.w3.org/1998/Math/MathML" display="block">
  <semantics>
    <mtable>
      <mtr>
        <mtd>
          <msub>
            <mi>h</mi>
            <mn>24</mn>
          </msub>
        </mtd>
        <mtd>
          <msub>
            <mi>h</mi>
            <mn>23</mn>
          </msub>
        </mtd>
        <mtd>
          <msub>
            <mi>h</mi>
            <mn>22</mn>
          </msub>
        </mtd>
        <mtd>
          <msub>
            <mi>h</mi>
            <mn>21</mn>
          </msub>
        </mtd>
      </mtr>
    </mtable>
    <annotation encoding="StarMath 5.0">matrix { 
 h_{24} # h_{23} # h_{22} # h_{21} 
} </annotation>
  </semantics>
</math>
</file>

<file path=Object 9/content.xml><?xml version="1.0" encoding="utf-8"?>
<math xmlns="http://www.w3.org/1998/Math/MathML" display="block">
  <semantics>
    <mtable>
      <mtr>
        <mtd>
          <msub>
            <mi>x</mi>
            <mn>11</mn>
          </msub>
        </mtd>
        <mtd>
          <msub>
            <mi>x</mi>
            <mn>12</mn>
          </msub>
        </mtd>
        <mtd>
          <msub>
            <mi>x</mi>
            <mn>13</mn>
          </msub>
        </mtd>
        <mtd>
          <msub>
            <mi>x</mi>
            <mn>14</mn>
          </msub>
        </mtd>
      </mtr>
      <mtr>
        <mtd>
          <msub>
            <mi>x</mi>
            <mn>21</mn>
          </msub>
        </mtd>
        <mtd>
          <msub>
            <mi>x</mi>
            <mn>22</mn>
          </msub>
        </mtd>
        <mtd>
          <msub>
            <mi>x</mi>
            <mn>23</mn>
          </msub>
        </mtd>
        <mtd>
          <msub>
            <mi>x</mi>
            <mn>24</mn>
          </msub>
        </mtd>
      </mtr>
      <mtr>
        <mtd>
          <msub>
            <mi>x</mi>
            <mn>31</mn>
          </msub>
        </mtd>
        <mtd>
          <msub>
            <mi>x</mi>
            <mn>32</mn>
          </msub>
        </mtd>
        <mtd>
          <msub>
            <mi>x</mi>
            <mn>33</mn>
          </msub>
        </mtd>
        <mtd>
          <msub>
            <mi>x</mi>
            <mn>34</mn>
          </msub>
        </mtd>
      </mtr>
      <mtr>
        <mtd>
          <msub>
            <mi>x</mi>
            <mn>41</mn>
          </msub>
        </mtd>
        <mtd>
          <msub>
            <mi>x</mi>
            <mn>42</mn>
          </msub>
        </mtd>
        <mtd>
          <msub>
            <mi>x</mi>
            <mn>43</mn>
          </msub>
        </mtd>
        <mtd>
          <msub>
            <mi>x</mi>
            <mn>44</mn>
          </msub>
        </mtd>
      </mtr>
    </mtable>
    <annotation encoding="StarMath 5.0"> matrix { 

x_{11} # x_{12} # x_{13} # x_{14} ## 
x_{21} # x_{22} # x_{23} # x_{24} ##  
x_{31} # x_{32} # x_{33} # x_{34} ##
x_{41} # x_{42} # x_{43}  #x_{ 44 } 
} </annotation>
  </semantics>
</math>
</file>